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9.37mm"/>
    </style:style>
    <style:style style:name="co7" style:family="table-column">
      <style:table-column-properties fo:break-before="auto" style:column-width="7.73mm"/>
    </style:style>
    <style:style style:name="co8" style:family="table-column">
      <style:table-column-properties fo:break-before="auto" style:column-width="9.74mm"/>
    </style:style>
    <style:style style:name="co9" style:family="table-column">
      <style:table-column-properties fo:break-before="auto" style:column-width="9.82mm"/>
    </style:style>
    <style:style style:name="co10" style:family="table-column">
      <style:table-column-properties fo:break-before="auto" style:column-width="12.54mm"/>
    </style:style>
    <style:style style:name="co11" style:family="table-column">
      <style:table-column-properties fo:break-before="auto" style:column-width="7.88mm"/>
    </style:style>
    <style:style style:name="co12" style:family="table-column">
      <style:table-column-properties fo:break-before="auto" style:column-width="21.73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7.97mm"/>
    </style:style>
    <style:style style:name="co15" style:family="table-column">
      <style:table-column-properties fo:break-before="auto" style:column-width="21.59mm"/>
    </style:style>
    <style:style style:name="co16" style:family="table-column">
      <style:table-column-properties fo:break-before="auto" style:column-width="8.43mm"/>
    </style:style>
    <style:style style:name="co17" style:family="table-column">
      <style:table-column-properties fo:break-before="auto" style:column-width="6.86mm"/>
    </style:style>
    <style:style style:name="co18" style:family="table-column">
      <style:table-column-properties fo:break-before="auto" style:column-width="24.62mm"/>
    </style:style>
    <style:style style:name="co19" style:family="table-column">
      <style:table-column-properties fo:break-before="auto" style:column-width="8.59mm"/>
    </style:style>
    <style:style style:name="co20" style:family="table-column">
      <style:table-column-properties fo:break-before="auto" style:column-width="32.65mm"/>
    </style:style>
    <style:style style:name="co21" style:family="table-column">
      <style:table-column-properties fo:break-before="auto" style:column-width="22.05mm"/>
    </style:style>
    <style:style style:name="co22" style:family="table-column">
      <style:table-column-properties fo:break-before="auto" style:column-width="8.87mm"/>
    </style:style>
    <style:style style:name="co23" style:family="table-column">
      <style:table-column-properties fo:break-before="auto" style:column-width="14.89mm"/>
    </style:style>
    <style:style style:name="co24" style:family="table-column">
      <style:table-column-properties fo:break-before="auto" style:column-width="23.48mm"/>
    </style:style>
    <style:style style:name="co25" style:family="table-column">
      <style:table-column-properties fo:break-before="auto" style:column-width="24.92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6.28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0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6"/>
      <style:map style:condition="cell-content()=1" style:apply-style-name="Good" style:base-cell-address="'2nd degré niveau 1'.O6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8"/>
      <style:map style:condition="cell-content()=1" style:apply-style-name="Good" style:base-cell-address="'2nd degré niveau 1'.O8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0"/>
      <style:map style:condition="cell-content()=1" style:apply-style-name="Good" style:base-cell-address="'2nd degré niveau 1'.O10"/>
    </style:style>
    <style:style style:name="ce7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2"/>
      <style:map style:condition="cell-content()=1" style:apply-style-name="Good" style:base-cell-address="'2nd degré niveau 1'.O12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4"/>
      <style:map style:condition="cell-content()=1" style:apply-style-name="Good" style:base-cell-address="'2nd degré niveau 1'.O14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0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9" style:family="table-cell" style:parent-style-name="Default">
      <style:table-cell-properties style:cell-protect="protected" style:print-content="true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O6"/>
      <style:map style:condition="cell-content()=0" style:apply-style-name="Bad" style:base-cell-address="'2nd degré niveau 2'.O6"/>
    </style:style>
    <style:style style:name="ce154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O10"/>
      <style:map style:condition="cell-content()=0" style:apply-style-name="Bad" style:base-cell-address="'2nd degré niveau 2'.O10"/>
    </style:style>
    <style:style style:name="ce156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O14"/>
      <style:map style:condition="cell-content()=0" style:apply-style-name="Bad" style:base-cell-address="'2nd degré niveau 2'.O14"/>
    </style:style>
    <style:style style:name="ce158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O18"/>
      <style:map style:condition="cell-content()=0" style:apply-style-name="Bad" style:base-cell-address="'2nd degré niveau 2'.O18"/>
    </style:style>
    <style:style style:name="ce160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O22"/>
      <style:map style:condition="cell-content()=0" style:apply-style-name="Bad" style:base-cell-address="'2nd degré niveau 2'.O22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9"/>
      <style:map style:condition="cell-content()=1" style:apply-style-name="Good" style:base-cell-address="'Fonction homographique niveau 1'.O9"/>
    </style:style>
    <style:style style:name="ce18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13"/>
      <style:map style:condition="cell-content()=1" style:apply-style-name="Good" style:base-cell-address="'Fonction homographique niveau 1'.O13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17"/>
      <style:map style:condition="cell-content()=1" style:apply-style-name="Good" style:base-cell-address="'Fonction homographique niveau 1'.O17"/>
    </style:style>
    <style:style style:name="ce19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21"/>
      <style:map style:condition="cell-content()=1" style:apply-style-name="Good" style:base-cell-address="'Fonction homographique niveau 1'.O21"/>
    </style:style>
    <style:style style:name="ce19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24"/>
      <style:map style:condition="cell-content()=1" style:apply-style-name="Good" style:base-cell-address="'Fonction homographique niveau 1'.O24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2'.O10"/>
      <style:map style:condition="cell-content()=1" style:apply-style-name="Good" style:base-cell-address="'Fonction homographique niveau 2'.O10"/>
    </style:style>
    <style:style style:name="ce21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2'.O16"/>
      <style:map style:condition="cell-content()=1" style:apply-style-name="Good" style:base-cell-address="'Fonction homographique niveau 2'.O16"/>
    </style:style>
    <style:style style:name="ce21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2'.O20"/>
      <style:map style:condition="cell-content()=1" style:apply-style-name="Good" style:base-cell-address="'Fonction homographique niveau 2'.O20"/>
    </style:style>
    <style:style style:name="ce21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2'.O24"/>
      <style:map style:condition="cell-content()=1" style:apply-style-name="Good" style:base-cell-address="'Fonction homographique niveau 2'.O24"/>
    </style:style>
    <style:style style:name="ce231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234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8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24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261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262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26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30" style:family="table-cell" style:parent-style-name="Default">
      <style:table-cell-properties style:cell-protect="hidden-and-protected" style:print-content="true"/>
    </style:style>
    <style:style style:name="ce29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29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9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294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296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97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298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9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0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01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5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30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30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308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310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2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1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31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6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7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5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326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3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3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5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6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7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5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text-position="33%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3I2+vjO8FraiuSe7v1n6Q1X5+k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32mm" svg:height="7.72mm" svg:x="11.13mm" svg:y="4.05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8.9mm" svg:x="2.69mm" svg:y="4.0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1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nd degré niveau 1" table:style-name="ta1" table:protected="true" table:protection-key="3I2+vjO8FraiuSe7v1n6Q1X5+k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linked-cell="'2nd degré 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2nd degré 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3"/>
          <draw:control draw:z-index="3" draw:style-name="gr3" draw:text-style-name="P4" svg:width="53.84mm" svg:height="16.8mm" svg:x="262.65mm" svg:y="6.17mm" draw:control="control4"/>
        </table:shapes>
        <table:table-column table:style-name="co2" table:number-columns-repeated="14" table:default-cell-style-name="ce41"/>
        <table:table-column table:style-name="co3" table:number-columns-repeated="2" table:default-cell-style-name="ce41"/>
        <table:table-column table:style-name="co4" table:default-cell-style-name="ce41"/>
        <table:table-column table:style-name="co1" table:number-columns-repeated="5" table:default-cell-style-name="ce41"/>
        <table:table-column table:style-name="co5" table:default-cell-style-name="ce41"/>
        <table:table-column table:style-name="co1" table:number-columns-repeated="1000" table:default-cell-style-name="ce41"/>
        <table:table-row table:style-name="ro6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49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49"/>
          <table:table-cell table:style-name="ce49" table:number-columns-repeated="4"/>
          <table:table-cell table:style-name="ce45" table:number-columns-repeated="3"/>
          <table:table-cell table:style-name="ce111" table:formula="of:=IF(OR([.$X$1];[.$X$2]);[$Données.AE13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6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37"/>
          <table:covered-table-cell table:number-columns-repeated="3" table:style-name="ce39"/>
          <table:covered-table-cell table:number-columns-repeated="2" table:style-name="ce49"/>
          <table:covered-table-cell table:style-name="ce44"/>
          <table:table-cell table:style-name="ce49" table:number-columns-repeated="5"/>
          <table:table-cell table:style-name="ce45" table:number-columns-repeated="3"/>
          <table:covered-table-cell table:style-name="ce49"/>
          <table:covered-table-cell/>
          <table:covered-table-cell table:style-name="ce49"/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6">
          <table:table-cell table:number-columns-repeated="13"/>
          <table:table-cell table:style-name="ce73" table:number-columns-repeated="20"/>
          <table:table-cell table:number-columns-repeated="990"/>
        </table:table-row>
        <table:table-row table:style-name="ro6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Default"/>
          <table:covered-table-cell table:number-columns-repeated="4" table:style-name="ce73"/>
          <table:table-cell table:style-name="ce108" table:formula="of:=[$Données.W5]" office:value-type="string" office:string-value="4 x² - 16 x + 7 = 0" calcext:value-type="string">
            <text:p>4 x² - 16 x + 7 = 0</text:p>
          </table:table-cell>
          <table:table-cell table:style-name="ce73" table:number-columns-repeated="4"/>
          <table:table-cell table:style-name="ce122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3"/>
          <table:table-cell table:style-name="ce73" table:number-columns-repeated="3"/>
          <table:table-cell table:number-columns-repeated="990"/>
        </table:table-row>
        <table:table-row table:style-name="ro6">
          <table:table-cell table:style-name="ce131"/>
          <table:table-cell table:style-name="ce56" table:number-columns-repeated="12"/>
          <table:table-cell table:style-name="ce72"/>
          <table:table-cell table:style-name="ce73"/>
          <table:table-cell table:style-name="ce72"/>
          <table:table-cell table:style-name="ce116"/>
          <table:table-cell table:style-name="ce72" table:number-columns-repeated="13"/>
          <table:table-cell table:style-name="ce73" table:number-columns-repeated="3"/>
          <table:table-cell table:number-columns-repeated="990"/>
        </table:table-row>
        <table:table-row table:style-name="ro6">
          <table:table-cell table:style-name="ce52"/>
          <table:table-cell table:style-name="ce56" office:value-type="string" calcext:value-type="string">
            <text:p>(</text:p>
          </table:table-cell>
          <table:table-cell table:style-name="ce56" table:formula="of:=&quot;x²&quot;" office:value-type="string" office:string-value="x²" calcext:value-type="string">
            <text:p>x²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72"/>
          <table:table-cell table:style-name="ce74" table:formula="of:=IF(OR([.$X$1];[.$X$2]);IF([$Données.AD7]=[$Données.AE7];1;0);&quot;&quot;)">
            <text:p/>
          </table:table-cell>
          <table:table-cell table:style-name="ce72"/>
          <table:table-cell table:style-name="ce115" table:formula="of:=IF(AND([.$X$1];[.$X$2]);[$Données.A7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72" table:formula="of:=&quot;x²&quot;" office:value-type="string" office:string-value="x²" calcext:value-type="string">
            <text:p>x²</text:p>
          </table:table-cell>
          <table:table-cell table:style-name="ce115" table:formula="of:=IF(AND([.$X$1];[.$X$2]);[$Données.D7];&quot;&quot;)">
            <text:p/>
          </table:table-cell>
          <table:table-cell table:style-name="ce115" table:formula="of:=IF(AND([.$X$1];[.$X$2]);[$Données.E7];&quot;&quot;)">
            <text:p/>
          </table:table-cell>
          <table:table-cell table:style-name="ce87" table:formula="of:=IF(AND([.$X$1];[.$X$2]);[$Données.F7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5" table:formula="of:=IF(AND([.$X$1];[.$X$2]);[$Données.H7];&quot;&quot;)">
            <text:p/>
          </table:table-cell>
          <table:table-cell table:style-name="ce115" table:formula="of:=IF(AND([.$X$1];[.$X$2]);[$Données.I7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3"/>
          <table:table-cell table:style-name="ce73" table:number-columns-repeated="4"/>
          <table:table-cell table:number-columns-repeated="989"/>
        </table:table-row>
        <table:table-row table:style-name="ro6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73" table:number-columns-repeated="3"/>
          <table:table-cell table:number-columns-repeated="990"/>
        </table:table-row>
        <table:table-row table:style-name="ro6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6" table:formula="of:=IF(OR([.$X$1];[.$X$2]);IF([$Données.AD8]=[$Données.AE8];1;0);&quot;&quot;)">
            <text:p/>
          </table:table-cell>
          <table:table-cell table:style-name="ce72"/>
          <table:table-cell table:style-name="ce115" table:formula="of:=IF(AND([.$X$1];[.$X$2]);[$Données.A8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72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E8];&quot;&quot;)">
            <text:p/>
          </table:table-cell>
          <table:table-cell table:style-name="ce115" table:formula="of:=IF(AND([.$X$1];[.$X$2]);[$Données.F8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H8];&quot;&quot;)">
            <text:p/>
          </table:table-cell>
          <table:table-cell table:style-name="ce115" table:formula="of:=IF(AND([.$X$1];[.$X$2]);[$Données.I8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115" table:formula="of:=IF(AND([.$X$1];[.$X$2]);[$Données.K8];&quot;&quot;)">
            <text:p/>
          </table:table-cell>
          <table:table-cell table:style-name="ce115" table:formula="of:=IF(AND([.$X$1];[.$X$2]);[$Données.L8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3" table:number-columns-repeated="3"/>
          <table:table-cell table:number-columns-repeated="990"/>
        </table:table-row>
        <table:table-row table:style-name="ro6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73" table:number-columns-repeated="3"/>
          <table:table-cell table:number-columns-repeated="990"/>
        </table:table-row>
        <table:table-row table:style-name="ro6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72"/>
          <table:table-cell table:style-name="ce77" table:formula="of:=IF(OR([.$X$1];[.$X$2]);IF([$Données.AD9]=[$Données.AE9];1;0);&quot;&quot;)">
            <text:p/>
          </table:table-cell>
          <table:table-cell table:style-name="ce72"/>
          <table:table-cell table:style-name="ce115" table:formula="of:=IF(AND([.$X$1];[.$X$2]);[$Données.A9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72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9];&quot;&quot;)">
            <text:p/>
          </table:table-cell>
          <table:table-cell table:style-name="ce115" table:formula="of:=IF(AND([.$X$1];[.$X$2]);[$Données.E9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9];&quot;&quot;)">
            <text:p/>
          </table:table-cell>
          <table:table-cell table:style-name="ce115" table:formula="of:=IF(AND([.$X$1];[.$X$2]);[$Données.H9];&quot;&quot;)">
            <text:p/>
          </table:table-cell>
          <table:table-cell table:style-name="ce115" table:formula="of:=IF(AND([.$X$1];[.$X$2]);[$Données.I9];&quot;&quot;)">
            <text:p/>
          </table:table-cell>
          <table:table-cell table:style-name="ce115" table:formula="of:=IF(AND([.$X$1];[.$X$2]);[$Données.J9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2"/>
          <table:table-cell table:style-name="ce73" table:number-columns-repeated="3"/>
          <table:table-cell table:number-columns-repeated="990"/>
        </table:table-row>
        <table:table-row table:style-name="ro6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73" table:number-columns-repeated="3"/>
          <table:table-cell table:number-columns-repeated="990"/>
        </table:table-row>
        <table:table-row table:style-name="ro6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70" table:number-columns-repeated="2"/>
          <table:table-cell table:style-name="ce56"/>
          <table:table-cell table:style-name="ce72"/>
          <table:table-cell table:style-name="ce78" table:formula="of:=IF(OR([.$X$1];[.$X$2]);IF([$Données.AD10]=[$Données.AE10];1;0);&quot;&quot;)">
            <text:p/>
          </table:table-cell>
          <table:table-cell table:style-name="ce72"/>
          <table:table-cell table:style-name="ce115" table:formula="of:=IF(AND([.$X$1];[.$X$2]);[$Données.A10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72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10];&quot;&quot;)">
            <text:p/>
          </table:table-cell>
          <table:table-cell table:style-name="ce115" table:formula="of:=IF(AND([.$X$1];[.$X$2]);[$Données.E10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10];&quot;&quot;)">
            <text:p/>
          </table:table-cell>
          <table:table-cell table:style-name="ce115" table:formula="of:=IF(AND([.$X$1];[.$X$2]);[$Données.H10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123" table:number-columns-repeated="2"/>
          <table:table-cell table:style-name="ce72" table:number-columns-repeated="2"/>
          <table:table-cell table:style-name="ce73" table:number-columns-repeated="3"/>
          <table:table-cell table:number-columns-repeated="990"/>
        </table:table-row>
        <table:table-row table:style-name="ro6">
          <table:table-cell table:style-name="ce56" table:number-columns-repeated="13"/>
          <table:table-cell table:style-name="ce72"/>
          <table:table-cell table:style-name="ce106"/>
          <table:table-cell table:style-name="ce72" table:number-columns-repeated="15"/>
          <table:table-cell table:style-name="ce73" table:number-columns-repeated="3"/>
          <table:table-cell table:number-columns-repeated="990"/>
        </table:table-row>
        <table:table-row table:style-name="ro6">
          <table:table-cell table:style-name="ce56"/>
          <table:table-cell table:style-name="ce60" office:value-type="string" calcext:value-type="string">
            <text:p><text:span text:style-name="T6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6"></text:span> =</text:p>
          </table:table-cell>
          <table:table-cell table:style-name="ce52"/>
          <table:table-cell table:style-name="ce56" table:number-columns-repeated="7"/>
          <table:table-cell table:style-name="ce72"/>
          <table:table-cell table:style-name="ce80" table:formula="of:=IF(OR([.$X$1];[.$X$2]);IF([$Données.AD12]=[$Données.AE12];1;0);&quot;&quot;)">
            <text:p/>
          </table:table-cell>
          <table:table-cell table:style-name="ce72" table:number-columns-repeated="2"/>
          <table:table-cell table:style-name="ce99" office:value-type="string" calcext:value-type="string">
            <text:p><text:span text:style-name="T6"></text:span> =</text:p>
          </table:table-cell>
          <table:table-cell table:style-name="ce115" table:formula="of:=IF(AND([.$X$1];[.$X$2]);[$Données.T6];&quot;&quot;)">
            <text:p/>
          </table:table-cell>
          <table:table-cell table:style-name="ce72"/>
          <table:table-cell table:style-name="ce99" office:value-type="string" calcext:value-type="string">
            <text:p><text:span text:style-name="T6"></text:span> =</text:p>
          </table:table-cell>
          <table:table-cell table:style-name="ce115" table:formula="of:=IF(AND([.$X$1];[.$X$2]);[$Données.U6];&quot;&quot;)">
            <text:p/>
          </table:table-cell>
          <table:table-cell table:style-name="ce72" table:number-columns-repeated="8"/>
          <table:table-cell table:style-name="ce73" table:number-columns-repeated="3"/>
          <table:table-cell table:number-columns-repeated="990"/>
        </table:table-row>
        <table:table-row table:style-name="ro6">
          <table:table-cell table:style-name="ce56" table:number-columns-repeated="13"/>
          <table:table-cell table:style-name="ce72"/>
          <table:table-cell table:style-name="ce73"/>
          <table:table-cell table:style-name="ce72" table:number-columns-repeated="15"/>
          <table:table-cell table:style-name="ce73" table:number-columns-repeated="3"/>
          <table:table-cell table:number-columns-repeated="990"/>
        </table:table-row>
        <table:table-row table:style-name="ro6">
          <table:table-cell table:style-name="ce51"/>
          <table:table-cell table:style-name="ce56" table:number-columns-repeated="12"/>
          <table:table-cell table:style-name="ce72"/>
          <table:table-cell table:style-name="ce73"/>
          <table:table-cell table:style-name="ce72" table:number-columns-repeated="15"/>
          <table:table-cell table:style-name="ce73" table:number-columns-repeated="3"/>
          <table:table-cell table:number-columns-repeated="990"/>
        </table:table-row>
        <table:table-row table:style-name="ro6">
          <table:table-cell table:style-name="ce56" table:number-columns-repeated="13"/>
          <table:table-cell table:style-name="ce72"/>
          <table:table-cell table:style-name="ce73"/>
          <table:table-cell table:style-name="ce72" table:number-columns-repeated="15"/>
          <table:table-cell table:style-name="ce73" table:number-columns-repeated="3"/>
          <table:table-cell table:number-columns-repeated="990"/>
        </table:table-row>
        <table:table-row table:style-name="ro6">
          <table:table-cell table:number-columns-repeated="13"/>
          <table:table-cell table:style-name="ce73" table:number-columns-repeated="20"/>
          <table:table-cell table:number-columns-repeated="990"/>
        </table:table-row>
        <table:table-row table:style-name="ro6" table:number-rows-repeated="1048554">
          <table:table-cell table:number-columns-repeated="1023"/>
        </table:table-row>
        <table:table-row table:style-name="ro7" table:number-rows-repeated="3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2nd degré niveau 1'.O6:'2nd degré niveau 1'.O6">
            <calcext:condition calcext:apply-style-name="Bad" calcext:value="=0" calcext:base-cell-address="'2nd degré niveau 1'.O6"/>
            <calcext:condition calcext:apply-style-name="Good" calcext:value="=1" calcext:base-cell-address="'2nd degré niveau 1'.O6"/>
          </calcext:conditional-format>
          <calcext:conditional-format calcext:target-range-address="'2nd degré niveau 1'.O8:'2nd degré niveau 1'.O8">
            <calcext:condition calcext:apply-style-name="Bad" calcext:value="=0" calcext:base-cell-address="'2nd degré niveau 1'.O8"/>
            <calcext:condition calcext:apply-style-name="Good" calcext:value="=1" calcext:base-cell-address="'2nd degré niveau 1'.O8"/>
          </calcext:conditional-format>
          <calcext:conditional-format calcext:target-range-address="'2nd degré niveau 1'.O10:'2nd degré niveau 1'.O10">
            <calcext:condition calcext:apply-style-name="Bad" calcext:value="=0" calcext:base-cell-address="'2nd degré niveau 1'.O10"/>
            <calcext:condition calcext:apply-style-name="Good" calcext:value="=1" calcext:base-cell-address="'2nd degré niveau 1'.O10"/>
          </calcext:conditional-format>
          <calcext:conditional-format calcext:target-range-address="'2nd degré niveau 1'.O12:'2nd degré niveau 1'.O12">
            <calcext:condition calcext:apply-style-name="Bad" calcext:value="=0" calcext:base-cell-address="'2nd degré niveau 1'.O12"/>
            <calcext:condition calcext:apply-style-name="Good" calcext:value="=1" calcext:base-cell-address="'2nd degré niveau 1'.O12"/>
          </calcext:conditional-format>
          <calcext:conditional-format calcext:target-range-address="'2nd degré niveau 1'.O14:'2nd degré niveau 1'.O14">
            <calcext:condition calcext:apply-style-name="Bad" calcext:value="=0" calcext:base-cell-address="'2nd degré niveau 1'.O14"/>
            <calcext:condition calcext:apply-style-name="Good" calcext:value="=1" calcext:base-cell-address="'2nd degré niveau 1'.O14"/>
          </calcext:conditional-format>
        </calcext:conditional-formats>
      </table:table>
      <table:table table:name="2nd degré niveau 2" table:style-name="ta1" table:protected="true" table:protection-key="3I2+vjO8FraiuSe7v1n6Q1X5+k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linked-cell="'2nd degré 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2nd degré 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5"/>
          <draw:control draw:z-index="1" draw:style-name="gr3" draw:text-style-name="P4" svg:width="53.84mm" svg:height="16.8mm" svg:x="262.65mm" svg:y="8.45mm" draw:control="control6"/>
        </table:shapes>
        <table:table-column table:style-name="co2" table:number-columns-repeated="14" table:default-cell-style-name="ce41"/>
        <table:table-column table:style-name="co3" table:number-columns-repeated="2" table:default-cell-style-name="ce41"/>
        <table:table-column table:style-name="co4" table:default-cell-style-name="ce41"/>
        <table:table-column table:style-name="co1" table:number-columns-repeated="5" table:default-cell-style-name="ce41"/>
        <table:table-column table:style-name="co5" table:default-cell-style-name="ce41"/>
        <table:table-column table:style-name="co1" table:number-columns-repeated="1000" table:default-cell-style-name="ce41"/>
        <table:table-column table:style-name="co1" table:default-cell-style-name="ce119"/>
        <table:table-row table:style-name="ro6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49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49"/>
          <table:table-cell table:style-name="ce49" table:number-columns-repeated="4"/>
          <table:table-cell table:style-name="ce103" table:number-columns-repeated="3"/>
          <table:table-cell table:style-name="ce111" table:formula="of:=IF(OR([.$X$1];[.$X$2]);[$Données.AE35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19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6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37"/>
          <table:covered-table-cell table:number-columns-repeated="3" table:style-name="ce39"/>
          <table:covered-table-cell table:number-columns-repeated="2" table:style-name="ce49"/>
          <table:covered-table-cell table:style-name="ce44"/>
          <table:table-cell table:style-name="ce49" table:number-columns-repeated="5"/>
          <table:table-cell table:style-name="ce103" table:number-columns-repeated="3"/>
          <table:covered-table-cell table:style-name="ce49"/>
          <table:covered-table-cell/>
          <table:covered-table-cell table:style-name="ce49"/>
          <table:covered-table-cell/>
          <table:table-cell/>
          <table:table-cell table:style-name="ce119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ce119"/>
          <table:covered-table-cell table:number-columns-repeated="4"/>
          <table:table-cell table:style-name="ce162" table:formula="of:=[$Données.W17]" office:value-type="string" office:string-value="-7 x² + 3 x - 8 = 0" calcext:value-type="string">
            <text:p>-7 x² + 3 x - 8 = 0</text:p>
          </table:table-cell>
          <table:table-cell table:number-columns-repeated="4"/>
          <table:table-cell table:style-name="ce167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/>
          <table:table-cell table:number-columns-repeated="994"/>
        </table:table-row>
        <table:table-row table:style-name="ro6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20];&quot;&quot;)">
            <text:p/>
          </table:table-cell>
          <table:table-cell table:style-name="ce146" table:number-columns-repeated="8"/>
          <table:table-cell table:number-columns-repeated="994"/>
        </table:table-row>
        <table:table-row table:style-name="ro6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style-name="ce153" table:formula="of:=IF(OR([.$X$1];[.$X$2]);IF(AND([$Données.AD19]=[$Données.AE19];[$Données.AD20]=[$Données.AE20];[$Données.AD21]=[$Données.AE21]);1;0);&quot;&quot;)">
            <text:p/>
          </table:table-cell>
          <table:table-cell table:style-name="ce56"/>
          <table:table-cell table:style-name="ce130" table:formula="of:=IF(AND([.$X$1];[.$X$2]);[$Données.A18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130" table:formula="of:=IF(AND([.$X$1];[.$X$2]);[$Données.D2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21];&quot;&quot;)">
            <text:p/>
          </table:table-cell>
          <table:table-cell table:style-name="ce130" table:formula="of:=IF(AND([.$X$1];[.$X$2]);[$Données.I21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22];&quot;&quot;)">
            <text:p/>
          </table:table-cell>
          <table:table-cell table:style-name="ce56" table:number-columns-repeated="8"/>
          <table:table-cell table:number-columns-repeated="994"/>
        </table:table-row>
        <table:table-row table:style-name="ro6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6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23];&quot;&quot;)">
            <text:p/>
          </table:table-cell>
          <table:table-cell table:style-name="ce146" table:number-columns-repeated="2"/>
          <table:table-cell table:style-name="ce130" table:formula="of:=IF(AND([.$X$1];[.$X$2]);[$Données.I23];&quot;&quot;)">
            <text:p/>
          </table:table-cell>
          <table:table-cell table:style-name="ce146" table:number-columns-repeated="5"/>
          <table:table-cell table:number-columns-repeated="994"/>
        </table:table-row>
        <table:table-row table:style-name="ro6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54" table:formula="of:=IF(OR([.$X$1];[.$X$2]);IF(AND([$Données.AD22]=[$Données.AE22];[$Données.AD23]=[$Données.AE23];[$Données.AD24]=[$Données.AE24]);1;0);&quot;&quot;)">
            <text:p/>
          </table:table-cell>
          <table:table-cell table:style-name="ce56"/>
          <table:table-cell table:style-name="ce130" table:formula="of:=IF(AND([.$X$1];[.$X$2]);[$Données.A24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130" table:formula="of:=IF(AND([.$X$1];[.$X$2]);[$Données.E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24];&quot;&quot;)">
            <text:p/>
          </table:table-cell>
          <table:table-cell table:style-name="ce130" table:formula="of:=IF(AND([.$X$1];[.$X$2]);[$Données.L24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25];&quot;&quot;)">
            <text:p/>
          </table:table-cell>
          <table:table-cell table:style-name="ce56" table:number-columns-repeated="2"/>
          <table:table-cell table:style-name="ce130" table:formula="of:=IF(AND([.$X$1];[.$X$2]);[$Données.I25];&quot;&quot;)">
            <text:p/>
          </table:table-cell>
          <table:table-cell table:style-name="ce56" table:number-columns-repeated="5"/>
          <table:table-cell table:number-columns-repeated="994"/>
        </table:table-row>
        <table:table-row table:style-name="ro6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6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27];&quot;&quot;)">
            <text:p/>
          </table:table-cell>
          <table:table-cell table:style-name="ce146" table:number-columns-repeated="2"/>
          <table:table-cell table:style-name="ce130" table:formula="of:=IF(AND([.$X$1];[.$X$2]);[$Données.H27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6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156" table:formula="of:=IF(OR([.$X$1];[.$X$2]);IF(AND([$Données.AD25]=[$Données.AE25];[$Données.AD26]=[$Données.AE26];[$Données.AD27]=[$Données.AE27]);1;0);&quot;&quot;)">
            <text:p/>
          </table:table-cell>
          <table:table-cell table:style-name="ce56"/>
          <table:table-cell table:style-name="ce130" table:formula="of:=IF(AND([.$X$1];[.$X$2]);[$Données.A28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130" table:formula="of:=IF(AND([.$X$1];[.$X$2]);[$Données.D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28];&quot;&quot;)">
            <text:p/>
          </table:table-cell>
          <table:table-cell table:style-name="ce130" table:formula="of:=IF(AND([.$X$1];[.$X$2]);[$Données.J28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29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29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6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6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31];&quot;&quot;)">
            <text:p/>
          </table:table-cell>
          <table:table-cell table:style-name="ce146" table:number-columns-repeated="2"/>
          <table:table-cell table:style-name="ce130" table:formula="of:=IF(AND([.$X$1];[.$X$2]);[$Données.H31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6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158" table:formula="of:=IF(OR([.$X$1];[.$X$2]);IF(AND([$Données.AD28]=[$Données.AE28];[$Données.AD29]=[$Données.AE29];[$Données.AD30]=[$Données.AE30]);1;0);&quot;&quot;)">
            <text:p/>
          </table:table-cell>
          <table:table-cell table:style-name="ce56"/>
          <table:table-cell table:style-name="ce130" table:formula="of:=IF(AND([.$X$1];[.$X$2]);[$Données.A32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130" table:formula="of:=IF(AND([.$X$1];[.$X$2]);[$Données.D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33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33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6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119"/>
          <table:table-cell table:number-columns-repeated="993"/>
        </table:table-row>
        <table:table-row table:style-name="ro6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7]">
            <text:p/>
          </table:table-cell>
          <table:table-cell table:style-name="ce56" table:number-columns-repeated="6"/>
          <table:table-cell table:number-columns-repeated="992"/>
          <table:table-cell table:style-name="ce119"/>
          <table:table-cell/>
        </table:table-row>
        <table:table-row table:style-name="ro6">
          <table:table-cell table:style-name="ce56"/>
          <table:table-cell table:style-name="ce136" office:value-type="string" calcext:value-type="string">
            <text:p><text:span text:style-name="T6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6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160" table:formula="of:=IF(OR([.$X$1];[.$X$2]);IF(AND([$Données.AD31]=[$Données.AE31];[$Données.AD32]=[$Données.AE32];[$Données.AD33]=[$Données.AE33]);1;0);&quot;&quot;)">
            <text:p/>
          </table:table-cell>
          <table:table-cell table:style-name="ce56" table:number-columns-repeated="2"/>
          <table:table-cell table:style-name="ce136" office:value-type="string" calcext:value-type="string">
            <text:p><text:span text:style-name="T6"></text:span> =</text:p>
          </table:table-cell>
          <table:table-cell table:style-name="ce130" table:formula="of:=IF([.T18]=&quot;-&quot;;&quot;&quot;;&quot;-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6"></text:span> =</text:p>
          </table:table-cell>
          <table:table-cell table:style-name="ce130" table:formula="of:=IF([.W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119"/>
          <table:table-cell/>
        </table:table-row>
        <table:table-row table:style-name="ro6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9]">
            <text:p/>
          </table:table-cell>
          <table:table-cell table:style-name="ce56" table:number-columns-repeated="6"/>
          <table:table-cell table:number-columns-repeated="992"/>
          <table:table-cell table:style-name="ce119"/>
          <table:table-cell/>
        </table:table-row>
        <table:table-row table:style-name="ro6" table:number-rows-repeated="2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6">
          <table:table-cell table:number-columns-repeated="15"/>
          <table:table-cell table:style-name="ce56" table:number-columns-repeated="15"/>
          <table:table-cell table:number-columns-repeated="994"/>
        </table:table-row>
        <table:table-row table:style-name="ro6" table:number-rows-repeated="1048545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2nd degré niveau 2'.O6:'2nd degré niveau 2'.O6">
            <calcext:condition calcext:apply-style-name="Good" calcext:value="=1" calcext:base-cell-address="'2nd degré niveau 2'.O6"/>
            <calcext:condition calcext:apply-style-name="Bad" calcext:value="=0" calcext:base-cell-address="'2nd degré niveau 2'.O6"/>
          </calcext:conditional-format>
          <calcext:conditional-format calcext:target-range-address="'2nd degré niveau 2'.O10:'2nd degré niveau 2'.O10">
            <calcext:condition calcext:apply-style-name="Good" calcext:value="=1" calcext:base-cell-address="'2nd degré niveau 2'.O10"/>
            <calcext:condition calcext:apply-style-name="Bad" calcext:value="=0" calcext:base-cell-address="'2nd degré niveau 2'.O10"/>
          </calcext:conditional-format>
          <calcext:conditional-format calcext:target-range-address="'2nd degré niveau 2'.O14:'2nd degré niveau 2'.O14">
            <calcext:condition calcext:apply-style-name="Good" calcext:value="=1" calcext:base-cell-address="'2nd degré niveau 2'.O14"/>
            <calcext:condition calcext:apply-style-name="Bad" calcext:value="=0" calcext:base-cell-address="'2nd degré niveau 2'.O14"/>
          </calcext:conditional-format>
          <calcext:conditional-format calcext:target-range-address="'2nd degré niveau 2'.O18:'2nd degré niveau 2'.O18">
            <calcext:condition calcext:apply-style-name="Good" calcext:value="=1" calcext:base-cell-address="'2nd degré niveau 2'.O18"/>
            <calcext:condition calcext:apply-style-name="Bad" calcext:value="=0" calcext:base-cell-address="'2nd degré niveau 2'.O18"/>
          </calcext:conditional-format>
          <calcext:conditional-format calcext:target-range-address="'2nd degré niveau 2'.O22:'2nd degré niveau 2'.O22">
            <calcext:condition calcext:apply-style-name="Good" calcext:value="=1" calcext:base-cell-address="'2nd degré niveau 2'.O22"/>
            <calcext:condition calcext:apply-style-name="Bad" calcext:value="=0" calcext:base-cell-address="'2nd degré niveau 2'.O22"/>
          </calcext:conditional-format>
        </calcext:conditional-formats>
      </table:table>
      <table:table table:name="Fonction homographique niveau 1" table:style-name="ta1" table:protected="true" table:protection-key="3I2+vjO8FraiuSe7v1n6Q1X5+k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linked-cell="'Fonction homographique 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linked-cell="'Fonction homographique 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7"/>
          <draw:control draw:z-index="3" draw:style-name="gr3" draw:text-style-name="P4" svg:width="53.84mm" svg:height="16.8mm" svg:x="262.65mm" svg:y="6.17mm" draw:control="control8"/>
        </table:shapes>
        <table:table-column table:style-name="co2" table:number-columns-repeated="14" table:default-cell-style-name="ce73"/>
        <table:table-column table:style-name="co3" table:number-columns-repeated="2" table:default-cell-style-name="ce73"/>
        <table:table-column table:style-name="co4" table:default-cell-style-name="ce73"/>
        <table:table-column table:style-name="co2" table:number-columns-repeated="10" table:default-cell-style-name="ce73"/>
        <table:table-column table:style-name="co1" table:number-columns-repeated="996" table:default-cell-style-name="ce73"/>
        <table:table-column table:style-name="co1" table:default-cell-style-name="ce14"/>
        <table:table-row table:style-name="ro6">
          <table:table-cell table:style-name="ce147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50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50"/>
          <table:table-cell table:style-name="ce150" table:number-columns-repeated="4"/>
          <table:table-cell table:style-name="ce128" table:number-columns-repeated="3"/>
          <table:table-cell table:style-name="ce139" table:formula="of:=IF(OR([.$X$1];[.$X$2]);[$Données.AE60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6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47"/>
          <table:covered-table-cell table:style-name="ce91"/>
          <table:covered-table-cell table:number-columns-repeated="3" table:style-name="ce95"/>
          <table:covered-table-cell table:number-columns-repeated="2" table:style-name="ce150"/>
          <table:covered-table-cell table:style-name="ce126"/>
          <table:table-cell table:style-name="ce150" table:number-columns-repeated="5"/>
          <table:table-cell table:style-name="ce128" table:number-columns-repeated="3"/>
          <table:covered-table-cell table:style-name="ce150"/>
          <table:covered-table-cell/>
          <table:covered-table-cell table:style-name="ce150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6">
          <table:table-cell/>
          <table:table-cell table:style-name="ce169"/>
          <table:table-cell table:number-columns-repeated="1022"/>
        </table:table-row>
        <table:table-row table:style-name="ro6">
          <table:table-cell table:style-name="ce149" table:number-columns-repeated="4"/>
          <table:table-cell table:number-columns-repeated="8"/>
          <table:table-cell table:style-name="ce184" table:formula="of:=[$Données.A42]" office:value-type="float" office:value="4" calcext:value-type="float">
            <text:p>4</text:p>
          </table:table-cell>
          <table:table-cell table:style-name="ce184" office:value-type="string" calcext:value-type="string">
            <text:p>x</text:p>
          </table:table-cell>
          <table:table-cell table:style-name="ce188" table:formula="of:=[$Données.C42]" office:value-type="string" office:string-value=" - " calcext:value-type="string">
            <text:p><text:s/>- </text:p>
          </table:table-cell>
          <table:table-cell table:style-name="ce184" table:formula="of:=[$Données.D42]" office:value-type="float" office:value="1" calcext:value-type="float">
            <text:p>1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6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49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6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6"/>
          <table:table-cell table:style-name="ce186" table:formula="of:=[$Données.A44]">
            <text:p/>
          </table:table-cell>
          <table:table-cell table:style-name="ce185" office:value-type="string" calcext:value-type="string">
            <text:p>x</text:p>
          </table:table-cell>
          <table:table-cell table:style-name="ce186" table:formula="of:=[$Données.C44]" office:value-type="string" office:string-value="+" calcext:value-type="string">
            <text:p>+</text:p>
          </table:table-cell>
          <table:table-cell table:style-name="ce185" table:formula="of:=[$Données.D44]" office:value-type="float" office:value="5" calcext:value-type="float">
            <text:p>5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6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7"/>
          <table:table-cell table:number-columns-repeated="2"/>
          <table:table-cell table:style-name="ce120"/>
          <table:table-cell table:style-name="ce72" table:number-columns-repeated="4"/>
          <table:table-cell table:style-name="ce116"/>
          <table:table-cell table:style-name="ce72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6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72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4"/>
          <table:table-cell table:style-name="ce72" table:number-columns-repeated="2"/>
          <table:table-cell table:number-columns-repeated="3"/>
          <table:table-cell table:style-name="ce72"/>
          <table:table-cell table:style-name="ce215" table:formula="of:=IF(AND([.$X$1];[.$X$2]);[$Données.B46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72" office:value-type="string" calcext:value-type="string">
            <text:p>x</text:p>
          </table:table-cell>
          <table:table-cell table:style-name="ce216" table:formula="of:=IF(AND([.$X$1];[.$X$2]);[$Données.E46];&quot;&quot;)">
            <text:p/>
          </table:table-cell>
          <table:table-cell table:style-name="ce215" table:formula="of:=IF(AND([.$X$1];[.$X$2]);[$Données.F4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46];&quot;&quot;)">
            <text:p/>
          </table:table-cell>
          <table:table-cell table:style-name="ce215" table:formula="of:=IF(AND([.$X$1];[.$X$2]);[$Données.I46];&quot;&quot;)">
            <text:p/>
          </table:table-cell>
          <table:table-cell table:style-name="ce216" table:formula="of:=IF(AND([.$X$1];[.$X$2]);[$Données.J46];&quot;&quot;)">
            <text:p/>
          </table:table-cell>
          <table:table-cell table:style-name="ce215" table:formula="of:=IF(AND([.$X$1];[.$X$2]);[$Données.K46];&quot;&quot;)">
            <text:p/>
          </table:table-cell>
          <table:table-cell table:style-name="ce72" table:number-columns-repeated="3"/>
          <table:table-cell table:number-columns-repeated="994"/>
        </table:table-row>
        <table:table-row table:style-name="ro6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/>
          <table:table-cell table:style-name="ce114"/>
          <table:table-cell table:style-name="ce181" table:formula="of:=IF(OR([.$X$1];[.$X$2]);IF(AND([$Données.AD49]=[$Données.AE49];[$Données.AD50]=[$Données.AE50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6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72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/>
          <table:table-cell table:style-name="ce114"/>
          <table:table-cell table:number-columns-repeated="2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72" office:value-type="string" calcext:value-type="string">
            <text:p>x</text:p>
          </table:table-cell>
          <table:table-cell table:style-name="ce216" table:formula="of:=IF(AND([.$X$1];[.$X$2]);[$Données.F48];&quot;&quot;)">
            <text:p/>
          </table:table-cell>
          <table:table-cell table:style-name="ce215" table:formula="of:=IF(AND([.$X$1];[.$X$2]);[$Données.G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6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6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72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0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72" office:value-type="string" calcext:value-type="string">
            <text:p>x</text:p>
          </table:table-cell>
          <table:table-cell table:style-name="ce216" table:formula="of:=IF(AND([.$X$1];[.$X$2]);[$Données.E50];&quot;&quot;)">
            <text:p/>
          </table:table-cell>
          <table:table-cell table:style-name="ce215" table:formula="of:=IF(AND([.$X$1];[.$X$2]);[$Données.F5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50];&quot;&quot;)">
            <text:p/>
          </table:table-cell>
          <table:table-cell table:style-name="ce215" table:formula="of:=IF(AND([.$X$1];[.$X$2]);[$Données.I50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6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/>
          <table:table-cell/>
          <table:table-cell table:style-name="ce183" table:formula="of:=IF(OR([.$X$1];[.$X$2]);IF(AND([$Données.AD51]=[$Données.AE51];[$Données.AD52]=[$Données.AE52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6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72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72" office:value-type="string" calcext:value-type="string">
            <text:p>x</text:p>
          </table:table-cell>
          <table:table-cell table:style-name="ce216" table:formula="of:=IF(AND([.$X$1];[.$X$2]);[$Données.F52];&quot;&quot;)">
            <text:p/>
          </table:table-cell>
          <table:table-cell table:style-name="ce215" table:formula="of:=IF(AND([.$X$1];[.$X$2]);[$Données.G52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6"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6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72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4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72" office:value-type="string" calcext:value-type="string">
            <text:p>x</text:p>
          </table:table-cell>
          <table:table-cell table:style-name="ce216" table:formula="of:=IF(AND([.$X$1];[.$X$2]);[$Données.E54];&quot;&quot;)">
            <text:p/>
          </table:table-cell>
          <table:table-cell table:style-name="ce215" table:formula="of:=IF(AND([.$X$1];[.$X$2]);[$Données.F54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54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6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/>
          <table:table-cell table:style-name="ce189" table:formula="of:=IF(OR([.$X$1];[.$X$2]);IF(AND([$Données.AD53]=[$Données.AE53];[$Données.AD54]=[$Données.AE54];[$Données.AD55]=[$Données.AE55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216" table:formula="of:=IF(AND([.$X$1];[.$X$2]);[$Données.I55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6"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10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72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10" office:value-type="string" calcext:value-type="string">
            <text:p>x</text:p>
          </table:table-cell>
          <table:table-cell table:style-name="ce216" table:formula="of:=IF(AND([.$X$1];[.$X$2]);[$Données.E56];&quot;&quot;)">
            <text:p/>
          </table:table-cell>
          <table:table-cell table:style-name="ce215" table:formula="of:=IF(AND([.$X$1];[.$X$2]);[$Données.F56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72" office:value-type="string" calcext:value-type="string">
            <text:p>x</text:p>
          </table:table-cell>
          <table:table-cell table:style-name="ce216" table:formula="of:=IF(AND([.$X$1];[.$X$2]);[$Données.M56];&quot;&quot;)">
            <text:p/>
          </table:table-cell>
          <table:table-cell table:style-name="ce215" table:formula="of:=IF(AND([.$X$1];[.$X$2]);[$Données.N5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6"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6"/>
          <table:table-cell table:style-name="ce114" table:number-columns-repeated="993"/>
          <table:table-cell table:style-name="ce144"/>
        </table:table-row>
        <table:table-row table:style-name="ro6"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72" table:number-columns-repeated="4"/>
          <table:table-cell/>
          <table:table-cell table:style-name="ce101"/>
          <table:table-cell/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58];&quot;&quot;)">
            <text:p/>
          </table:table-cell>
          <table:table-cell table:style-name="ce116" table:number-columns-repeated="3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6">
          <table:table-cell table:style-name="ce72" office:value-type="string" calcext:value-type="string">
            <text:p>=</text:p>
          </table:table-cell>
          <table:table-cell table:style-name="ce66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4"/>
          <table:table-cell/>
          <table:table-cell table:style-name="ce190" table:formula="of:=IF(OR([.$X$1];[.$X$2]);IF(AND([$Données.AD56]=[$Données.AE56];[$Données.AD57]=[$Données.AE57];[$Données.AD58]=[$Données.AE58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59];&quot;&quot;)">
            <text:p/>
          </table:table-cell>
          <table:table-cell table:style-name="ce216" table:formula="of:=IF(AND([.$X$1];[.$X$2]);[$Données.C59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6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72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72" office:value-type="string" calcext:value-type="string">
            <text:p>x</text:p>
          </table:table-cell>
          <table:table-cell table:style-name="ce216" table:formula="of:=IF(AND([.$X$1];[.$X$2]);[$Données.F60];&quot;&quot;)">
            <text:p/>
          </table:table-cell>
          <table:table-cell table:style-name="ce215" table:formula="of:=IF(AND([.$X$1];[.$X$2]);[$Données.G6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6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6">
          <table:table-cell table:style-name="ce72"/>
          <table:table-cell table:style-name="ce206" office:value-type="string" calcext:value-type="string">
            <text:p>A =</text:p>
          </table:table-cell>
          <table:table-cell table:style-name="ce93"/>
          <table:table-cell table:style-name="ce72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93"/>
          <table:table-cell table:style-name="ce72" table:number-columns-repeated="7"/>
          <table:table-cell/>
          <table:table-cell table:style-name="ce191" table:formula="of:=IF(OR([.$X$1];[.$X$2]);IF([$Données.AD59]=[$Données.AE59];1;0);&quot;&quot;)">
            <text:p/>
          </table:table-cell>
          <table:table-cell/>
          <table:table-cell table:style-name="ce72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46];&quot;&quot;)">
            <text:p/>
          </table:table-cell>
          <table:table-cell table:style-name="ce72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115" table:formula="of:=IF(AND([.$X$1];[.$X$2]);[$Données.Z46];&quot;&quot;)">
            <text:p/>
          </table:table-cell>
          <table:table-cell table:style-name="ce72" table:number-columns-repeated="8"/>
          <table:table-cell table:number-columns-repeated="994"/>
        </table:table-row>
        <table:table-row table:style-name="ro6">
          <table:table-cell table:style-name="ce72" table:number-columns-repeated="13"/>
          <table:table-cell table:number-columns-repeated="3"/>
          <table:table-cell table:style-name="ce72" table:number-columns-repeated="14"/>
          <table:table-cell table:number-columns-repeated="994"/>
        </table:table-row>
        <table:table-row table:style-name="ro6">
          <table:table-cell table:style-name="ce51"/>
          <table:table-cell table:style-name="ce72" table:number-columns-repeated="12"/>
          <table:table-cell table:number-columns-repeated="1011"/>
        </table:table-row>
        <table:table-row table:style-name="ro6">
          <table:table-cell table:style-name="ce72" table:number-columns-repeated="13"/>
          <table:table-cell table:number-columns-repeated="1011"/>
        </table:table-row>
        <table:table-row table:style-name="ro6" table:number-rows-repeated="1048545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Fonction homographique niveau 1'.O9:'Fonction homographique niveau 1'.O9">
            <calcext:condition calcext:apply-style-name="Bad" calcext:value="=0" calcext:base-cell-address="'Fonction homographique niveau 1'.O9"/>
            <calcext:condition calcext:apply-style-name="Good" calcext:value="=1" calcext:base-cell-address="'Fonction homographique niveau 1'.O9"/>
          </calcext:conditional-format>
          <calcext:conditional-format calcext:target-range-address="'Fonction homographique niveau 1'.O13:'Fonction homographique niveau 1'.O13">
            <calcext:condition calcext:apply-style-name="Bad" calcext:value="=0" calcext:base-cell-address="'Fonction homographique niveau 1'.O13"/>
            <calcext:condition calcext:apply-style-name="Good" calcext:value="=1" calcext:base-cell-address="'Fonction homographique niveau 1'.O13"/>
          </calcext:conditional-format>
          <calcext:conditional-format calcext:target-range-address="'Fonction homographique niveau 1'.O17:'Fonction homographique niveau 1'.O17">
            <calcext:condition calcext:apply-style-name="Bad" calcext:value="=0" calcext:base-cell-address="'Fonction homographique niveau 1'.O17"/>
            <calcext:condition calcext:apply-style-name="Good" calcext:value="=1" calcext:base-cell-address="'Fonction homographique niveau 1'.O17"/>
          </calcext:conditional-format>
          <calcext:conditional-format calcext:target-range-address="'Fonction homographique niveau 1'.O21:'Fonction homographique niveau 1'.O21">
            <calcext:condition calcext:apply-style-name="Bad" calcext:value="=0" calcext:base-cell-address="'Fonction homographique niveau 1'.O21"/>
            <calcext:condition calcext:apply-style-name="Good" calcext:value="=1" calcext:base-cell-address="'Fonction homographique niveau 1'.O21"/>
          </calcext:conditional-format>
          <calcext:conditional-format calcext:target-range-address="'Fonction homographique niveau 1'.O24:'Fonction homographique niveau 1'.O24">
            <calcext:condition calcext:apply-style-name="Bad" calcext:value="=0" calcext:base-cell-address="'Fonction homographique niveau 1'.O24"/>
            <calcext:condition calcext:apply-style-name="Good" calcext:value="=1" calcext:base-cell-address="'Fonction homographique niveau 1'.O24"/>
          </calcext:conditional-format>
        </calcext:conditional-formats>
      </table:table>
      <table:table table:name="Fonction homographique niveau 2" table:style-name="ta1" table:protected="true" table:protection-key="3I2+vjO8FraiuSe7v1n6Q1X5+k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linked-cell="'Fonction homographique 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linked-cell="'Fonction homographique 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9"/>
          <draw:control draw:z-index="3" draw:style-name="gr3" draw:text-style-name="P4" svg:width="53.84mm" svg:height="16.8mm" svg:x="262.65mm" svg:y="6.17mm" draw:control="control10"/>
        </table:shapes>
        <table:table-column table:style-name="co2" table:number-columns-repeated="14" table:default-cell-style-name="ce73"/>
        <table:table-column table:style-name="co3" table:number-columns-repeated="2" table:default-cell-style-name="ce73"/>
        <table:table-column table:style-name="co4" table:default-cell-style-name="ce73"/>
        <table:table-column table:style-name="co2" table:number-columns-repeated="10" table:default-cell-style-name="ce73"/>
        <table:table-column table:style-name="co1" table:number-columns-repeated="996" table:default-cell-style-name="ce73"/>
        <table:table-column table:style-name="co1" table:default-cell-style-name="ce14"/>
        <table:table-row table:style-name="ro6">
          <table:table-cell table:style-name="ce147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50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50"/>
          <table:table-cell table:style-name="ce150" table:number-columns-repeated="4"/>
          <table:table-cell table:style-name="ce128" table:number-columns-repeated="3"/>
          <table:table-cell table:style-name="ce139" table:formula="of:=IF(OR([.$X$1];[.$X$2]);[$Données.AE86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6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47"/>
          <table:covered-table-cell table:style-name="ce91"/>
          <table:covered-table-cell table:number-columns-repeated="3" table:style-name="ce95"/>
          <table:covered-table-cell table:number-columns-repeated="2" table:style-name="ce150"/>
          <table:covered-table-cell table:style-name="ce126"/>
          <table:table-cell table:style-name="ce150" table:number-columns-repeated="5"/>
          <table:table-cell table:style-name="ce128" table:number-columns-repeated="3"/>
          <table:covered-table-cell table:style-name="ce150"/>
          <table:covered-table-cell/>
          <table:covered-table-cell table:style-name="ce150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6">
          <table:table-cell/>
          <table:table-cell table:style-name="ce169"/>
          <table:table-cell table:number-columns-repeated="1022"/>
        </table:table-row>
        <table:table-row table:style-name="ro6">
          <table:table-cell table:style-name="ce149" table:number-columns-repeated="4"/>
          <table:table-cell table:number-columns-repeated="8"/>
          <table:table-cell table:style-name="ce184" table:formula="of:=[$Données.A65]" office:value-type="float" office:value="2" calcext:value-type="float">
            <text:p>2</text:p>
          </table:table-cell>
          <table:table-cell table:style-name="ce184" office:value-type="string" calcext:value-type="string">
            <text:p>x</text:p>
          </table:table-cell>
          <table:table-cell table:style-name="ce188" table:formula="of:=[$Données.C65]" office:value-type="string" office:string-value=" + " calcext:value-type="string">
            <text:p><text:s/>+ </text:p>
          </table:table-cell>
          <table:table-cell table:style-name="ce184" table:formula="of:=[$Données.D65]" office:value-type="float" office:value="3" calcext:value-type="float">
            <text:p>3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6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49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122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6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67]" office:value-type="float" office:value="5" calcext:value-type="float">
            <text:p>5</text:p>
          </table:table-cell>
          <table:table-cell table:style-name="ce182" office:value-type="string" calcext:value-type="string">
            <text:p>x</text:p>
          </table:table-cell>
          <table:table-cell table:style-name="ce186" table:formula="of:=[$Données.C67]" office:value-type="string" office:string-value="-" calcext:value-type="string">
            <text:p>-</text:p>
          </table:table-cell>
          <table:table-cell table:style-name="ce182" table:formula="of:=[$Données.D67]" office:value-type="float" office:value="3" calcext:value-type="float">
            <text:p>3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6">
          <table:table-cell/>
          <table:table-cell table:style-name="ce66" office:value-type="string" calcext:value-type="string">
            <text:p>s</text:p>
          </table:table-cell>
          <table:table-cell table:style-name="ce72" table:number-columns-repeated="7"/>
          <table:table-cell table:style-name="ce66"/>
          <table:table-cell table:style-name="ce72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69];&quot;&quot;)">
            <text:p/>
          </table:table-cell>
          <table:table-cell table:style-name="ce72" table:number-columns-repeated="7"/>
          <table:table-cell table:style-name="ce215" table:formula="of:=IF(AND([.$X$1];[.$X$2]);[$Données.J69];&quot;&quot;)">
            <text:p/>
          </table:table-cell>
          <table:table-cell table:style-name="ce72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6"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72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72"/>
          <table:table-cell table:number-columns-repeated="2"/>
          <table:table-cell table:style-name="ce120"/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0];&quot;&quot;)">
            <text:p/>
          </table:table-cell>
          <table:table-cell table:style-name="ce72" office:value-type="string" calcext:value-type="string">
            <text:p>x</text:p>
          </table:table-cell>
          <table:table-cell table:style-name="ce216" table:formula="of:=IF(AND([.$X$1];[.$X$2]);[$Données.F70];&quot;&quot;)">
            <text:p/>
          </table:table-cell>
          <table:table-cell table:style-name="ce215" table:formula="of:=IF(AND([.$X$1];[.$X$2]);[$Données.G7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0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70];&quot;&quot;)">
            <text:p/>
          </table:table-cell>
          <table:table-cell table:style-name="ce215" table:formula="of:=IF(AND([.$X$1];[.$X$2]);[$Données.L70];&quot;&quot;)">
            <text:p/>
          </table:table-cell>
          <table:table-cell table:style-name="ce72"/>
          <table:table-cell table:number-columns-repeated="993"/>
          <table:table-cell table:style-name="ce14"/>
          <table:table-cell/>
        </table:table-row>
        <table:table-row table:style-name="ro6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 table:number-columns-repeated="2"/>
          <table:table-cell table:number-columns-repeated="4"/>
          <table:table-cell table:style-name="ce215" table:formula="of:=IF(AND([.$X$1];[.$X$2]);[$Données.B71];&quot;&quot;)">
            <text:p/>
          </table:table-cell>
          <table:table-cell table:style-name="ce207" table:number-columns-repeated="7"/>
          <table:table-cell table:style-name="ce215" table:formula="of:=IF(AND([.$X$1];[.$X$2]);[$Données.J71];&quot;&quot;)">
            <text:p/>
          </table:table-cell>
          <table:table-cell table:style-name="ce207"/>
          <table:table-cell table:style-name="ce72" table:number-columns-repeated="2"/>
          <table:table-cell table:number-columns-repeated="995"/>
        </table:table-row>
        <table:table-row table:style-name="ro6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style-name="ce114"/>
          <table:table-cell table:style-name="ce212" table:formula="of:=IF(OR([.$X$1];[.$X$2]);IF(AND([$Données.AD72]=[$Données.AE72];[$Données.AD73]=[$Données.AE73];[$Données.AD74]=[$Données.AE74];[$Données.AD75]=[$Données.AE75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number-columns-repeated="995"/>
        </table:table-row>
        <table:table-row table:style-name="ro6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72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style-name="ce114"/>
          <table:table-cell table:number-columns-repeated="3"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3];&quot;&quot;)">
            <text:p/>
          </table:table-cell>
          <table:table-cell table:style-name="ce72" office:value-type="string" calcext:value-type="string">
            <text:p>x</text:p>
          </table:table-cell>
          <table:table-cell table:style-name="ce216" table:formula="of:=IF(AND([.$X$1];[.$X$2]);[$Données.G73];&quot;&quot;)">
            <text:p/>
          </table:table-cell>
          <table:table-cell table:style-name="ce215" table:formula="of:=IF(AND([.$X$1];[.$X$2]);[$Données.H7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number-columns-repeated="995"/>
        </table:table-row>
        <table:table-row table:style-name="ro6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6">
          <table:table-cell table:style-name="ce114"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75];&quot;&quot;)">
            <text:p/>
          </table:table-cell>
          <table:table-cell table:style-name="ce72" table:number-columns-repeated="7"/>
          <table:table-cell table:style-name="ce215" table:formula="of:=IF(AND([.$X$1];[.$X$2]);[$Données.J75];&quot;&quot;)">
            <text:p/>
          </table:table-cell>
          <table:table-cell table:style-name="ce72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6"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72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6];&quot;&quot;)">
            <text:p/>
          </table:table-cell>
          <table:table-cell table:style-name="ce72" office:value-type="string" calcext:value-type="string">
            <text:p>x</text:p>
          </table:table-cell>
          <table:table-cell table:style-name="ce216" table:formula="of:=IF(AND([.$X$1];[.$X$2]);[$Données.F76];&quot;&quot;)">
            <text:p/>
          </table:table-cell>
          <table:table-cell table:style-name="ce215" table:formula="of:=IF(AND([.$X$1];[.$X$2]);[$Données.G7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6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77];&quot;&quot;)">
            <text:p/>
          </table:table-cell>
          <table:table-cell table:style-name="ce207" table:number-columns-repeated="7"/>
          <table:table-cell table:style-name="ce215" table:formula="of:=IF(AND([.$X$1];[.$X$2]);[$Données.J77];&quot;&quot;)">
            <text:p/>
          </table:table-cell>
          <table:table-cell table:style-name="ce207"/>
          <table:table-cell table:style-name="ce72"/>
          <table:table-cell table:style-name="ce116"/>
          <table:table-cell table:style-name="ce114"/>
          <table:table-cell table:number-columns-repeated="994"/>
        </table:table-row>
        <table:table-row table:style-name="ro6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/>
          <table:table-cell table:style-name="ce213" table:formula="of:=IF(OR([.$X$1];[.$X$2]);IF(AND([$Données.AD76]=[$Données.AE76];[$Données.AD77]=[$Données.AE77];[$Données.AD78]=[$Données.AE78];[$Données.AD79]=[$Données.AE79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6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72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9];&quot;&quot;)">
            <text:p/>
          </table:table-cell>
          <table:table-cell table:style-name="ce72" office:value-type="string" calcext:value-type="string">
            <text:p>x</text:p>
          </table:table-cell>
          <table:table-cell table:style-name="ce216" table:formula="of:=IF(AND([.$X$1];[.$X$2]);[$Données.G79];&quot;&quot;)">
            <text:p/>
          </table:table-cell>
          <table:table-cell table:style-name="ce215" table:formula="of:=IF(AND([.$X$1];[.$X$2]);[$Données.H79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6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6">
          <table:table-cell table:style-name="ce72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72"/>
          <table:table-cell table:style-name="ce204"/>
          <table:table-cell table:style-name="ce215" table:formula="of:=IF(AND([.$X$1];[.$X$2]);[$Données.C81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81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6">
          <table:table-cell table:style-name="ce72" office:value-type="string" calcext:value-type="string">
            <text:p>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4"/>
          <table:table-cell table:style-name="ce214" table:formula="of:=IF(OR([.$X$1];[.$X$2]);IF(AND([$Données.AD80]=[$Données.AE80];[$Données.AD81]=[$Données.AE81];[$Données.AD82]=[$Données.AE82]);1;0);&quot;&quot;)">
            <text:p/>
          </table:table-cell>
          <table:table-cell table:style-name="ce114"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82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82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6">
          <table:table-cell table:style-name="ce72"/>
          <table:table-cell table:style-name="ce204"/>
          <table:table-cell table:style-name="ce66"/>
          <table:table-cell table:style-name="ce72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72" office:value-type="string" calcext:value-type="string">
            <text:p>x</text:p>
          </table:table-cell>
          <table:table-cell table:style-name="ce66" table:number-columns-repeated="2"/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4"/>
          <table:table-cell table:style-name="ce133"/>
          <table:table-cell table:style-name="ce114"/>
          <table:table-cell table:style-name="ce72"/>
          <table:table-cell table:style-name="ce204"/>
          <table:table-cell table:style-name="ce215" table:formula="of:=IF(AND([.$X$1];[.$X$2]);[$Données.C83];&quot;&quot;)">
            <text:p/>
          </table:table-cell>
          <table:table-cell table:style-name="ce72"/>
          <table:table-cell table:style-name="ce215" table:formula="of:=IF(AND([.$X$1];[.$X$2]);[$Données.E83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83];&quot;&quot;)">
            <text:p/>
          </table:table-cell>
          <table:table-cell table:style-name="ce72" office:value-type="string" calcext:value-type="string">
            <text:p>x</text:p>
          </table:table-cell>
          <table:table-cell table:style-name="ce215" table:formula="of:=IF(AND([.$X$1];[.$X$2]);[$Données.I83];&quot;&quot;)">
            <text:p/>
          </table:table-cell>
          <table:table-cell table:style-name="ce215" table:formula="of:=IF(AND([.$X$1];[.$X$2]);[$Données.J8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6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6">
          <table:table-cell table:style-name="ce114"/>
          <table:table-cell table:style-name="ce116"/>
          <table:table-cell table:style-name="ce72"/>
          <table:table-cell table:style-name="ce66"/>
          <table:table-cell table:style-name="ce207"/>
          <table:table-cell table:style-name="ce116"/>
          <table:table-cell table:style-name="ce72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72"/>
          <table:table-cell table:style-name="ce215" table:formula="of:=IF(AND([.$X$1];[.$X$2]);[$Données.C85];&quot;&quot;)">
            <text:p/>
          </table:table-cell>
          <table:table-cell table:style-name="ce207"/>
          <table:table-cell table:style-name="ce116"/>
          <table:table-cell table:style-name="ce72"/>
          <table:table-cell table:style-name="ce215" table:formula="of:=IF(AND([.$X$1];[.$X$2]);[$Données.G85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6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/>
          <table:table-cell table:style-name="ce217" table:formula="of:=IF(OR([.$X$1];[.$X$2]);IF(AND([$Données.AD83]=[$Données.AE83];[$Données.AD84]=[$Données.AE84];[$Données.AD85]=[$Données.AE85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215" table:formula="of:=IF(AND([.$X$1];[.$X$2]);[$Données.F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 table:number-columns-repeated="995"/>
        </table:table-row>
        <table:table-row table:style-name="ro6">
          <table:table-cell/>
          <table:table-cell table:style-name="ce72" table:number-columns-repeated="2"/>
          <table:table-cell table:style-name="ce66"/>
          <table:table-cell table:style-name="ce207"/>
          <table:table-cell table:style-name="ce72" table:number-columns-repeated="2"/>
          <table:table-cell table:style-name="ce66"/>
          <table:table-cell table:number-columns-repeated="9"/>
          <table:table-cell table:style-name="ce72" table:number-columns-repeated="2"/>
          <table:table-cell table:style-name="ce215" table:formula="of:=IF(AND([.$X$1];[.$X$2]);[$Données.C87];&quot;&quot;)">
            <text:p/>
          </table:table-cell>
          <table:table-cell table:style-name="ce207"/>
          <table:table-cell table:style-name="ce72" table:number-columns-repeated="2"/>
          <table:table-cell table:style-name="ce215" table:formula="of:=IF(AND([.$X$1];[.$X$2]);[$Données.G87];&quot;&quot;)">
            <text:p/>
          </table:table-cell>
          <table:table-cell table:number-columns-repeated="1000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4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Fonction homographique niveau 2'.O10:'Fonction homographique niveau 2'.O10">
            <calcext:condition calcext:apply-style-name="Bad" calcext:value="=0" calcext:base-cell-address="'Fonction homographique niveau 2'.O10"/>
            <calcext:condition calcext:apply-style-name="Good" calcext:value="=1" calcext:base-cell-address="'Fonction homographique niveau 2'.O10"/>
          </calcext:conditional-format>
          <calcext:conditional-format calcext:target-range-address="'Fonction homographique niveau 2'.O16:'Fonction homographique niveau 2'.O16">
            <calcext:condition calcext:apply-style-name="Bad" calcext:value="=0" calcext:base-cell-address="'Fonction homographique niveau 2'.O16"/>
            <calcext:condition calcext:apply-style-name="Good" calcext:value="=1" calcext:base-cell-address="'Fonction homographique niveau 2'.O16"/>
          </calcext:conditional-format>
          <calcext:conditional-format calcext:target-range-address="'Fonction homographique niveau 2'.O24:'Fonction homographique niveau 2'.O24">
            <calcext:condition calcext:apply-style-name="Bad" calcext:value="=0" calcext:base-cell-address="'Fonction homographique niveau 2'.O24"/>
            <calcext:condition calcext:apply-style-name="Good" calcext:value="=1" calcext:base-cell-address="'Fonction homographique niveau 2'.O24"/>
          </calcext:conditional-format>
          <calcext:conditional-format calcext:target-range-address="'Fonction homographique niveau 2'.O20:'Fonction homographique niveau 2'.O20">
            <calcext:condition calcext:apply-style-name="Bad" calcext:value="=0" calcext:base-cell-address="'Fonction homographique niveau 2'.O20"/>
            <calcext:condition calcext:apply-style-name="Good" calcext:value="=1" calcext:base-cell-address="'Fonction homographique niveau 2'.O20"/>
          </calcext:conditional-format>
        </calcext:conditional-formats>
      </table:table>
      <table:table table:name="Données" table:style-name="ta2" table:protected="true" table:protection-key="3I2+vjO8FraiuSe7v1n6Q1X5+k0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6" table:default-cell-style-name="ce222"/>
        <table:table-column table:style-name="co7" table:number-columns-repeated="6" table:default-cell-style-name="ce222"/>
        <table:table-column table:style-name="co8" table:default-cell-style-name="ce222"/>
        <table:table-column table:style-name="co7" table:number-columns-repeated="6" table:default-cell-style-name="ce222"/>
        <table:table-column table:style-name="co9" table:number-columns-repeated="8" table:default-cell-style-name="ce222"/>
        <table:table-column table:style-name="co10" table:number-columns-repeated="9" table:default-cell-style-name="ce222"/>
        <table:table-column table:style-name="co9" table:default-cell-style-name="ce222"/>
        <table:table-column table:style-name="co11" table:default-cell-style-name="ce222"/>
        <table:table-column table:style-name="co12" table:default-cell-style-name="ce222"/>
        <table:table-column table:style-name="co9" table:number-columns-repeated="2" table:default-cell-style-name="ce222"/>
        <table:table-column table:style-name="co13" table:default-cell-style-name="ce222"/>
        <table:table-column table:style-name="co1" table:number-columns-repeated="2" table:default-cell-style-name="ce222"/>
        <table:table-column table:style-name="co9" table:default-cell-style-name="ce222"/>
        <table:table-column table:style-name="co14" table:default-cell-style-name="ce222"/>
        <table:table-column table:style-name="co15" table:default-cell-style-name="ce222"/>
        <table:table-column table:style-name="co16" table:number-columns-repeated="3" table:default-cell-style-name="ce222"/>
        <table:table-column table:style-name="co17" table:default-cell-style-name="ce222"/>
        <table:table-column table:style-name="co18" table:default-cell-style-name="ce222"/>
        <table:table-column table:style-name="co1" table:number-columns-repeated="2" table:default-cell-style-name="ce222"/>
        <table:table-column table:style-name="co19" table:default-cell-style-name="ce222"/>
        <table:table-column table:style-name="co20" table:default-cell-style-name="ce222"/>
        <table:table-column table:style-name="co1" table:number-columns-repeated="2" table:default-cell-style-name="ce222"/>
        <table:table-column table:style-name="co9" table:number-columns-repeated="2" table:default-cell-style-name="ce222"/>
        <table:table-column table:style-name="co21" table:default-cell-style-name="ce222"/>
        <table:table-column table:style-name="co22" table:default-cell-style-name="ce222"/>
        <table:table-column table:style-name="co9" table:number-columns-repeated="2" table:default-cell-style-name="ce222"/>
        <table:table-column table:style-name="co23" table:number-columns-repeated="3" table:default-cell-style-name="ce222"/>
        <table:table-column table:style-name="co24" table:default-cell-style-name="ce222"/>
        <table:table-column table:style-name="co25" table:default-cell-style-name="ce222"/>
        <table:table-column table:style-name="co9" table:number-columns-repeated="959" table:default-cell-style-name="ce222"/>
        <table:table-column table:style-name="co9" table:default-cell-style-name="ce230"/>
        <table:table-row table:style-name="ro3">
          <table:table-cell table:style-name="ce231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261"/>
          <table:covered-table-cell table:style-name="ce268"/>
          <table:covered-table-cell table:number-columns-repeated="3" table:style-name="ce291"/>
          <table:covered-table-cell table:style-name="ce296"/>
          <table:covered-table-cell table:style-name="ce297"/>
          <table:covered-table-cell table:style-name="ce298"/>
          <table:covered-table-cell table:number-columns-repeated="3" table:style-name="ce261"/>
          <table:covered-table-cell table:style-name="ce299"/>
          <table:covered-table-cell table:style-name="ce261"/>
          <table:covered-table-cell table:style-name="ce300"/>
          <table:covered-table-cell table:style-name="ce232"/>
          <table:covered-table-cell table:style-name="ce301"/>
          <table:covered-table-cell table:number-columns-repeated="5" table:style-name="ce232"/>
          <table:covered-table-cell/>
          <table:covered-table-cell table:style-name="ce325"/>
          <table:covered-table-cell table:number-columns-repeated="7"/>
          <table:table-cell/>
          <table:table-cell table:style-name="ce330" office:value-type="string" calcext:value-type="string">
            <text:p>N°</text:p>
          </table:table-cell>
          <table:table-cell table:style-name="ce330" office:value-type="string" calcext:value-type="string">
            <text:p>Rang aléa</text:p>
          </table:table-cell>
          <table:table-cell table:style-name="ce333" office:value-type="string" calcext:value-type="string">
            <text:p>a</text:p>
          </table:table-cell>
          <table:table-cell table:style-name="ce333" office:value-type="string" calcext:value-type="string">
            <text:p>b</text:p>
          </table:table-cell>
          <table:table-cell table:style-name="ce333" office:value-type="string" calcext:value-type="string">
            <text:p>PGCD</text:p>
          </table:table-cell>
          <table:table-cell table:style-name="ce333" office:value-type="string" calcext:value-type="string">
            <text:p>- b / <text:span text:style-name="T9">(2 * </text:span>a<text:span text:style-name="T9">)</text:span></text:p>
          </table:table-cell>
          <table:table-cell table:style-name="ce338" office:value-type="string" calcext:value-type="string">
            <text:p>choix</text:p>
          </table:table-cell>
          <table:table-cell/>
          <table:table-cell table:style-name="ce330" office:value-type="string" calcext:value-type="string">
            <text:p>N°</text:p>
          </table:table-cell>
          <table:table-cell table:style-name="ce330" office:value-type="string" calcext:value-type="string">
            <text:p>Rang aléa</text:p>
          </table:table-cell>
          <table:table-cell table:style-name="ce333" office:value-type="string" calcext:value-type="string">
            <text:p>a</text:p>
          </table:table-cell>
          <table:table-cell table:style-name="ce333" office:value-type="string" calcext:value-type="string">
            <text:p>b</text:p>
          </table:table-cell>
          <table:table-cell table:style-name="ce333" office:value-type="string" calcext:value-type="string">
            <text:p>c</text:p>
          </table:table-cell>
          <table:table-cell table:style-name="ce333" office:value-type="string" calcext:value-type="string">
            <text:p>d</text:p>
          </table:table-cell>
          <table:table-cell table:style-name="ce333" office:value-type="string" calcext:value-type="string">
            <text:p>PGCD(a ;c)</text:p>
          </table:table-cell>
          <table:table-cell table:style-name="ce333" office:value-type="string" calcext:value-type="string">
            <text:p>a <text:span text:style-name="T9">/</text:span> c</text:p>
          </table:table-cell>
          <table:table-cell table:style-name="ce333" office:value-type="string" calcext:value-type="string">
            <text:p>bc-ad</text:p>
          </table:table-cell>
          <table:table-cell table:style-name="ce333" office:value-type="string" calcext:value-type="string">
            <text:p>c</text:p>
          </table:table-cell>
          <table:table-cell table:style-name="ce333" office:value-type="string" calcext:value-type="string">
            <text:p>PGCD(bc-ad ;c)</text:p>
          </table:table-cell>
          <table:table-cell table:style-name="ce333" office:value-type="string" calcext:value-type="string">
            <text:p>(bc-ad)/c</text:p>
          </table:table-cell>
          <table:table-cell table:style-name="ce338" office:value-type="string" calcext:value-type="string">
            <text:p>choix</text:p>
          </table:table-cell>
          <table:table-cell/>
          <table:table-cell table:style-name="ce342" table:number-columns-repeated="2"/>
          <table:table-cell table:style-name="ce344" table:number-columns-repeated="7"/>
          <table:table-cell table:style-name="ce343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50" table:number-columns-repeated="3"/>
          <table:table-cell table:style-name="ce256" table:number-columns-repeated="2"/>
          <table:table-cell table:number-columns-repeated="11"/>
          <table:table-cell table:style-name="ce331" office:value-type="float" office:value="1" calcext:value-type="float">
            <text:p>1</text:p>
          </table:table-cell>
          <table:table-cell table:style-name="ce304" table:formula="of:=RANDBETWEEN(1;1000000)" office:value-type="float" office:value="424162" calcext:value-type="float">
            <text:p>424162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5" calcext:value-type="float">
            <text:p>5</text:p>
          </table:table-cell>
          <table:table-cell table:style-name="ce304" table:formula="of:=GCD(ABS(2*[.AI2]);ABS([.AJ2]))" office:value-type="float" office:value="1" calcext:value-type="float">
            <text:p>1</text:p>
          </table:table-cell>
          <table:table-cell table:style-name="ce335" table:formula="of:=-[.AJ2]/[.AI2]" office:value-type="float" office:value="0.714285714285714" calcext:value-type="float">
            <text:p><text:s/>5/7 </text:p>
          </table:table-cell>
          <table:table-cell table:style-name="ce304" table:formula="of:=RANK([.AH2];[.$AH$2:.$AH$26];0)" office:value-type="float" office:value="13" calcext:value-type="float">
            <text:p>13</text:p>
          </table:table-cell>
          <table:table-cell/>
          <table:table-cell table:style-name="ce331" office:value-type="float" office:value="1" calcext:value-type="float">
            <text:p>1</text:p>
          </table:table-cell>
          <table:table-cell table:style-name="ce304" table:formula="of:=RANDBETWEEN(1;1000000)" office:value-type="float" office:value="712231" calcext:value-type="float">
            <text:p>712231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4" calcext:value-type="float">
            <text:p>4</text:p>
          </table:table-cell>
          <table:table-cell table:style-name="ce304" office:value-type="float" office:value="5" calcext:value-type="float">
            <text:p>5</text:p>
          </table:table-cell>
          <table:table-cell table:style-name="ce304" office:value-type="float" office:value="4" calcext:value-type="float">
            <text:p>4</text:p>
          </table:table-cell>
          <table:table-cell table:style-name="ce339" table:formula="of:=GCD(ABS(2*[.AQ2]);ABS([.AS2]))" office:value-type="float" office:value="1" calcext:value-type="float">
            <text:p>1</text:p>
          </table:table-cell>
          <table:table-cell table:style-name="ce335" table:formula="of:=-[.AS2]/[.AQ2]" office:value-type="float" office:value="0.714285714285714" calcext:value-type="float">
            <text:p><text:s/>5/7 </text:p>
          </table:table-cell>
          <table:table-cell table:style-name="ce304" table:formula="of:=[.AR2]*[.AS2]-[.AQ2]*[.AT2]" office:value-type="float" office:value="48" calcext:value-type="float">
            <text:p>48</text:p>
          </table:table-cell>
          <table:table-cell table:style-name="ce304" table:formula="of:=[.AS2]" office:value-type="float" office:value="5" calcext:value-type="float">
            <text:p>5</text:p>
          </table:table-cell>
          <table:table-cell table:style-name="ce339" table:formula="of:=GCD(ABS([.AW2]);ABS([.AS2]))" office:value-type="float" office:value="1" calcext:value-type="float">
            <text:p>1</text:p>
          </table:table-cell>
          <table:table-cell table:style-name="ce335" table:formula="of:=([.AR2]*[.AS2]-[.AQ2]*[.AT2])/[.AS2]" office:value-type="float" office:value="9.6" calcext:value-type="float">
            <text:p>48/5 </text:p>
          </table:table-cell>
          <table:table-cell table:style-name="ce304" table:formula="of:=RANK([.AP2];[.$AP$2:.$AP$26];0)" office:value-type="float" office:value="7" calcext:value-type="float">
            <text:p>7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polynôme du second degré niveau 1</text:p>
          </table:table-cell>
          <table:covered-table-cell table:number-columns-repeated="15"/>
          <table:covered-table-cell table:number-columns-repeated="3" table:style-name="ce250"/>
          <table:covered-table-cell table:number-columns-repeated="2" table:style-name="ce256"/>
          <table:covered-table-cell table:number-columns-repeated="10"/>
          <table:table-cell/>
          <table:table-cell table:style-name="ce332" office:value-type="float" office:value="2" calcext:value-type="float">
            <text:p>2</text:p>
          </table:table-cell>
          <table:table-cell table:style-name="ce311" table:formula="of:=RANDBETWEEN(1;1000000)" office:value-type="float" office:value="407743" calcext:value-type="float">
            <text:p>407743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3]);ABS([.AJ3]))" office:value-type="float" office:value="1" calcext:value-type="float">
            <text:p>1</text:p>
          </table:table-cell>
          <table:table-cell table:style-name="ce336" table:formula="of:=-[.AJ3]/[.AI3]" office:value-type="float" office:value="0.833333333333333" calcext:value-type="float">
            <text:p><text:s/>5/6 </text:p>
          </table:table-cell>
          <table:table-cell table:style-name="ce311" table:formula="of:=RANK([.AH3];[.$AH$2:.$AH$26];0)" office:value-type="float" office:value="15" calcext:value-type="float">
            <text:p>15</text:p>
          </table:table-cell>
          <table:table-cell/>
          <table:table-cell table:style-name="ce332" office:value-type="float" office:value="2" calcext:value-type="float">
            <text:p>2</text:p>
          </table:table-cell>
          <table:table-cell table:style-name="ce311" table:formula="of:=RANDBETWEEN(1;1000000)" office:value-type="float" office:value="978196" calcext:value-type="float">
            <text:p>978196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2" calcext:value-type="float">
            <text:p>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2" calcext:value-type="float">
            <text:p>2</text:p>
          </table:table-cell>
          <table:table-cell table:style-name="ce340" table:formula="of:=GCD(ABS(2*[.AQ3]);ABS([.AS3]))" office:value-type="float" office:value="1" calcext:value-type="float">
            <text:p>1</text:p>
          </table:table-cell>
          <table:table-cell table:style-name="ce336" table:formula="of:=-[.AS3]/[.AQ3]" office:value-type="float" office:value="0.833333333333333" calcext:value-type="float">
            <text:p><text:s/>5/6 </text:p>
          </table:table-cell>
          <table:table-cell table:style-name="ce311" table:formula="of:=[.AR3]*[.AS3]-[.AQ3]*[.AT3]" office:value-type="float" office:value="22" calcext:value-type="float">
            <text:p>22</text:p>
          </table:table-cell>
          <table:table-cell table:style-name="ce311" table:formula="of:=[.AS3]" office:value-type="float" office:value="5" calcext:value-type="float">
            <text:p>5</text:p>
          </table:table-cell>
          <table:table-cell table:style-name="ce340" table:formula="of:=GCD(ABS([.AW3]);ABS([.AS3]))" office:value-type="float" office:value="1" calcext:value-type="float">
            <text:p>1</text:p>
          </table:table-cell>
          <table:table-cell table:style-name="ce336" table:formula="of:=([.AR3]*[.AS3]-[.AQ3]*[.AT3])/[.AS3]" office:value-type="float" office:value="4.4" calcext:value-type="float">
            <text:p>22/5 </text:p>
          </table:table-cell>
          <table:table-cell table:style-name="ce311" table:formula="of:=RANK([.AP3];[.$AP$2:.$AP$26];0)" office:value-type="float" office:value="1" calcext:value-type="float">
            <text:p>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50" table:number-columns-repeated="3"/>
          <table:table-cell table:style-name="ce256" table:number-columns-repeated="2"/>
          <table:table-cell table:number-columns-repeated="11"/>
          <table:table-cell table:style-name="ce331" office:value-type="float" office:value="3" calcext:value-type="float">
            <text:p>3</text:p>
          </table:table-cell>
          <table:table-cell table:style-name="ce304" table:formula="of:=RANDBETWEEN(1;1000000)" office:value-type="float" office:value="545202" calcext:value-type="float">
            <text:p>545202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4]);ABS([.AJ4]))" office:value-type="float" office:value="1" calcext:value-type="float">
            <text:p>1</text:p>
          </table:table-cell>
          <table:table-cell table:style-name="ce337" table:formula="of:=-[.AJ4]/[.AI4]" office:value-type="float" office:value="0.6" calcext:value-type="float">
            <text:p><text:s/>3/5 </text:p>
          </table:table-cell>
          <table:table-cell table:style-name="ce334" table:formula="of:=RANK([.AH4];[.$AH$2:.$AH$26];0)" office:value-type="float" office:value="10" calcext:value-type="float">
            <text:p>10</text:p>
          </table:table-cell>
          <table:table-cell/>
          <table:table-cell table:style-name="ce331" office:value-type="float" office:value="3" calcext:value-type="float">
            <text:p>3</text:p>
          </table:table-cell>
          <table:table-cell table:style-name="ce304" table:formula="of:=RANDBETWEEN(1;1000000)" office:value-type="float" office:value="627590" calcext:value-type="float">
            <text:p>627590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4]);ABS([.AS4]))" office:value-type="float" office:value="1" calcext:value-type="float">
            <text:p>1</text:p>
          </table:table-cell>
          <table:table-cell table:style-name="ce337" table:formula="of:=-[.AS4]/[.AQ4]" office:value-type="float" office:value="0.6" calcext:value-type="float">
            <text:p><text:s/>3/5 </text:p>
          </table:table-cell>
          <table:table-cell table:style-name="ce334" table:formula="of:=[.AR4]*[.AS4]-[.AQ4]*[.AT4]" office:value-type="float" office:value="-4" calcext:value-type="float">
            <text:p>-4</text:p>
          </table:table-cell>
          <table:table-cell table:style-name="ce334" table:formula="of:=[.AS4]" office:value-type="float" office:value="3" calcext:value-type="float">
            <text:p>3</text:p>
          </table:table-cell>
          <table:table-cell table:style-name="ce341" table:formula="of:=GCD(ABS([.AW4]);ABS([.AS4]))" office:value-type="float" office:value="1" calcext:value-type="float">
            <text:p>1</text:p>
          </table:table-cell>
          <table:table-cell table:style-name="ce337" table:formula="of:=([.AR4]*[.AS4]-[.AQ4]*[.AT4])/[.AS4]" office:value-type="float" office:value="-1.33333333333333" calcext:value-type="float">
            <text:p>- 4/3 </text:p>
          </table:table-cell>
          <table:table-cell table:style-name="ce334" table:formula="of:=RANK([.AP4];[.$AP$2:.$AP$26];0)" office:value-type="float" office:value="9" calcext:value-type="float">
            <text:p>9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style-name="ce303" office:value-type="string" calcext:value-type="string">
            <text:p>c</text:p>
          </table:table-cell>
          <table:table-cell table:style-name="ce254" office:value-type="string" calcext:value-type="string">
            <text:p></text:p>
          </table:table-cell>
          <table:table-cell table:style-name="ce254" office:value-type="string" calcext:value-type="string">
            <text:p></text:p>
          </table:table-cell>
          <table:table-cell/>
          <table:table-cell table:formula="of:=COM.MICROSOFT.CONCAT(IF([.Q6]=1;&quot;&quot;;IF([.Q6]=-1;&quot;- &quot;;[.Q6]));&quot; x²&quot;;IF([.R6]&lt;0;&quot; - &quot;;&quot; + &quot;);ABS([.R6]);&quot; x&quot;;IF([.S6]&lt;0;&quot; - &quot;;&quot; + &quot;);ABS([.S6]);&quot; = 0&quot;)" office:value-type="string" office:string-value="4 x² - 16 x + 7 = 0" calcext:value-type="string" table:number-columns-spanned="5" table:number-rows-spanned="1">
            <text:p>4 x² - 16 x + 7 = 0</text:p>
          </table:table-cell>
          <table:covered-table-cell table:number-columns-repeated="4"/>
          <table:table-cell table:number-columns-repeated="5"/>
          <table:table-cell table:style-name="ce332" office:value-type="float" office:value="4" calcext:value-type="float">
            <text:p>4</text:p>
          </table:table-cell>
          <table:table-cell table:style-name="ce311" table:formula="of:=RANDBETWEEN(1;1000000)" office:value-type="float" office:value="185327" calcext:value-type="float">
            <text:p>185327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5]);ABS([.AJ5]))" office:value-type="float" office:value="1" calcext:value-type="float">
            <text:p>1</text:p>
          </table:table-cell>
          <table:table-cell table:style-name="ce336" table:formula="of:=-[.AJ5]/[.AI5]" office:value-type="float" office:value="0.75" calcext:value-type="float">
            <text:p><text:s/>3/4 </text:p>
          </table:table-cell>
          <table:table-cell table:style-name="ce311" table:formula="of:=RANK([.AH5];[.$AH$2:.$AH$26];0)" office:value-type="float" office:value="21" calcext:value-type="float">
            <text:p>21</text:p>
          </table:table-cell>
          <table:table-cell/>
          <table:table-cell table:style-name="ce332" office:value-type="float" office:value="4" calcext:value-type="float">
            <text:p>4</text:p>
          </table:table-cell>
          <table:table-cell table:style-name="ce311" table:formula="of:=RANDBETWEEN(1;1000000)" office:value-type="float" office:value="717045" calcext:value-type="float">
            <text:p>717045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7" calcext:value-type="float">
            <text:p>7</text:p>
          </table:table-cell>
          <table:table-cell table:style-name="ce340" table:formula="of:=GCD(ABS(2*[.AQ5]);ABS([.AS5]))" office:value-type="float" office:value="1" calcext:value-type="float">
            <text:p>1</text:p>
          </table:table-cell>
          <table:table-cell table:style-name="ce336" table:formula="of:=-[.AS5]/[.AQ5]" office:value-type="float" office:value="0.75" calcext:value-type="float">
            <text:p><text:s/>3/4 </text:p>
          </table:table-cell>
          <table:table-cell table:style-name="ce311" table:formula="of:=[.AR5]*[.AS5]-[.AQ5]*[.AT5]" office:value-type="float" office:value="49" calcext:value-type="float">
            <text:p>49</text:p>
          </table:table-cell>
          <table:table-cell table:style-name="ce311" table:formula="of:=[.AS5]" office:value-type="float" office:value="3" calcext:value-type="float">
            <text:p>3</text:p>
          </table:table-cell>
          <table:table-cell table:style-name="ce340" table:formula="of:=GCD(ABS([.AW5]);ABS([.AS5]))" office:value-type="float" office:value="1" calcext:value-type="float">
            <text:p>1</text:p>
          </table:table-cell>
          <table:table-cell table:style-name="ce336" table:formula="of:=([.AR5]*[.AS5]-[.AQ5]*[.AT5])/[.AS5]" office:value-type="float" office:value="16.3333333333333" calcext:value-type="float">
            <text:p>49/3 </text:p>
          </table:table-cell>
          <table:table-cell table:style-name="ce311" table:formula="of:=RANK([.AP5];[.$AP$2:.$AP$26];0)" office:value-type="float" office:value="6" calcext:value-type="float">
            <text:p>6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4" calcext:value-type="float">
            <text:p>4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6]&lt;0;&quot;-&quot;;&quot;+&quot;)" office:value-type="string" office:string-value="-" calcext:value-type="string">
            <text:p>-</text:p>
          </table:table-cell>
          <table:table-cell table:formula="of:=ABS([.R6]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S6])" office:value-type="float" office:value="7" calcext:value-type="float">
            <text:p>7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04" table:formula="of:=IF(RANDBETWEEN(0;1);-1;1)*RANDBETWEEN(1;6)" office:value-type="float" office:value="4" calcext:value-type="float">
            <text:p>4</text:p>
          </table:table-cell>
          <table:table-cell table:style-name="ce304" table:formula="of:=-2*[.Q6]*[.T6]" office:value-type="float" office:value="-16" calcext:value-type="float">
            <text:p>-16</text:p>
          </table:table-cell>
          <table:table-cell table:style-name="ce304" table:formula="of:=RANDBETWEEN(-10;10)" office:value-type="float" office:value="7" calcext:value-type="float">
            <text:p>7</text:p>
          </table:table-cell>
          <table:table-cell table:style-name="ce304" table:formula="of:=IF(RANDBETWEEN(0;1);-1;1)*RANDBETWEEN(1;6)" office:value-type="float" office:value="2" calcext:value-type="float">
            <text:p>2</text:p>
          </table:table-cell>
          <table:table-cell table:style-name="ce304" table:formula="of:=[.Q6]*[.T6]^2+[.R6]*[.T6]+[.S6]" office:value-type="float" office:value="-9" calcext:value-type="float">
            <text:p>-9</text:p>
          </table:table-cell>
          <table:table-cell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/>
          <table:table-cell table:style-name="ce331" office:value-type="float" office:value="5" calcext:value-type="float">
            <text:p>5</text:p>
          </table:table-cell>
          <table:table-cell table:style-name="ce304" table:formula="of:=RANDBETWEEN(1;1000000)" office:value-type="float" office:value="918430" calcext:value-type="float">
            <text:p>918430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6]);ABS([.AJ6]))" office:value-type="float" office:value="1" calcext:value-type="float">
            <text:p>1</text:p>
          </table:table-cell>
          <table:table-cell table:style-name="ce337" table:formula="of:=-[.AJ6]/[.AI6]" office:value-type="float" office:value="1.66666666666667" calcext:value-type="float">
            <text:p><text:s/>5/3 </text:p>
          </table:table-cell>
          <table:table-cell table:style-name="ce334" table:formula="of:=RANK([.AH6];[.$AH$2:.$AH$26];0)" office:value-type="float" office:value="4" calcext:value-type="float">
            <text:p>4</text:p>
          </table:table-cell>
          <table:table-cell/>
          <table:table-cell table:style-name="ce331" office:value-type="float" office:value="5" calcext:value-type="float">
            <text:p>5</text:p>
          </table:table-cell>
          <table:table-cell table:style-name="ce304" table:formula="of:=RANDBETWEEN(1;1000000)" office:value-type="float" office:value="385757" calcext:value-type="float">
            <text:p>385757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7" calcext:value-type="float">
            <text:p>7</text:p>
          </table:table-cell>
          <table:table-cell table:style-name="ce341" table:formula="of:=GCD(ABS(2*[.AQ6]);ABS([.AS6]))" office:value-type="float" office:value="1" calcext:value-type="float">
            <text:p>1</text:p>
          </table:table-cell>
          <table:table-cell table:style-name="ce337" table:formula="of:=-[.AS6]/[.AQ6]" office:value-type="float" office:value="1.66666666666667" calcext:value-type="float">
            <text:p><text:s/>5/3 </text:p>
          </table:table-cell>
          <table:table-cell table:style-name="ce334" table:formula="of:=[.AR6]*[.AS6]-[.AQ6]*[.AT6]" office:value-type="float" office:value="31" calcext:value-type="float">
            <text:p>31</text:p>
          </table:table-cell>
          <table:table-cell table:style-name="ce334" table:formula="of:=[.AS6]" office:value-type="float" office:value="5" calcext:value-type="float">
            <text:p>5</text:p>
          </table:table-cell>
          <table:table-cell table:style-name="ce341" table:formula="of:=GCD(ABS([.AW6]);ABS([.AS6]))" office:value-type="float" office:value="1" calcext:value-type="float">
            <text:p>1</text:p>
          </table:table-cell>
          <table:table-cell table:style-name="ce337" table:formula="of:=([.AR6]*[.AS6]-[.AQ6]*[.AT6])/[.AS6]" office:value-type="float" office:value="6.2" calcext:value-type="float">
            <text:p>31/5 </text:p>
          </table:table-cell>
          <table:table-cell table:style-name="ce334" table:formula="of:=RANK([.AP6];[.$AP$2:.$AP$26];0)" office:value-type="float" office:value="16" calcext:value-type="float">
            <text:p>16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[.$Q$6]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7" calcext:value-type="float">
            <text:p>7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304" table:formula="of:=IF(ISBLANK([$'2nd degré niveau 1'.A6]);0;IF([$'2nd degré niveau 1'.A6]=[.A7];1;-0.5))" office:value-type="float" office:value="0" calcext:value-type="float">
            <text:p>0</text:p>
          </table:table-cell>
          <table:table-cell table:style-name="ce304" table:formula="of:=IF(ISBLANK([$'2nd degré niveau 1'.D6]);0;IF([$'2nd degré niveau 1'.D6]=[.D7];1;-0.5))" office:value-type="float" office:value="0" calcext:value-type="float">
            <text:p>0</text:p>
          </table:table-cell>
          <table:table-cell table:style-name="ce304" table:formula="of:=IF(ISBLANK([$'2nd degré niveau 1'.E6]);0;IF([$'2nd degré niveau 1'.E6]=[.E7];1;-0.5))" office:value-type="float" office:value="0" calcext:value-type="float">
            <text:p>0</text:p>
          </table:table-cell>
          <table:table-cell table:style-name="ce304" table:formula="of:=IF(ISBLANK([$'2nd degré niveau 1'.H6]);0;IF([$'2nd degré niveau 1'.H6]=[.H7];1;-0.5))" office:value-type="float" office:value="0" calcext:value-type="float">
            <text:p>0</text:p>
          </table:table-cell>
          <table:table-cell table:style-name="ce304" table:formula="of:=IF(ISBLANK([$'2nd degré niveau 1'.I6]);0;IF([$'2nd degré niveau 1'.I6]=[.I7];1;-0.5))" office:value-type="float" office:value="0" calcext:value-type="float">
            <text:p>0</text:p>
          </table:table-cell>
          <table:table-cell table:style-name="ce306" table:number-columns-repeated="2"/>
          <table:table-cell table:style-name="ce304" table:formula="of:=SUM([.W7:.AC7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2" office:value-type="float" office:value="6" calcext:value-type="float">
            <text:p>6</text:p>
          </table:table-cell>
          <table:table-cell table:style-name="ce311" table:formula="of:=RANDBETWEEN(1;1000000)" office:value-type="float" office:value="654537" calcext:value-type="float">
            <text:p>654537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1" calcext:value-type="float">
            <text:p>1</text:p>
          </table:table-cell>
          <table:table-cell table:style-name="ce311" table:formula="of:=GCD(ABS(2*[.AI7]);ABS([.AJ7]))" office:value-type="float" office:value="1" calcext:value-type="float">
            <text:p>1</text:p>
          </table:table-cell>
          <table:table-cell table:style-name="ce336" table:formula="of:=-[.AJ7]/[.AI7]" office:value-type="float" office:value="0.5" calcext:value-type="float">
            <text:p><text:s/>1/2 </text:p>
          </table:table-cell>
          <table:table-cell table:style-name="ce311" table:formula="of:=RANK([.AH7];[.$AH$2:.$AH$26];0)" office:value-type="float" office:value="7" calcext:value-type="float">
            <text:p>7</text:p>
          </table:table-cell>
          <table:table-cell/>
          <table:table-cell table:style-name="ce332" office:value-type="float" office:value="6" calcext:value-type="float">
            <text:p>6</text:p>
          </table:table-cell>
          <table:table-cell table:style-name="ce311" table:formula="of:=RANDBETWEEN(1;1000000)" office:value-type="float" office:value="358962" calcext:value-type="float">
            <text:p>358962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2" calcext:value-type="float">
            <text:p>2</text:p>
          </table:table-cell>
          <table:table-cell table:style-name="ce340" table:formula="of:=GCD(ABS(2*[.AQ7]);ABS([.AS7]))" office:value-type="float" office:value="1" calcext:value-type="float">
            <text:p>1</text:p>
          </table:table-cell>
          <table:table-cell table:style-name="ce336" table:formula="of:=-[.AS7]/[.AQ7]" office:value-type="float" office:value="3.5" calcext:value-type="float">
            <text:p><text:s/>7/2 </text:p>
          </table:table-cell>
          <table:table-cell table:style-name="ce311" table:formula="of:=[.AR7]*[.AS7]-[.AQ7]*[.AT7]" office:value-type="float" office:value="39" calcext:value-type="float">
            <text:p>39</text:p>
          </table:table-cell>
          <table:table-cell table:style-name="ce311" table:formula="of:=[.AS7]" office:value-type="float" office:value="7" calcext:value-type="float">
            <text:p>7</text:p>
          </table:table-cell>
          <table:table-cell table:style-name="ce340" table:formula="of:=GCD(ABS([.AW7]);ABS([.AS7]))" office:value-type="float" office:value="1" calcext:value-type="float">
            <text:p>1</text:p>
          </table:table-cell>
          <table:table-cell table:style-name="ce336" table:formula="of:=([.AR7]*[.AS7]-[.AQ7]*[.AT7])/[.AS7]" office:value-type="float" office:value="5.57142857142857" calcext:value-type="float">
            <text:p>39/7 </text:p>
          </table:table-cell>
          <table:table-cell table:style-name="ce311" table:formula="of:=RANK([.AP7];[.$AP$2:.$AP$26];0)" office:value-type="float" office:value="18" calcext:value-type="float">
            <text:p>18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4" calcext:value-type="float">
            <text:p>4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2" calcext:value-type="float">
            <text:p>2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8]^2" office:value-type="float" office:value="4" calcext:value-type="float">
            <text:p>4</text:p>
          </table:table-cell>
          <table:table-cell office:value-type="string" calcext:value-type="string">
            <text:p>]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7" calcext:value-type="float">
            <text:p>7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06" table:number-columns-repeated="2"/>
          <table:table-cell table:number-columns-repeated="4"/>
          <table:table-cell table:style-name="ce304" table:formula="of:=IF(ISBLANK([$'2nd degré niveau 1'.A8]);0;IF([$'2nd degré niveau 1'.A8]=[.A8];1;-0.5))" office:value-type="float" office:value="0" calcext:value-type="float">
            <text:p>0</text:p>
          </table:table-cell>
          <table:table-cell table:style-name="ce304" table:formula="of:=IF(ISBLANK([$'2nd degré niveau 1'.E8]);0;IF([$'2nd degré niveau 1'.E8]=[.E8];1;-0.5))" office:value-type="float" office:value="0" calcext:value-type="float">
            <text:p>0</text:p>
          </table:table-cell>
          <table:table-cell table:style-name="ce304" table:formula="of:=IF(ISBLANK([$'2nd degré niveau 1'.F8]);0;IF([$'2nd degré niveau 1'.F8]=[.F8];1;-0.5))" office:value-type="float" office:value="0" calcext:value-type="float">
            <text:p>0</text:p>
          </table:table-cell>
          <table:table-cell table:style-name="ce304" table:formula="of:=IF(ISBLANK([$'2nd degré niveau 1'.H8]);0;IF([$'2nd degré niveau 1'.H8]=[.H8];1;-0.5))" office:value-type="float" office:value="0" calcext:value-type="float">
            <text:p>0</text:p>
          </table:table-cell>
          <table:table-cell table:style-name="ce304" table:formula="of:=IF(ISBLANK([$'2nd degré niveau 1'.I8]);0;IF([$'2nd degré niveau 1'.I8]=[.I8];1;-0.5))" office:value-type="float" office:value="0" calcext:value-type="float">
            <text:p>0</text:p>
          </table:table-cell>
          <table:table-cell table:style-name="ce304" table:formula="of:=IF(ISBLANK([$'2nd degré niveau 1'.K8]);0;IF([$'2nd degré niveau 1'.K8]=[.K8];1;-0.5))" office:value-type="float" office:value="0" calcext:value-type="float">
            <text:p>0</text:p>
          </table:table-cell>
          <table:table-cell table:style-name="ce304" table:formula="of:=IF(ISBLANK([$'2nd degré niveau 1'.L8]);0;IF([$'2nd degré niveau 1'.L8]=[.L8];1;-0.5))" office:value-type="float" office:value="0" calcext:value-type="float">
            <text:p>0</text:p>
          </table:table-cell>
          <table:table-cell table:style-name="ce304" table:formula="of:=SUM([.W8:.AC8])" office:value-type="float" office:value="0" calcext:value-type="float">
            <text:p>0</text:p>
          </table:table-cell>
          <table:table-cell table:style-name="ce304" office:value-type="float" office:value="7" calcext:value-type="float">
            <text:p>7</text:p>
          </table:table-cell>
          <table:table-cell/>
          <table:table-cell table:style-name="ce331" office:value-type="float" office:value="7" calcext:value-type="float">
            <text:p>7</text:p>
          </table:table-cell>
          <table:table-cell table:style-name="ce304" table:formula="of:=RANDBETWEEN(1;1000000)" office:value-type="float" office:value="150748" calcext:value-type="float">
            <text:p>150748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8]);ABS([.AJ8]))" office:value-type="float" office:value="1" calcext:value-type="float">
            <text:p>1</text:p>
          </table:table-cell>
          <table:table-cell table:style-name="ce337" table:formula="of:=-[.AJ8]/[.AI8]" office:value-type="float" office:value="-2.5" calcext:value-type="float">
            <text:p>- 5/2 </text:p>
          </table:table-cell>
          <table:table-cell table:style-name="ce334" table:formula="of:=RANK([.AH8];[.$AH$2:.$AH$26];0)" office:value-type="float" office:value="22" calcext:value-type="float">
            <text:p>22</text:p>
          </table:table-cell>
          <table:table-cell/>
          <table:table-cell table:style-name="ce331" office:value-type="float" office:value="7" calcext:value-type="float">
            <text:p>7</text:p>
          </table:table-cell>
          <table:table-cell table:style-name="ce304" table:formula="of:=RANDBETWEEN(1;1000000)" office:value-type="float" office:value="607451" calcext:value-type="float">
            <text:p>607451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3" calcext:value-type="float">
            <text:p>-3</text:p>
          </table:table-cell>
          <table:table-cell table:style-name="ce341" table:formula="of:=GCD(ABS(2*[.AQ8]);ABS([.AS8]))" office:value-type="float" office:value="1" calcext:value-type="float">
            <text:p>1</text:p>
          </table:table-cell>
          <table:table-cell table:style-name="ce337" table:formula="of:=-[.AS8]/[.AQ8]" office:value-type="float" office:value="-2.5" calcext:value-type="float">
            <text:p>- 5/2 </text:p>
          </table:table-cell>
          <table:table-cell table:style-name="ce334" table:formula="of:=[.AR8]*[.AS8]-[.AQ8]*[.AT8]" office:value-type="float" office:value="21" calcext:value-type="float">
            <text:p>21</text:p>
          </table:table-cell>
          <table:table-cell table:style-name="ce334" table:formula="of:=[.AS8]" office:value-type="float" office:value="5" calcext:value-type="float">
            <text:p>5</text:p>
          </table:table-cell>
          <table:table-cell table:style-name="ce341" table:formula="of:=GCD(ABS([.AW8]);ABS([.AS8]))" office:value-type="float" office:value="1" calcext:value-type="float">
            <text:p>1</text:p>
          </table:table-cell>
          <table:table-cell table:style-name="ce337" table:formula="of:=([.AR8]*[.AS8]-[.AQ8]*[.AT8])/[.AS8]" office:value-type="float" office:value="4.2" calcext:value-type="float">
            <text:p>21/5 </text:p>
          </table:table-cell>
          <table:table-cell table:style-name="ce334" table:formula="of:=RANK([.AP8];[.$AP$2:.$AP$26];0)" office:value-type="float" office:value="11" calcext:value-type="float">
            <text:p>1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4" calcext:value-type="float">
            <text:p>4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2" calcext:value-type="float">
            <text:p>2</text:p>
          </table:table-cell>
          <table:table-cell office:value-type="string" calcext:value-type="string">
            <text:p>)²</text:p>
          </table:table-cell>
          <table:table-cell table:style-name="ce234" table:formula="of:=IF([.Q6]&lt;0;&quot;+&quot;;&quot;-&quot;)" office:value-type="string" office:string-value="-" calcext:value-type="string">
            <text:p>-</text:p>
          </table:table-cell>
          <table:table-cell table:formula="of:=ABS([.$Q$6]*[.E9]^2)" office:value-type="float" office:value="16" calcext:value-type="float">
            <text:p>16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7" calcext:value-type="float">
            <text:p>7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304" table:formula="of:=IF(ISBLANK([$'2nd degré niveau 1'.A10]);0;IF([$'2nd degré niveau 1'.A10]=[.A9];1;-0.5))" office:value-type="float" office:value="0" calcext:value-type="float">
            <text:p>0</text:p>
          </table:table-cell>
          <table:table-cell table:style-name="ce304" table:formula="of:=IF(ISBLANK([$'2nd degré niveau 1'.D10]);0;IF([$'2nd degré niveau 1'.D10]=[.D9];1;-0.5))" office:value-type="float" office:value="0" calcext:value-type="float">
            <text:p>0</text:p>
          </table:table-cell>
          <table:table-cell table:style-name="ce304" table:formula="of:=IF(ISBLANK([$'2nd degré niveau 1'.E10]);0;IF([$'2nd degré niveau 1'.E10]=[.E9];1;-0.5))" office:value-type="float" office:value="0" calcext:value-type="float">
            <text:p>0</text:p>
          </table:table-cell>
          <table:table-cell table:style-name="ce304" table:formula="of:=IF(ISBLANK([$'2nd degré niveau 1'.G10]);0;IF([$'2nd degré niveau 1'.G10]=[.G9];1;-0.5))" office:value-type="float" office:value="0" calcext:value-type="float">
            <text:p>0</text:p>
          </table:table-cell>
          <table:table-cell table:style-name="ce304" table:formula="of:=IF(ISBLANK([$'2nd degré niveau 1'.H10]);0;IF([$'2nd degré niveau 1'.H10]=[.H9];1;-0.5))" office:value-type="float" office:value="0" calcext:value-type="float">
            <text:p>0</text:p>
          </table:table-cell>
          <table:table-cell table:style-name="ce304" table:formula="of:=IF(ISBLANK([$'2nd degré niveau 1'.I10]);0;IF([$'2nd degré niveau 1'.I10]=[.I9];1;-0.5))" office:value-type="float" office:value="0" calcext:value-type="float">
            <text:p>0</text:p>
          </table:table-cell>
          <table:table-cell table:style-name="ce304" table:formula="of:=IF(ISBLANK([$'2nd degré niveau 1'.J10]);0;IF([$'2nd degré niveau 1'.J10]=[.J9];1;-0.5))" office:value-type="float" office:value="0" calcext:value-type="float">
            <text:p>0</text:p>
          </table:table-cell>
          <table:table-cell table:style-name="ce304" table:formula="of:=SUM([.W9:.AC9])" office:value-type="float" office:value="0" calcext:value-type="float">
            <text:p>0</text:p>
          </table:table-cell>
          <table:table-cell table:style-name="ce304" office:value-type="float" office:value="7" calcext:value-type="float">
            <text:p>7</text:p>
          </table:table-cell>
          <table:table-cell/>
          <table:table-cell table:style-name="ce332" office:value-type="float" office:value="8" calcext:value-type="float">
            <text:p>8</text:p>
          </table:table-cell>
          <table:table-cell table:style-name="ce311" table:formula="of:=RANDBETWEEN(1;1000000)" office:value-type="float" office:value="294714" calcext:value-type="float">
            <text:p>294714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7" calcext:value-type="float">
            <text:p>7</text:p>
          </table:table-cell>
          <table:table-cell table:style-name="ce311" table:formula="of:=GCD(ABS(2*[.AI9]);ABS([.AJ9]))" office:value-type="float" office:value="1" calcext:value-type="float">
            <text:p>1</text:p>
          </table:table-cell>
          <table:table-cell table:style-name="ce336" table:formula="of:=-[.AJ9]/[.AI9]" office:value-type="float" office:value="-2.33333333333333" calcext:value-type="float">
            <text:p>- 7/3 </text:p>
          </table:table-cell>
          <table:table-cell table:style-name="ce311" table:formula="of:=RANK([.AH9];[.$AH$2:.$AH$26];0)" office:value-type="float" office:value="16" calcext:value-type="float">
            <text:p>16</text:p>
          </table:table-cell>
          <table:table-cell/>
          <table:table-cell table:style-name="ce332" office:value-type="float" office:value="8" calcext:value-type="float">
            <text:p>8</text:p>
          </table:table-cell>
          <table:table-cell table:style-name="ce311" table:formula="of:=RANDBETWEEN(1;1000000)" office:value-type="float" office:value="12663" calcext:value-type="float">
            <text:p>12663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4" calcext:value-type="float">
            <text:p>4</text:p>
          </table:table-cell>
          <table:table-cell table:style-name="ce340" table:formula="of:=GCD(ABS(2*[.AQ9]);ABS([.AS9]))" office:value-type="float" office:value="1" calcext:value-type="float">
            <text:p>1</text:p>
          </table:table-cell>
          <table:table-cell table:style-name="ce336" table:formula="of:=-[.AS9]/[.AQ9]" office:value-type="float" office:value="-2.33333333333333" calcext:value-type="float">
            <text:p>- 7/3 </text:p>
          </table:table-cell>
          <table:table-cell table:style-name="ce311" table:formula="of:=[.AR9]*[.AS9]-[.AQ9]*[.AT9]" office:value-type="float" office:value="-40" calcext:value-type="float">
            <text:p>-40</text:p>
          </table:table-cell>
          <table:table-cell table:style-name="ce311" table:formula="of:=[.AS9]" office:value-type="float" office:value="7" calcext:value-type="float">
            <text:p>7</text:p>
          </table:table-cell>
          <table:table-cell table:style-name="ce340" table:formula="of:=GCD(ABS([.AW9]);ABS([.AS9]))" office:value-type="float" office:value="1" calcext:value-type="float">
            <text:p>1</text:p>
          </table:table-cell>
          <table:table-cell table:style-name="ce336" table:formula="of:=([.AR9]*[.AS9]-[.AQ9]*[.AT9])/[.AS9]" office:value-type="float" office:value="-5.71428571428571" calcext:value-type="float">
            <text:p>-40/7 </text:p>
          </table:table-cell>
          <table:table-cell table:style-name="ce311" table:formula="of:=RANK([.AP9];[.$AP$2:.$AP$26];0)" office:value-type="float" office:value="25" calcext:value-type="float">
            <text:p>2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4" calcext:value-type="float">
            <text:p>4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2" calcext:value-type="float">
            <text:p>2</text:p>
          </table:table-cell>
          <table:table-cell office:value-type="string" calcext:value-type="string">
            <text:p>)²</text:p>
          </table:table-cell>
          <table:table-cell table:style-name="ce234" table:formula="of:=IF([.U6]&lt;0;&quot;-&quot;;&quot;+&quot;)" office:value-type="string" office:string-value="-" calcext:value-type="string">
            <text:p>-</text:p>
          </table:table-cell>
          <table:table-cell table:formula="of:=ABS([.U6])" office:value-type="float" office:value="9" calcext:value-type="float">
            <text:p>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232" table:number-columns-repeated="2"/>
          <table:table-cell table:number-columns-repeated="10"/>
          <table:table-cell table:style-name="ce304" table:formula="of:=IF(ISBLANK([$'2nd degré niveau 1'.A12]);0;IF([$'2nd degré niveau 1'.A12]=[.A10];1;-0.5))" office:value-type="float" office:value="0" calcext:value-type="float">
            <text:p>0</text:p>
          </table:table-cell>
          <table:table-cell table:style-name="ce304" table:formula="of:=IF(ISBLANK([$'2nd degré niveau 1'.D12]);0;IF([$'2nd degré niveau 1'.D12]=[.D10];1;-0.5))" office:value-type="float" office:value="0" calcext:value-type="float">
            <text:p>0</text:p>
          </table:table-cell>
          <table:table-cell table:style-name="ce304" table:formula="of:=IF(ISBLANK([$'2nd degré niveau 1'.E12]);0;IF([$'2nd degré niveau 1'.E12]=[.E10];1;-0.5))" office:value-type="float" office:value="0" calcext:value-type="float">
            <text:p>0</text:p>
          </table:table-cell>
          <table:table-cell table:style-name="ce304" table:formula="of:=IF(ISBLANK([$'2nd degré niveau 1'.G12]);0;IF([$'2nd degré niveau 1'.G12]=[.G10];1;-0.5))" office:value-type="float" office:value="0" calcext:value-type="float">
            <text:p>0</text:p>
          </table:table-cell>
          <table:table-cell table:style-name="ce304" table:formula="of:=IF(ISBLANK([$'2nd degré niveau 1'.H12]);0;IF([$'2nd degré niveau 1'.H12]=[.H10];1;-0.5))" office:value-type="float" office:value="0" calcext:value-type="float">
            <text:p>0</text:p>
          </table:table-cell>
          <table:table-cell table:number-columns-repeated="2"/>
          <table:table-cell table:style-name="ce304" table:formula="of:=SUM([.W10:.AC10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1" office:value-type="float" office:value="9" calcext:value-type="float">
            <text:p>9</text:p>
          </table:table-cell>
          <table:table-cell table:style-name="ce304" table:formula="of:=RANDBETWEEN(1;1000000)" office:value-type="float" office:value="799597" calcext:value-type="float">
            <text:p>799597</text:p>
          </table:table-cell>
          <table:table-cell table:style-name="ce334" table:formula="of:=[.AI9]+1" office:value-type="float" office:value="4" calcext:value-type="float">
            <text:p>4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0]);ABS([.AJ10]))" office:value-type="float" office:value="1" calcext:value-type="float">
            <text:p>1</text:p>
          </table:table-cell>
          <table:table-cell table:style-name="ce337" table:formula="of:=-[.AJ10]/[.AI10]" office:value-type="float" office:value="-0.25" calcext:value-type="float">
            <text:p>- 1/4 </text:p>
          </table:table-cell>
          <table:table-cell table:style-name="ce334" table:formula="of:=RANK([.AH10];[.$AH$2:.$AH$26];0)" office:value-type="float" office:value="5" calcext:value-type="float">
            <text:p>5</text:p>
          </table:table-cell>
          <table:table-cell/>
          <table:table-cell table:style-name="ce331" office:value-type="float" office:value="9" calcext:value-type="float">
            <text:p>9</text:p>
          </table:table-cell>
          <table:table-cell table:style-name="ce304" table:formula="of:=RANDBETWEEN(1;1000000)" office:value-type="float" office:value="290717" calcext:value-type="float">
            <text:p>290717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2" calcext:value-type="float">
            <text:p>-2</text:p>
          </table:table-cell>
          <table:table-cell table:style-name="ce341" table:formula="of:=GCD(ABS(2*[.AQ10]);ABS([.AS10]))" office:value-type="float" office:value="1" calcext:value-type="float">
            <text:p>1</text:p>
          </table:table-cell>
          <table:table-cell table:style-name="ce337" table:formula="of:=-[.AS10]/[.AQ10]" office:value-type="float" office:value="-0.428571428571429" calcext:value-type="float">
            <text:p>- 3/7 </text:p>
          </table:table-cell>
          <table:table-cell table:style-name="ce334" table:formula="of:=[.AR10]*[.AS10]-[.AQ10]*[.AT10]" office:value-type="float" office:value="-1" calcext:value-type="float">
            <text:p>-1</text:p>
          </table:table-cell>
          <table:table-cell table:style-name="ce334" table:formula="of:=[.AS10]" office:value-type="float" office:value="3" calcext:value-type="float">
            <text:p>3</text:p>
          </table:table-cell>
          <table:table-cell table:style-name="ce341" table:formula="of:=GCD(ABS([.AW10]);ABS([.AS10]))" office:value-type="float" office:value="1" calcext:value-type="float">
            <text:p>1</text:p>
          </table:table-cell>
          <table:table-cell table:style-name="ce337" table:formula="of:=([.AR10]*[.AS10]-[.AQ10]*[.AT10])/[.AS10]" office:value-type="float" office:value="-0.333333333333333" calcext:value-type="float">
            <text:p>- 1/3 </text:p>
          </table:table-cell>
          <table:table-cell table:style-name="ce334" table:formula="of:=RANK([.AP10];[.$AP$2:.$AP$26];0)" office:value-type="float" office:value="20" calcext:value-type="float">
            <text:p>20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number-columns-repeated="6"/>
          <table:table-cell table:style-name="ce234"/>
          <table:table-cell table:number-columns-repeated="3"/>
          <table:table-cell table:style-name="ce232" table:number-columns-repeated="2"/>
          <table:table-cell table:number-columns-repeated="10"/>
          <table:table-cell table:style-name="ce246" office:value-type="string" calcext:value-type="string">
            <text:p></text:p>
          </table:table-cell>
          <table:table-cell table:style-name="ce246" office:value-type="string" calcext:value-type="string">
            <text:p></text:p>
          </table:table-cell>
          <table:table-cell table:number-columns-repeated="5"/>
          <table:table-cell table:style-name="ce304" table:number-columns-repeated="2"/>
          <table:table-cell/>
          <table:table-cell table:style-name="ce332" office:value-type="float" office:value="10" calcext:value-type="float">
            <text:p>10</text:p>
          </table:table-cell>
          <table:table-cell table:style-name="ce311" table:formula="of:=RANDBETWEEN(1;1000000)" office:value-type="float" office:value="986055" calcext:value-type="float">
            <text:p>986055</text:p>
          </table:table-cell>
          <table:table-cell table:style-name="ce311" table:formula="of:=[.AI10]+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11" table:formula="of:=GCD(ABS(2*[.AI11]);ABS([.AJ11]))" office:value-type="float" office:value="1" calcext:value-type="float">
            <text:p>1</text:p>
          </table:table-cell>
          <table:table-cell table:style-name="ce336" table:formula="of:=-[.AJ11]/[.AI11]" office:value-type="float" office:value="-1.4" calcext:value-type="float">
            <text:p>- 7/5 </text:p>
          </table:table-cell>
          <table:table-cell table:style-name="ce311" table:formula="of:=RANK([.AH11];[.$AH$2:.$AH$26];0)" office:value-type="float" office:value="1" calcext:value-type="float">
            <text:p>1</text:p>
          </table:table-cell>
          <table:table-cell/>
          <table:table-cell table:style-name="ce332" office:value-type="float" office:value="10" calcext:value-type="float">
            <text:p>10</text:p>
          </table:table-cell>
          <table:table-cell table:style-name="ce311" table:formula="of:=RANDBETWEEN(1;1000000)" office:value-type="float" office:value="620315" calcext:value-type="float">
            <text:p>620315</text:p>
          </table:table-cell>
          <table:table-cell table:style-name="ce311" office:value-type="float" office:value="4" calcext:value-type="float">
            <text:p>4</text:p>
          </table:table-cell>
          <table:table-cell table:style-name="ce311" office:value-type="float" office:value="-3" calcext:value-type="float">
            <text:p>-3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40" table:formula="of:=GCD(ABS(2*[.AQ11]);ABS([.AS11]))" office:value-type="float" office:value="1" calcext:value-type="float">
            <text:p>1</text:p>
          </table:table-cell>
          <table:table-cell table:style-name="ce336" table:formula="of:=-[.AS11]/[.AQ11]" office:value-type="float" office:value="-1.75" calcext:value-type="float">
            <text:p>- 7/4 </text:p>
          </table:table-cell>
          <table:table-cell table:style-name="ce311" table:formula="of:=[.AR11]*[.AS11]-[.AQ11]*[.AT11]" office:value-type="float" office:value="-33" calcext:value-type="float">
            <text:p>-33</text:p>
          </table:table-cell>
          <table:table-cell table:style-name="ce311" table:formula="of:=[.AS11]" office:value-type="float" office:value="7" calcext:value-type="float">
            <text:p>7</text:p>
          </table:table-cell>
          <table:table-cell table:style-name="ce340" table:formula="of:=GCD(ABS([.AW11]);ABS([.AS11]))" office:value-type="float" office:value="1" calcext:value-type="float">
            <text:p>1</text:p>
          </table:table-cell>
          <table:table-cell table:style-name="ce336" table:formula="of:=([.AR11]*[.AS11]-[.AQ11]*[.AT11])/[.AS11]" office:value-type="float" office:value="-4.71428571428571" calcext:value-type="float">
            <text:p>-33/7 </text:p>
          </table:table-cell>
          <table:table-cell table:style-name="ce311" table:formula="of:=RANK([.AP11];[.$AP$2:.$AP$26];0)" office:value-type="float" office:value="10" calcext:value-type="float">
            <text:p>10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/>
          <table:table-cell table:style-name="ce232"/>
          <table:table-cell table:number-columns-repeated="19"/>
          <table:table-cell table:style-name="ce304" table:formula="of:=IF(ISBLANK([$'2nd degré niveau 1'.C14]);0;IF([$'2nd degré niveau 1'.C14]=[.T6];1;-0.5))" office:value-type="float" office:value="0" calcext:value-type="float">
            <text:p>0</text:p>
          </table:table-cell>
          <table:table-cell table:style-name="ce304" table:formula="of:=IF(ISBLANK([$'2nd degré niveau 1'.F14]);0;IF([$'2nd degré niveau 1'.F14]=[.U6];1;-0.5))" office:value-type="float" office:value="0" calcext:value-type="float">
            <text:p>0</text:p>
          </table:table-cell>
          <table:table-cell table:number-columns-repeated="5"/>
          <table:table-cell table:style-name="ce304" table:formula="of:=SUM([.W12:.AC1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11" calcext:value-type="float">
            <text:p>11</text:p>
          </table:table-cell>
          <table:table-cell table:style-name="ce304" table:formula="of:=RANDBETWEEN(1;1000000)" office:value-type="float" office:value="134633" calcext:value-type="float">
            <text:p>134633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2]);ABS([.AJ12]))" office:value-type="float" office:value="1" calcext:value-type="float">
            <text:p>1</text:p>
          </table:table-cell>
          <table:table-cell table:style-name="ce337" table:formula="of:=-[.AJ12]/[.AI12]" office:value-type="float" office:value="-0.166666666666667" calcext:value-type="float">
            <text:p>- 1/6 </text:p>
          </table:table-cell>
          <table:table-cell table:style-name="ce334" table:formula="of:=RANK([.AH12];[.$AH$2:.$AH$26];0)" office:value-type="float" office:value="23" calcext:value-type="float">
            <text:p>23</text:p>
          </table:table-cell>
          <table:table-cell/>
          <table:table-cell table:style-name="ce331" office:value-type="float" office:value="11" calcext:value-type="float">
            <text:p>11</text:p>
          </table:table-cell>
          <table:table-cell table:style-name="ce304" table:formula="of:=RANDBETWEEN(1;1000000)" office:value-type="float" office:value="718731" calcext:value-type="float">
            <text:p>718731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-7" calcext:value-type="float">
            <text:p>-7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12]);ABS([.AS12]))" office:value-type="float" office:value="1" calcext:value-type="float">
            <text:p>1</text:p>
          </table:table-cell>
          <table:table-cell table:style-name="ce337" table:formula="of:=-[.AS12]/[.AQ12]" office:value-type="float" office:value="1.16666666666667" calcext:value-type="float">
            <text:p><text:s/>7/6 </text:p>
          </table:table-cell>
          <table:table-cell table:style-name="ce334" table:formula="of:=[.AR12]*[.AS12]-[.AQ12]*[.AT12]" office:value-type="float" office:value="2" calcext:value-type="float">
            <text:p>2</text:p>
          </table:table-cell>
          <table:table-cell table:style-name="ce334" table:formula="of:=[.AS12]" office:value-type="float" office:value="-7" calcext:value-type="float">
            <text:p>-7</text:p>
          </table:table-cell>
          <table:table-cell table:style-name="ce341" table:formula="of:=GCD(ABS([.AW12]);ABS([.AS12]))" office:value-type="float" office:value="1" calcext:value-type="float">
            <text:p>1</text:p>
          </table:table-cell>
          <table:table-cell table:style-name="ce337" table:formula="of:=([.AR12]*[.AS12]-[.AQ12]*[.AT12])/[.AS12]" office:value-type="float" office:value="-0.285714285714286" calcext:value-type="float">
            <text:p>- 2/7 </text:p>
          </table:table-cell>
          <table:table-cell table:style-name="ce334" table:formula="of:=RANK([.AP12];[.$AP$2:.$AP$26];0)" office:value-type="float" office:value="5" calcext:value-type="float">
            <text:p>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28"/>
          <table:table-cell table:style-name="ce329" office:value-type="string" calcext:value-type="string">
            <text:p>Note</text:p>
          </table:table-cell>
          <table:table-cell table:style-name="ce329" table:formula="of:=IF(20*SUM([.AD7:.AD12])/SUM([.AE7:.AE12])&lt;0;0;20*SUM([.AD7:.AD12])/SUM([.AE7:.AE12]))" office:value-type="float" office:value="0" calcext:value-type="float">
            <text:p>0</text:p>
          </table:table-cell>
          <table:table-cell/>
          <table:table-cell table:style-name="ce332" office:value-type="float" office:value="12" calcext:value-type="float">
            <text:p>12</text:p>
          </table:table-cell>
          <table:table-cell table:style-name="ce311" table:formula="of:=RANDBETWEEN(1;1000000)" office:value-type="float" office:value="270695" calcext:value-type="float">
            <text:p>270695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13]);ABS([.AJ13]))" office:value-type="float" office:value="1" calcext:value-type="float">
            <text:p>1</text:p>
          </table:table-cell>
          <table:table-cell table:style-name="ce336" table:formula="of:=-[.AJ13]/[.AI13]" office:value-type="float" office:value="-0.428571428571429" calcext:value-type="float">
            <text:p>- 3/7 </text:p>
          </table:table-cell>
          <table:table-cell table:style-name="ce311" table:formula="of:=RANK([.AH13];[.$AH$2:.$AH$26];0)" office:value-type="float" office:value="18" calcext:value-type="float">
            <text:p>18</text:p>
          </table:table-cell>
          <table:table-cell/>
          <table:table-cell table:style-name="ce332" office:value-type="float" office:value="12" calcext:value-type="float">
            <text:p>12</text:p>
          </table:table-cell>
          <table:table-cell table:style-name="ce311" table:formula="of:=RANDBETWEEN(1;1000000)" office:value-type="float" office:value="922617" calcext:value-type="float">
            <text:p>922617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-7" calcext:value-type="float">
            <text:p>-7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40" table:formula="of:=GCD(ABS(2*[.AQ13]);ABS([.AS13]))" office:value-type="float" office:value="1" calcext:value-type="float">
            <text:p>1</text:p>
          </table:table-cell>
          <table:table-cell table:style-name="ce336" table:formula="of:=-[.AS13]/[.AQ13]" office:value-type="float" office:value="-0.428571428571429" calcext:value-type="float">
            <text:p>- 3/7 </text:p>
          </table:table-cell>
          <table:table-cell table:style-name="ce311" table:formula="of:=[.AR13]*[.AS13]-[.AQ13]*[.AT13]" office:value-type="float" office:value="-56" calcext:value-type="float">
            <text:p>-56</text:p>
          </table:table-cell>
          <table:table-cell table:style-name="ce311" table:formula="of:=[.AS13]" office:value-type="float" office:value="3" calcext:value-type="float">
            <text:p>3</text:p>
          </table:table-cell>
          <table:table-cell table:style-name="ce340" table:formula="of:=GCD(ABS([.AW13]);ABS([.AS13]))" office:value-type="float" office:value="1" calcext:value-type="float">
            <text:p>1</text:p>
          </table:table-cell>
          <table:table-cell table:style-name="ce336" table:formula="of:=([.AR13]*[.AS13]-[.AQ13]*[.AT13])/[.AS13]" office:value-type="float" office:value="-18.6666666666667" calcext:value-type="float">
            <text:p>-56/3 </text:p>
          </table:table-cell>
          <table:table-cell table:style-name="ce311" table:formula="of:=RANK([.AP13];[.$AP$2:.$AP$26];0)" office:value-type="float" office:value="2" calcext:value-type="float">
            <text:p>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31"/>
          <table:table-cell table:style-name="ce331" office:value-type="float" office:value="13" calcext:value-type="float">
            <text:p>13</text:p>
          </table:table-cell>
          <table:table-cell table:style-name="ce304" table:formula="of:=RANDBETWEEN(1;1000000)" office:value-type="float" office:value="558340" calcext:value-type="float">
            <text:p>558340</text:p>
          </table:table-cell>
          <table:table-cell table:style-name="ce304" office:value-type="float" office:value="-7" calcext:value-type="float">
            <text:p>-7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14]);ABS([.AJ14]))" office:value-type="float" office:value="1" calcext:value-type="float">
            <text:p>1</text:p>
          </table:table-cell>
          <table:table-cell table:style-name="ce337" table:formula="of:=-[.AJ14]/[.AI14]" office:value-type="float" office:value="0.428571428571429" calcext:value-type="float">
            <text:p><text:s/>3/7 </text:p>
          </table:table-cell>
          <table:table-cell table:style-name="ce334" table:formula="of:=RANK([.AH14];[.$AH$2:.$AH$26];0)" office:value-type="float" office:value="9" calcext:value-type="float">
            <text:p>9</text:p>
          </table:table-cell>
          <table:table-cell/>
          <table:table-cell table:style-name="ce331" office:value-type="float" office:value="13" calcext:value-type="float">
            <text:p>13</text:p>
          </table:table-cell>
          <table:table-cell table:style-name="ce304" table:formula="of:=RANDBETWEEN(1;1000000)" office:value-type="float" office:value="222863" calcext:value-type="float">
            <text:p>222863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-3" calcext:value-type="float">
            <text:p>-3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14]);ABS([.AS14]))" office:value-type="float" office:value="1" calcext:value-type="float">
            <text:p>1</text:p>
          </table:table-cell>
          <table:table-cell table:style-name="ce337" table:formula="of:=-[.AS14]/[.AQ14]" office:value-type="float" office:value="0.428571428571429" calcext:value-type="float">
            <text:p><text:s/>3/7 </text:p>
          </table:table-cell>
          <table:table-cell table:style-name="ce334" table:formula="of:=[.AR14]*[.AS14]-[.AQ14]*[.AT14]" office:value-type="float" office:value="19" calcext:value-type="float">
            <text:p>19</text:p>
          </table:table-cell>
          <table:table-cell table:style-name="ce334" table:formula="of:=[.AS14]" office:value-type="float" office:value="3" calcext:value-type="float">
            <text:p>3</text:p>
          </table:table-cell>
          <table:table-cell table:style-name="ce341" table:formula="of:=GCD(ABS([.AW14]);ABS([.AS14]))" office:value-type="float" office:value="1" calcext:value-type="float">
            <text:p>1</text:p>
          </table:table-cell>
          <table:table-cell table:style-name="ce337" table:formula="of:=([.AR14]*[.AS14]-[.AQ14]*[.AT14])/[.AS14]" office:value-type="float" office:value="6.33333333333333" calcext:value-type="float">
            <text:p>19/3 </text:p>
          </table:table-cell>
          <table:table-cell table:style-name="ce334" table:formula="of:=RANK([.AP14];[.$AP$2:.$AP$26];0)" office:value-type="float" office:value="21" calcext:value-type="float">
            <text:p>2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polynôme du second degré niveau 2</text:p>
          </table:table-cell>
          <table:covered-table-cell table:number-columns-repeated="15"/>
          <table:covered-table-cell table:number-columns-repeated="3" table:style-name="ce250"/>
          <table:covered-table-cell table:number-columns-repeated="2" table:style-name="ce256"/>
          <table:covered-table-cell table:number-columns-repeated="10"/>
          <table:table-cell/>
          <table:table-cell table:style-name="ce332" office:value-type="float" office:value="14" calcext:value-type="float">
            <text:p>14</text:p>
          </table:table-cell>
          <table:table-cell table:style-name="ce311" table:formula="of:=RANDBETWEEN(1;1000000)" office:value-type="float" office:value="505287" calcext:value-type="float">
            <text:p>505287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15]);ABS([.AJ15]))" office:value-type="float" office:value="1" calcext:value-type="float">
            <text:p>1</text:p>
          </table:table-cell>
          <table:table-cell table:style-name="ce336" table:formula="of:=-[.AJ15]/[.AI15]" office:value-type="float" office:value="0.833333333333333" calcext:value-type="float">
            <text:p><text:s/>5/6 </text:p>
          </table:table-cell>
          <table:table-cell table:style-name="ce311" table:formula="of:=RANK([.AH15];[.$AH$2:.$AH$26];0)" office:value-type="float" office:value="11" calcext:value-type="float">
            <text:p>11</text:p>
          </table:table-cell>
          <table:table-cell/>
          <table:table-cell table:style-name="ce332" office:value-type="float" office:value="14" calcext:value-type="float">
            <text:p>14</text:p>
          </table:table-cell>
          <table:table-cell table:style-name="ce311" table:formula="of:=RANDBETWEEN(1;1000000)" office:value-type="float" office:value="444195" calcext:value-type="float">
            <text:p>444195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-5" calcext:value-type="float">
            <text:p>-5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40" table:formula="of:=GCD(ABS(2*[.AQ15]);ABS([.AS15]))" office:value-type="float" office:value="1" calcext:value-type="float">
            <text:p>1</text:p>
          </table:table-cell>
          <table:table-cell table:style-name="ce336" table:formula="of:=-[.AS15]/[.AQ15]" office:value-type="float" office:value="0.833333333333333" calcext:value-type="float">
            <text:p><text:s/>5/6 </text:p>
          </table:table-cell>
          <table:table-cell table:style-name="ce311" table:formula="of:=[.AR15]*[.AS15]-[.AQ15]*[.AT15]" office:value-type="float" office:value="-7" calcext:value-type="float">
            <text:p>-7</text:p>
          </table:table-cell>
          <table:table-cell table:style-name="ce311" table:formula="of:=[.AS15]" office:value-type="float" office:value="5" calcext:value-type="float">
            <text:p>5</text:p>
          </table:table-cell>
          <table:table-cell table:style-name="ce340" table:formula="of:=GCD(ABS([.AW15]);ABS([.AS15]))" office:value-type="float" office:value="1" calcext:value-type="float">
            <text:p>1</text:p>
          </table:table-cell>
          <table:table-cell table:style-name="ce336" table:formula="of:=([.AR15]*[.AS15]-[.AQ15]*[.AT15])/[.AS15]" office:value-type="float" office:value="-1.4" calcext:value-type="float">
            <text:p>- 7/5 </text:p>
          </table:table-cell>
          <table:table-cell table:style-name="ce311" table:formula="of:=RANK([.AP15];[.$AP$2:.$AP$26];0)" office:value-type="float" office:value="15" calcext:value-type="float">
            <text:p>1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50" table:number-columns-repeated="3"/>
          <table:table-cell table:style-name="ce256" table:number-columns-repeated="2"/>
          <table:table-cell table:number-columns-repeated="11"/>
          <table:table-cell table:style-name="ce331" office:value-type="float" office:value="15" calcext:value-type="float">
            <text:p>15</text:p>
          </table:table-cell>
          <table:table-cell table:style-name="ce304" table:formula="of:=RANDBETWEEN(1;1000000)" office:value-type="float" office:value="612701" calcext:value-type="float">
            <text:p>612701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7" calcext:value-type="float">
            <text:p>7</text:p>
          </table:table-cell>
          <table:table-cell table:style-name="ce334" table:formula="of:=GCD(ABS(2*[.AI16]);ABS([.AJ16]))" office:value-type="float" office:value="1" calcext:value-type="float">
            <text:p>1</text:p>
          </table:table-cell>
          <table:table-cell table:style-name="ce337" table:formula="of:=-[.AJ16]/[.AI16]" office:value-type="float" office:value="1.4" calcext:value-type="float">
            <text:p><text:s/>7/5 </text:p>
          </table:table-cell>
          <table:table-cell table:style-name="ce334" table:formula="of:=RANK([.AH16];[.$AH$2:.$AH$26];0)" office:value-type="float" office:value="8" calcext:value-type="float">
            <text:p>8</text:p>
          </table:table-cell>
          <table:table-cell/>
          <table:table-cell table:style-name="ce331" office:value-type="float" office:value="15" calcext:value-type="float">
            <text:p>15</text:p>
          </table:table-cell>
          <table:table-cell table:style-name="ce304" table:formula="of:=RANDBETWEEN(1;1000000)" office:value-type="float" office:value="502309" calcext:value-type="float">
            <text:p>502309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16]);ABS([.AS16]))" office:value-type="float" office:value="1" calcext:value-type="float">
            <text:p>1</text:p>
          </table:table-cell>
          <table:table-cell table:style-name="ce337" table:formula="of:=-[.AS16]/[.AQ16]" office:value-type="float" office:value="1.4" calcext:value-type="float">
            <text:p><text:s/>7/5 </text:p>
          </table:table-cell>
          <table:table-cell table:style-name="ce334" table:formula="of:=[.AR16]*[.AS16]-[.AQ16]*[.AT16]" office:value-type="float" office:value="48" calcext:value-type="float">
            <text:p>48</text:p>
          </table:table-cell>
          <table:table-cell table:style-name="ce334" table:formula="of:=[.AS16]" office:value-type="float" office:value="7" calcext:value-type="float">
            <text:p>7</text:p>
          </table:table-cell>
          <table:table-cell table:style-name="ce341" table:formula="of:=GCD(ABS([.AW16]);ABS([.AS16]))" office:value-type="float" office:value="1" calcext:value-type="float">
            <text:p>1</text:p>
          </table:table-cell>
          <table:table-cell table:style-name="ce337" table:formula="of:=([.AR16]*[.AS16]-[.AQ16]*[.AT16])/[.AS16]" office:value-type="float" office:value="6.85714285714286" calcext:value-type="float">
            <text:p>48/7 </text:p>
          </table:table-cell>
          <table:table-cell table:style-name="ce334" table:formula="of:=RANK([.AP16];[.$AP$2:.$AP$26];0)" office:value-type="float" office:value="14" calcext:value-type="float">
            <text:p>1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style-name="ce303" office:value-type="string" calcext:value-type="string">
            <text:p>c</text:p>
          </table:table-cell>
          <table:table-cell table:style-name="ce232" table:number-columns-repeated="2"/>
          <table:table-cell/>
          <table:table-cell table:formula="of:=COM.MICROSOFT.CONCAT(IF([.Q18]=1;&quot;&quot;;IF([.Q18]=-1;&quot;- &quot;;[.Q18]));&quot; x²&quot;;IF([.R18]&lt;0;&quot; - &quot;;&quot; + &quot;);IF([.R18]=1;&quot;&quot;;IF([.R18]=-1;&quot;- &quot;;ABS([.R18])));&quot; x&quot;;IF([.S18]&lt;0;&quot; - &quot;;&quot; + &quot;);ABS([.S18]);&quot; = 0&quot;)" office:value-type="string" office:string-value="-7 x² + 3 x - 8 = 0" calcext:value-type="string" table:number-columns-spanned="5" table:number-rows-spanned="1">
            <text:p>-7 x² + 3 x - 8 = 0</text:p>
          </table:table-cell>
          <table:covered-table-cell table:number-columns-repeated="4"/>
          <table:table-cell table:number-columns-repeated="5"/>
          <table:table-cell table:style-name="ce332" office:value-type="float" office:value="16" calcext:value-type="float">
            <text:p>16</text:p>
          </table:table-cell>
          <table:table-cell table:style-name="ce311" table:formula="of:=RANDBETWEEN(1;1000000)" office:value-type="float" office:value="105339" calcext:value-type="float">
            <text:p>105339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17]);ABS([.AJ17]))" office:value-type="float" office:value="1" calcext:value-type="float">
            <text:p>1</text:p>
          </table:table-cell>
          <table:table-cell table:style-name="ce336" table:formula="of:=-[.AJ17]/[.AI17]" office:value-type="float" office:value="0.75" calcext:value-type="float">
            <text:p><text:s/>3/4 </text:p>
          </table:table-cell>
          <table:table-cell table:style-name="ce311" table:formula="of:=RANK([.AH17];[.$AH$2:.$AH$26];0)" office:value-type="float" office:value="24" calcext:value-type="float">
            <text:p>24</text:p>
          </table:table-cell>
          <table:table-cell/>
          <table:table-cell table:style-name="ce332" office:value-type="float" office:value="16" calcext:value-type="float">
            <text:p>16</text:p>
          </table:table-cell>
          <table:table-cell table:style-name="ce311" table:formula="of:=RANDBETWEEN(1;1000000)" office:value-type="float" office:value="782540" calcext:value-type="float">
            <text:p>782540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1" calcext:value-type="float">
            <text:p>1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4" calcext:value-type="float">
            <text:p>4</text:p>
          </table:table-cell>
          <table:table-cell table:style-name="ce340" table:formula="of:=GCD(ABS(2*[.AQ17]);ABS([.AS17]))" office:value-type="float" office:value="1" calcext:value-type="float">
            <text:p>1</text:p>
          </table:table-cell>
          <table:table-cell table:style-name="ce336" table:formula="of:=-[.AS17]/[.AQ17]" office:value-type="float" office:value="0.75" calcext:value-type="float">
            <text:p><text:s/>3/4 </text:p>
          </table:table-cell>
          <table:table-cell table:style-name="ce311" table:formula="of:=[.AR17]*[.AS17]-[.AQ17]*[.AT17]" office:value-type="float" office:value="19" calcext:value-type="float">
            <text:p>19</text:p>
          </table:table-cell>
          <table:table-cell table:style-name="ce311" table:formula="of:=[.AS17]" office:value-type="float" office:value="3" calcext:value-type="float">
            <text:p>3</text:p>
          </table:table-cell>
          <table:table-cell table:style-name="ce340" table:formula="of:=GCD(ABS([.AW17]);ABS([.AS17]))" office:value-type="float" office:value="1" calcext:value-type="float">
            <text:p>1</text:p>
          </table:table-cell>
          <table:table-cell table:style-name="ce336" table:formula="of:=([.AR17]*[.AS17]-[.AQ17]*[.AT17])/[.AS17]" office:value-type="float" office:value="6.33333333333333" calcext:value-type="float">
            <text:p>19/3 </text:p>
          </table:table-cell>
          <table:table-cell table:style-name="ce311" table:formula="of:=RANK([.AP17];[.$AP$2:.$AP$26];0)" office:value-type="float" office:value="3" calcext:value-type="float">
            <text:p>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-7" calcext:value-type="float">
            <text:p>-7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8]&lt;0;&quot;-&quot;;&quot;+&quot;)" office:value-type="string" office:string-value="+" calcext:value-type="string">
            <text:p>+</text:p>
          </table:table-cell>
          <table:table-cell table:style-name="ce234" table:formula="of:=IF(ABS([.R18])=1;&quot;&quot;;ABS([.R18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8" calcext:value-type="float">
            <text:p>8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04" table:formula="of:=INDEX([.AI2:.AI26];[.AM2])" office:value-type="float" office:value="-7" calcext:value-type="float">
            <text:p>-7</text:p>
          </table:table-cell>
          <table:table-cell table:style-name="ce304" table:formula="of:=INDEX([.AJ2:.AJ26];[.AM2])" office:value-type="float" office:value="3" calcext:value-type="float">
            <text:p>3</text:p>
          </table:table-cell>
          <table:table-cell table:style-name="ce304" table:formula="of:=IF(RANDBETWEEN(0;1);-1;1)*RANDBETWEEN(1;10)" office:value-type="float" office:value="-8" calcext:value-type="float">
            <text:p>-8</text:p>
          </table:table-cell>
          <table:table-cell table:style-name="ce306"/>
          <table:table-cell table:style-name="ce232"/>
          <table:table-cell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/>
          <table:table-cell table:style-name="ce331" office:value-type="float" office:value="17" calcext:value-type="float">
            <text:p>17</text:p>
          </table:table-cell>
          <table:table-cell table:style-name="ce304" table:formula="of:=RANDBETWEEN(1;1000000)" office:value-type="float" office:value="947801" calcext:value-type="float">
            <text:p>947801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8]);ABS([.AJ18]))" office:value-type="float" office:value="1" calcext:value-type="float">
            <text:p>1</text:p>
          </table:table-cell>
          <table:table-cell table:style-name="ce337" table:formula="of:=-[.AJ18]/[.AI18]" office:value-type="float" office:value="0.333333333333333" calcext:value-type="float">
            <text:p><text:s/>1/3 </text:p>
          </table:table-cell>
          <table:table-cell table:style-name="ce334" table:formula="of:=RANK([.AH18];[.$AH$2:.$AH$26];0)" office:value-type="float" office:value="3" calcext:value-type="float">
            <text:p>3</text:p>
          </table:table-cell>
          <table:table-cell/>
          <table:table-cell table:style-name="ce331" office:value-type="float" office:value="17" calcext:value-type="float">
            <text:p>17</text:p>
          </table:table-cell>
          <table:table-cell table:style-name="ce304" table:formula="of:=RANDBETWEEN(1;1000000)" office:value-type="float" office:value="775898" calcext:value-type="float">
            <text:p>775898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3" calcext:value-type="float">
            <text:p>-3</text:p>
          </table:table-cell>
          <table:table-cell table:style-name="ce341" table:formula="of:=GCD(ABS(2*[.AQ18]);ABS([.AS18]))" office:value-type="float" office:value="1" calcext:value-type="float">
            <text:p>1</text:p>
          </table:table-cell>
          <table:table-cell table:style-name="ce337" table:formula="of:=-[.AS18]/[.AQ18]" office:value-type="float" office:value="-2.5" calcext:value-type="float">
            <text:p>- 5/2 </text:p>
          </table:table-cell>
          <table:table-cell table:style-name="ce334" table:formula="of:=[.AR18]*[.AS18]-[.AQ18]*[.AT18]" office:value-type="float" office:value="41" calcext:value-type="float">
            <text:p>41</text:p>
          </table:table-cell>
          <table:table-cell table:style-name="ce334" table:formula="of:=[.AS18]" office:value-type="float" office:value="5" calcext:value-type="float">
            <text:p>5</text:p>
          </table:table-cell>
          <table:table-cell table:style-name="ce341" table:formula="of:=GCD(ABS([.AW18]);ABS([.AS18]))" office:value-type="float" office:value="1" calcext:value-type="float">
            <text:p>1</text:p>
          </table:table-cell>
          <table:table-cell table:style-name="ce337" table:formula="of:=([.AR18]*[.AS18]-[.AQ18]*[.AT18])/[.AS18]" office:value-type="float" office:value="8.2" calcext:value-type="float">
            <text:p>41/5 </text:p>
          </table:table-cell>
          <table:table-cell table:style-name="ce334" table:formula="of:=RANK([.AP18];[.$AP$2:.$AP$26];0)" office:value-type="float" office:value="4" calcext:value-type="float">
            <text:p>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14"/>
          <table:table-cell table:number-columns-repeated="2"/>
          <table:table-cell table:style-name="ce254" office:value-type="string" calcext:value-type="string" table:number-columns-spanned="2" table:number-rows-spanned="1">
            <text:p></text:p>
          </table:table-cell>
          <table:covered-table-cell table:style-name="ce232"/>
          <table:table-cell table:style-name="ce254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258" office:value-type="string" calcext:value-type="string" table:number-columns-spanned="1" table:number-rows-spanned="3">
            <text:p>L1</text:p>
          </table:table-cell>
          <table:table-cell table:style-name="ce304" table:number-columns-repeated="2"/>
          <table:table-cell table:style-name="ce304" table:formula="of:=IF(ISBLANK([$'2nd degré niveau 2'.F5]);0;IF([$'2nd degré niveau 2'.F5]=[.E20];1;-0.5))" office:value-type="float" office:value="0" calcext:value-type="float">
            <text:p>0</text:p>
          </table:table-cell>
          <table:table-cell table:style-name="ce304" table:number-columns-repeated="4"/>
          <table:table-cell table:style-name="ce304" table:formula="of:=SUM([.W19:.AC19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32" office:value-type="float" office:value="18" calcext:value-type="float">
            <text:p>18</text:p>
          </table:table-cell>
          <table:table-cell table:style-name="ce311" table:formula="of:=RANDBETWEEN(1;1000000)" office:value-type="float" office:value="980895" calcext:value-type="float">
            <text:p>980895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1" calcext:value-type="float">
            <text:p>1</text:p>
          </table:table-cell>
          <table:table-cell table:style-name="ce311" table:formula="of:=GCD(ABS(2*[.AI19]);ABS([.AJ19]))" office:value-type="float" office:value="1" calcext:value-type="float">
            <text:p>1</text:p>
          </table:table-cell>
          <table:table-cell table:style-name="ce336" table:formula="of:=-[.AJ19]/[.AI19]" office:value-type="float" office:value="0.5" calcext:value-type="float">
            <text:p><text:s/>1/2 </text:p>
          </table:table-cell>
          <table:table-cell table:style-name="ce311" table:formula="of:=RANK([.AH19];[.$AH$2:.$AH$26];0)" office:value-type="float" office:value="2" calcext:value-type="float">
            <text:p>2</text:p>
          </table:table-cell>
          <table:table-cell/>
          <table:table-cell table:style-name="ce332" office:value-type="float" office:value="18" calcext:value-type="float">
            <text:p>18</text:p>
          </table:table-cell>
          <table:table-cell table:style-name="ce311" table:formula="of:=RANDBETWEEN(1;1000000)" office:value-type="float" office:value="157550" calcext:value-type="float">
            <text:p>157550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-2" calcext:value-type="float">
            <text:p>-2</text:p>
          </table:table-cell>
          <table:table-cell table:style-name="ce340" table:formula="of:=GCD(ABS(2*[.AQ19]);ABS([.AS19]))" office:value-type="float" office:value="1" calcext:value-type="float">
            <text:p>1</text:p>
          </table:table-cell>
          <table:table-cell table:style-name="ce336" table:formula="of:=-[.AS19]/[.AQ19]" office:value-type="float" office:value="1.5" calcext:value-type="float">
            <text:p><text:s/>3/2 </text:p>
          </table:table-cell>
          <table:table-cell table:style-name="ce311" table:formula="of:=[.AR19]*[.AS19]-[.AQ19]*[.AT19]" office:value-type="float" office:value="11" calcext:value-type="float">
            <text:p>11</text:p>
          </table:table-cell>
          <table:table-cell table:style-name="ce311" table:formula="of:=[.AS19]" office:value-type="float" office:value="3" calcext:value-type="float">
            <text:p>3</text:p>
          </table:table-cell>
          <table:table-cell table:style-name="ce340" table:formula="of:=GCD(ABS([.AW19]);ABS([.AS19]))" office:value-type="float" office:value="1" calcext:value-type="float">
            <text:p>1</text:p>
          </table:table-cell>
          <table:table-cell table:style-name="ce336" table:formula="of:=([.AR19]*[.AS19]-[.AQ19]*[.AT19])/[.AS19]" office:value-type="float" office:value="3.66666666666667" calcext:value-type="float">
            <text:p>11/3 </text:p>
          </table:table-cell>
          <table:table-cell table:style-name="ce311" table:formula="of:=RANK([.AP19];[.$AP$2:.$AP$26];0)" office:value-type="float" office:value="22" calcext:value-type="float">
            <text:p>2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3" calcext:value-type="float">
            <text:p>3</text:p>
          </table:table-cell>
          <table:table-cell table:style-name="ce232" table:number-columns-repeated="7"/>
          <table:table-cell table:number-columns-repeated="4"/>
          <table:table-cell table:style-name="ce308" table:formula="of:=-[.R18]/(2*[.Q18])" office:value-type="float" office:value="0.214285714285714" calcext:value-type="float" table:number-columns-spanned="2" table:number-rows-spanned="1">
            <text:p>3/14 <text:s text:c="2"/></text:p>
          </table:table-cell>
          <table:covered-table-cell table:style-name="ce232"/>
          <table:table-cell table:style-name="ce308" table:formula="of:=[.Q18]*[.Q20]^2+[.R18]*[.Q20]+[.S18]" office:value-type="float" office:value="-7.67857142857143" calcext:value-type="float" table:number-columns-spanned="2" table:number-rows-spanned="1">
            <text:p>-215/28 <text:s text:c="2"/></text:p>
          </table:table-cell>
          <table:covered-table-cell/>
          <table:table-cell/>
          <table:covered-table-cell/>
          <table:table-cell table:style-name="ce304" table:formula="of:=IF(ISBLANK([$'2nd degré niveau 2'.A6]);0;IF([$'2nd degré niveau 2'.A6]=[.A21];1;-0.5))" office:value-type="float" office:value="0" calcext:value-type="float">
            <text:p>0</text:p>
          </table:table-cell>
          <table:table-cell table:style-name="ce304" table:formula="of:=IF(ISBLANK([$'2nd degré niveau 2'.E6]);0;IF([$'2nd degré niveau 2'.E6]=[.D21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6]);0;IF([$'2nd degré niveau 2'.H6]=[.H21];1;-0.5))" office:value-type="float" office:value="0" calcext:value-type="float">
            <text:p>0</text:p>
          </table:table-cell>
          <table:table-cell table:style-name="ce304" table:formula="of:=IF(ISBLANK([$'2nd degré niveau 2'.I6]);0;IF([$'2nd degré niveau 2'.I6]=[.I21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0:.AC20])" office:value-type="float" office:value="0" calcext:value-type="float">
            <text:p>0</text:p>
          </table:table-cell>
          <table:table-cell table:style-name="ce304" office:value-type="float" office:value="4" calcext:value-type="float">
            <text:p>4</text:p>
          </table:table-cell>
          <table:table-cell/>
          <table:table-cell table:style-name="ce331" office:value-type="float" office:value="19" calcext:value-type="float">
            <text:p>19</text:p>
          </table:table-cell>
          <table:table-cell table:style-name="ce304" table:formula="of:=RANDBETWEEN(1;1000000)" office:value-type="float" office:value="20387" calcext:value-type="float">
            <text:p>20387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20]);ABS([.AJ20]))" office:value-type="float" office:value="1" calcext:value-type="float">
            <text:p>1</text:p>
          </table:table-cell>
          <table:table-cell table:style-name="ce337" table:formula="of:=-[.AJ20]/[.AI20]" office:value-type="float" office:value="-2.5" calcext:value-type="float">
            <text:p>- 5/2 </text:p>
          </table:table-cell>
          <table:table-cell table:style-name="ce334" table:formula="of:=RANK([.AH20];[.$AH$2:.$AH$26];0)" office:value-type="float" office:value="25" calcext:value-type="float">
            <text:p>25</text:p>
          </table:table-cell>
          <table:table-cell/>
          <table:table-cell table:style-name="ce331" office:value-type="float" office:value="19" calcext:value-type="float">
            <text:p>19</text:p>
          </table:table-cell>
          <table:table-cell table:style-name="ce304" table:formula="of:=RANDBETWEEN(1;1000000)" office:value-type="float" office:value="380097" calcext:value-type="float">
            <text:p>380097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7" calcext:value-type="float">
            <text:p>-7</text:p>
          </table:table-cell>
          <table:table-cell table:style-name="ce341" table:formula="of:=GCD(ABS(2*[.AQ20]);ABS([.AS20]))" office:value-type="float" office:value="1" calcext:value-type="float">
            <text:p>1</text:p>
          </table:table-cell>
          <table:table-cell table:style-name="ce337" table:formula="of:=-[.AS20]/[.AQ20]" office:value-type="float" office:value="-2.5" calcext:value-type="float">
            <text:p>- 5/2 </text:p>
          </table:table-cell>
          <table:table-cell table:style-name="ce334" table:formula="of:=[.AR20]*[.AS20]-[.AQ20]*[.AT20]" office:value-type="float" office:value="34" calcext:value-type="float">
            <text:p>34</text:p>
          </table:table-cell>
          <table:table-cell table:style-name="ce334" table:formula="of:=[.AS20]" office:value-type="float" office:value="5" calcext:value-type="float">
            <text:p>5</text:p>
          </table:table-cell>
          <table:table-cell table:style-name="ce341" table:formula="of:=GCD(ABS([.AW20]);ABS([.AS20]))" office:value-type="float" office:value="1" calcext:value-type="float">
            <text:p>1</text:p>
          </table:table-cell>
          <table:table-cell table:style-name="ce337" table:formula="of:=([.AR20]*[.AS20]-[.AQ20]*[.AT20])/[.AS20]" office:value-type="float" office:value="6.8" calcext:value-type="float">
            <text:p>34/5 </text:p>
          </table:table-cell>
          <table:table-cell table:style-name="ce334" table:formula="of:=RANK([.AP20];[.$AP$2:.$AP$26];0)" office:value-type="float" office:value="17" calcext:value-type="float">
            <text:p>17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-7" calcext:value-type="float">
            <text:p>-7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8]*-[.R18]&lt;0;&quot;+&quot;;&quot;-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8" calcext:value-type="float">
            <text:p>8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2" table:number-columns-repeated="2"/>
          <table:table-cell table:number-columns-repeated="7"/>
          <table:covered-table-cell/>
          <table:table-cell table:style-name="ce304" table:number-columns-repeated="2"/>
          <table:table-cell table:style-name="ce304" table:formula="of:=IF(ISBLANK([$'2nd degré niveau 2'.F7]);0;IF([$'2nd degré niveau 2'.F7]=[.E22];1;-0.5))" office:value-type="float" office:value="0" calcext:value-type="float">
            <text:p>0</text:p>
          </table:table-cell>
          <table:table-cell table:style-name="ce304" table:number-columns-repeated="4"/>
          <table:table-cell table:style-name="ce304" table:formula="of:=SUM([.W21:.AC21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32" office:value-type="float" office:value="20" calcext:value-type="float">
            <text:p>20</text:p>
          </table:table-cell>
          <table:table-cell table:style-name="ce311" table:formula="of:=RANDBETWEEN(1;1000000)" office:value-type="float" office:value="664276" calcext:value-type="float">
            <text:p>664276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21]);ABS([.AJ21]))" office:value-type="float" office:value="1" calcext:value-type="float">
            <text:p>1</text:p>
          </table:table-cell>
          <table:table-cell table:style-name="ce336" table:formula="of:=-[.AJ21]/[.AI21]" office:value-type="float" office:value="-1.66666666666667" calcext:value-type="float">
            <text:p>- 5/3 </text:p>
          </table:table-cell>
          <table:table-cell table:style-name="ce311" table:formula="of:=RANK([.AH21];[.$AH$2:.$AH$26];0)" office:value-type="float" office:value="6" calcext:value-type="float">
            <text:p>6</text:p>
          </table:table-cell>
          <table:table-cell/>
          <table:table-cell table:style-name="ce332" office:value-type="float" office:value="20" calcext:value-type="float">
            <text:p>20</text:p>
          </table:table-cell>
          <table:table-cell table:style-name="ce311" table:formula="of:=RANDBETWEEN(1;1000000)" office:value-type="float" office:value="575043" calcext:value-type="float">
            <text:p>575043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8" calcext:value-type="float">
            <text:p>8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40" table:formula="of:=GCD(ABS(2*[.AQ21]);ABS([.AS21]))" office:value-type="float" office:value="1" calcext:value-type="float">
            <text:p>1</text:p>
          </table:table-cell>
          <table:table-cell table:style-name="ce336" table:formula="of:=-[.AS21]/[.AQ21]" office:value-type="float" office:value="-1.66666666666667" calcext:value-type="float">
            <text:p>- 5/3 </text:p>
          </table:table-cell>
          <table:table-cell table:style-name="ce311" table:formula="of:=[.AR21]*[.AS21]-[.AQ21]*[.AT21]" office:value-type="float" office:value="19" calcext:value-type="float">
            <text:p>19</text:p>
          </table:table-cell>
          <table:table-cell table:style-name="ce311" table:formula="of:=[.AS21]" office:value-type="float" office:value="5" calcext:value-type="float">
            <text:p>5</text:p>
          </table:table-cell>
          <table:table-cell table:style-name="ce340" table:formula="of:=GCD(ABS([.AW21]);ABS([.AS21]))" office:value-type="float" office:value="1" calcext:value-type="float">
            <text:p>1</text:p>
          </table:table-cell>
          <table:table-cell table:style-name="ce336" table:formula="of:=([.AR21]*[.AS21]-[.AQ21]*[.AT21])/[.AS21]" office:value-type="float" office:value="3.8" calcext:value-type="float">
            <text:p>19/5 </text:p>
          </table:table-cell>
          <table:table-cell table:style-name="ce311" table:formula="of:=RANK([.AP21];[.$AP$2:.$AP$26];0)" office:value-type="float" office:value="13" calcext:value-type="float">
            <text:p>1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Q18])" office:value-type="float" office:value="7" calcext:value-type="float">
            <text:p>7</text:p>
          </table:table-cell>
          <table:table-cell table:style-name="ce232" table:number-columns-repeated="9"/>
          <table:table-cell table:number-columns-repeated="7"/>
          <table:table-cell table:style-name="ce304" office:value-type="string" calcext:value-type="string" table:number-columns-spanned="1" table:number-rows-spanned="3">
            <text:p>L2</text:p>
          </table:table-cell>
          <table:table-cell table:style-name="ce304" table:number-columns-repeated="2"/>
          <table:table-cell table:style-name="ce304" table:formula="of:=IF(ISBLANK([$'2nd degré niveau 2'.F9]);0;IF([$'2nd degré niveau 2'.F9]=[.F23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I9]);0;IF([$'2nd degré niveau 2'.I9]=[.I23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2:.AC2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21" calcext:value-type="float">
            <text:p>21</text:p>
          </table:table-cell>
          <table:table-cell table:style-name="ce304" table:formula="of:=RANDBETWEEN(1;1000000)" office:value-type="float" office:value="409536" calcext:value-type="float">
            <text:p>409536</text:p>
          </table:table-cell>
          <table:table-cell table:style-name="ce334" table:formula="of:=[.AI21]+1" office:value-type="float" office:value="4" calcext:value-type="float">
            <text:p>4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22]);ABS([.AJ22]))" office:value-type="float" office:value="1" calcext:value-type="float">
            <text:p>1</text:p>
          </table:table-cell>
          <table:table-cell table:style-name="ce337" table:formula="of:=-[.AJ22]/[.AI22]" office:value-type="float" office:value="-0.75" calcext:value-type="float">
            <text:p>- 3/4 </text:p>
          </table:table-cell>
          <table:table-cell table:style-name="ce334" table:formula="of:=RANK([.AH22];[.$AH$2:.$AH$26];0)" office:value-type="float" office:value="14" calcext:value-type="float">
            <text:p>14</text:p>
          </table:table-cell>
          <table:table-cell/>
          <table:table-cell table:style-name="ce331" office:value-type="float" office:value="21" calcext:value-type="float">
            <text:p>21</text:p>
          </table:table-cell>
          <table:table-cell table:style-name="ce304" table:formula="of:=RANDBETWEEN(1;1000000)" office:value-type="float" office:value="325591" calcext:value-type="float">
            <text:p>325591</text:p>
          </table:table-cell>
          <table:table-cell table:style-name="ce334" table:formula="of:=[.AQ21]+1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22]);ABS([.AS22]))" office:value-type="float" office:value="1" calcext:value-type="float">
            <text:p>1</text:p>
          </table:table-cell>
          <table:table-cell table:style-name="ce337" table:formula="of:=-[.AS22]/[.AQ22]" office:value-type="float" office:value="-0.75" calcext:value-type="float">
            <text:p>- 3/4 </text:p>
          </table:table-cell>
          <table:table-cell table:style-name="ce334" table:formula="of:=[.AR22]*[.AS22]-[.AQ22]*[.AT22]" office:value-type="float" office:value="35" calcext:value-type="float">
            <text:p>35</text:p>
          </table:table-cell>
          <table:table-cell table:style-name="ce334" table:formula="of:=[.AS22]" office:value-type="float" office:value="3" calcext:value-type="float">
            <text:p>3</text:p>
          </table:table-cell>
          <table:table-cell table:style-name="ce341" table:formula="of:=GCD(ABS([.AW22]);ABS([.AS22]))" office:value-type="float" office:value="1" calcext:value-type="float">
            <text:p>1</text:p>
          </table:table-cell>
          <table:table-cell table:style-name="ce337" table:formula="of:=([.AR22]*[.AS22]-[.AQ22]*[.AT22])/[.AS22]" office:value-type="float" office:value="11.6666666666667" calcext:value-type="float">
            <text:p>35/3 </text:p>
          </table:table-cell>
          <table:table-cell table:style-name="ce334" table:formula="of:=RANK([.AP22];[.$AP$2:.$AP$26];0)" office:value-type="float" office:value="19" calcext:value-type="float">
            <text:p>19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5"/>
          <table:table-cell table:style-name="ce292" table:formula="of:=ABS([.R18])" office:value-type="float" office:value="3" calcext:value-type="float">
            <text:p>3</text:p>
          </table:table-cell>
          <table:table-cell table:style-name="ce232" table:number-columns-repeated="2"/>
          <table:table-cell table:style-name="ce292" table:formula="of:=ABS([.R18])^2" office:value-type="float" office:value="9" calcext:value-type="float">
            <text:p>9</text:p>
          </table:table-cell>
          <table:table-cell table:style-name="ce232" table:number-columns-repeated="6"/>
          <table:table-cell table:number-columns-repeated="6"/>
          <table:covered-table-cell/>
          <table:table-cell table:style-name="ce304" table:formula="of:=IF(ISBLANK([$'2nd degré niveau 2'.A10]);0;IF([$'2nd degré niveau 2'.A10]=[.A24];1;-0.5))" office:value-type="float" office:value="0" calcext:value-type="float">
            <text:p>0</text:p>
          </table:table-cell>
          <table:table-cell table:style-name="ce304" table:formula="of:=IF(ISBLANK([$'2nd degré niveau 2'.E10]);0;IF([$'2nd degré niveau 2'.E10]=[.E24];1;-0.5))" office:value-type="float" office:value="0" calcext:value-type="float">
            <text:p>0</text:p>
          </table:table-cell>
          <table:table-cell table:style-name="ce304" table:formula="of:=IF(ISBLANK([$'2nd degré niveau 2'.H10]);0;IF([$'2nd degré niveau 2'.H10]=[.H24];1;-0.5))" office:value-type="float" office:value="0" calcext:value-type="float">
            <text:p>0</text:p>
          </table:table-cell>
          <table:table-cell table:style-name="ce304" table:formula="of:=IF(ISBLANK([$'2nd degré niveau 2'.K10]);0;IF([$'2nd degré niveau 2'.K10]=[.K24];1;-0.5))" office:value-type="float" office:value="0" calcext:value-type="float">
            <text:p>0</text:p>
          </table:table-cell>
          <table:table-cell table:style-name="ce304" table:formula="of:=IF(ISBLANK([$'2nd degré niveau 2'.L10]);0;IF([$'2nd degré niveau 2'.L10]=[.L24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3:.AC23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2" office:value-type="float" office:value="22" calcext:value-type="float">
            <text:p>22</text:p>
          </table:table-cell>
          <table:table-cell table:style-name="ce311" table:formula="of:=RANDBETWEEN(1;1000000)" office:value-type="float" office:value="237007" calcext:value-type="float">
            <text:p>237007</text:p>
          </table:table-cell>
          <table:table-cell table:style-name="ce311" table:formula="of:=[.AI22]+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23]);ABS([.AJ23]))" office:value-type="float" office:value="1" calcext:value-type="float">
            <text:p>1</text:p>
          </table:table-cell>
          <table:table-cell table:style-name="ce336" table:formula="of:=-[.AJ23]/[.AI23]" office:value-type="float" office:value="-0.6" calcext:value-type="float">
            <text:p>- 3/5 </text:p>
          </table:table-cell>
          <table:table-cell table:style-name="ce311" table:formula="of:=RANK([.AH23];[.$AH$2:.$AH$26];0)" office:value-type="float" office:value="20" calcext:value-type="float">
            <text:p>20</text:p>
          </table:table-cell>
          <table:table-cell/>
          <table:table-cell table:style-name="ce332" office:value-type="float" office:value="22" calcext:value-type="float">
            <text:p>22</text:p>
          </table:table-cell>
          <table:table-cell table:style-name="ce311" table:formula="of:=RANDBETWEEN(1;1000000)" office:value-type="float" office:value="87208" calcext:value-type="float">
            <text:p>87208</text:p>
          </table:table-cell>
          <table:table-cell table:style-name="ce311" table:formula="of:=[.AQ22]+1" office:value-type="float" office:value="5" calcext:value-type="float">
            <text:p>5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40" table:formula="of:=GCD(ABS(2*[.AQ23]);ABS([.AS23]))" office:value-type="float" office:value="1" calcext:value-type="float">
            <text:p>1</text:p>
          </table:table-cell>
          <table:table-cell table:style-name="ce336" table:formula="of:=-[.AS23]/[.AQ23]" office:value-type="float" office:value="-0.6" calcext:value-type="float">
            <text:p>- 3/5 </text:p>
          </table:table-cell>
          <table:table-cell table:style-name="ce311" table:formula="of:=[.AR23]*[.AS23]-[.AQ23]*[.AT23]" office:value-type="float" office:value="-37" calcext:value-type="float">
            <text:p>-37</text:p>
          </table:table-cell>
          <table:table-cell table:style-name="ce311" table:formula="of:=[.AS23]" office:value-type="float" office:value="3" calcext:value-type="float">
            <text:p>3</text:p>
          </table:table-cell>
          <table:table-cell table:style-name="ce340" table:formula="of:=GCD(ABS([.AW23]);ABS([.AS23]))" office:value-type="float" office:value="1" calcext:value-type="float">
            <text:p>1</text:p>
          </table:table-cell>
          <table:table-cell table:style-name="ce336" table:formula="of:=([.AR23]*[.AS23]-[.AQ23]*[.AT23])/[.AS23]" office:value-type="float" office:value="-12.3333333333333" calcext:value-type="float">
            <text:p>-37/3 </text:p>
          </table:table-cell>
          <table:table-cell table:style-name="ce311" table:formula="of:=RANK([.AP23];[.$AP$2:.$AP$26];0)" office:value-type="float" office:value="24" calcext:value-type="float">
            <text:p>2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-7" calcext:value-type="float">
            <text:p>-7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292" table:formula="of:=IF([.Q18]*-[.R18]&lt;0;&quot;+&quot;;&quot;-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304" table:number-columns-repeated="2"/>
          <table:table-cell table:style-name="ce304" table:formula="of:=IF(ISBLANK([$'2nd degré niveau 2'.F11]);0;IF([$'2nd degré niveau 2'.F11]=[.F25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I11]);0;IF([$'2nd degré niveau 2'.I11]=[.I25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4:.AC24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23" calcext:value-type="float">
            <text:p>23</text:p>
          </table:table-cell>
          <table:table-cell table:style-name="ce304" table:formula="of:=RANDBETWEEN(1;1000000)" office:value-type="float" office:value="238944" calcext:value-type="float">
            <text:p>238944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24]);ABS([.AJ24]))" office:value-type="float" office:value="1" calcext:value-type="float">
            <text:p>1</text:p>
          </table:table-cell>
          <table:table-cell table:style-name="ce337" table:formula="of:=-[.AJ24]/[.AI24]" office:value-type="float" office:value="-0.166666666666667" calcext:value-type="float">
            <text:p>- 1/6 </text:p>
          </table:table-cell>
          <table:table-cell table:style-name="ce334" table:formula="of:=RANK([.AH24];[.$AH$2:.$AH$26];0)" office:value-type="float" office:value="19" calcext:value-type="float">
            <text:p>19</text:p>
          </table:table-cell>
          <table:table-cell/>
          <table:table-cell table:style-name="ce331" office:value-type="float" office:value="23" calcext:value-type="float">
            <text:p>23</text:p>
          </table:table-cell>
          <table:table-cell table:style-name="ce304" table:formula="of:=RANDBETWEEN(1;1000000)" office:value-type="float" office:value="118239" calcext:value-type="float">
            <text:p>118239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-9" calcext:value-type="float">
            <text:p>-9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24]);ABS([.AS24]))" office:value-type="float" office:value="1" calcext:value-type="float">
            <text:p>1</text:p>
          </table:table-cell>
          <table:table-cell table:style-name="ce337" table:formula="of:=-[.AS24]/[.AQ24]" office:value-type="float" office:value="-0.833333333333333" calcext:value-type="float">
            <text:p>- 5/6 </text:p>
          </table:table-cell>
          <table:table-cell table:style-name="ce334" table:formula="of:=[.AR24]*[.AS24]-[.AQ24]*[.AT24]" office:value-type="float" office:value="-69" calcext:value-type="float">
            <text:p>-69</text:p>
          </table:table-cell>
          <table:table-cell table:style-name="ce334" table:formula="of:=[.AS24]" office:value-type="float" office:value="5" calcext:value-type="float">
            <text:p>5</text:p>
          </table:table-cell>
          <table:table-cell table:style-name="ce341" table:formula="of:=GCD(ABS([.AW24]);ABS([.AS24]))" office:value-type="float" office:value="1" calcext:value-type="float">
            <text:p>1</text:p>
          </table:table-cell>
          <table:table-cell table:style-name="ce337" table:formula="of:=([.AR24]*[.AS24]-[.AQ24]*[.AT24])/[.AS24]" office:value-type="float" office:value="-13.8" calcext:value-type="float">
            <text:p>-69/5 </text:p>
          </table:table-cell>
          <table:table-cell table:style-name="ce334" table:formula="of:=RANK([.AP24];[.$AP$2:.$AP$26];0)" office:value-type="float" office:value="23" calcext:value-type="float">
            <text:p>2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5"/>
          <table:table-cell table:style-name="ce292" table:formula="of:=2*ABS([.Q18])" office:value-type="float" office:value="14" calcext:value-type="float">
            <text:p>14</text:p>
          </table:table-cell>
          <table:table-cell table:style-name="ce232" table:number-columns-repeated="2"/>
          <table:table-cell table:style-name="ce292" table:formula="of:=ABS(4*[.Q18]^2)" office:value-type="float" office:value="196" calcext:value-type="float">
            <text:p>196</text:p>
          </table:table-cell>
          <table:table-cell table:style-name="ce232" table:number-columns-repeated="6"/>
          <table:table-cell table:number-columns-repeated="6"/>
          <table:table-cell table:style-name="ce258" office:value-type="string" calcext:value-type="string" table:number-columns-spanned="1" table:number-rows-spanned="3">
            <text:p>L3</text:p>
          </table:table-cell>
          <table:table-cell table:style-name="ce304" table:number-columns-repeated="2"/>
          <table:table-cell table:style-name="ce304" table:formula="of:=IF(ISBLANK([$'2nd degré niveau 2'.E13]);0;IF([$'2nd degré niveau 2'.E13]=[.E27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3]);0;IF([$'2nd degré niveau 2'.H13]=[.H27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5:.AC25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2" office:value-type="float" office:value="24" calcext:value-type="float">
            <text:p>24</text:p>
          </table:table-cell>
          <table:table-cell table:style-name="ce311" table:formula="of:=RANDBETWEEN(1;1000000)" office:value-type="float" office:value="442475" calcext:value-type="float">
            <text:p>442475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25]);ABS([.AJ25]))" office:value-type="float" office:value="1" calcext:value-type="float">
            <text:p>1</text:p>
          </table:table-cell>
          <table:table-cell table:style-name="ce336" table:formula="of:=-[.AJ25]/[.AI25]" office:value-type="float" office:value="-0.714285714285714" calcext:value-type="float">
            <text:p>- 5/7 </text:p>
          </table:table-cell>
          <table:table-cell table:style-name="ce311" table:formula="of:=RANK([.AH25];[.$AH$2:.$AH$26];0)" office:value-type="float" office:value="12" calcext:value-type="float">
            <text:p>12</text:p>
          </table:table-cell>
          <table:table-cell/>
          <table:table-cell table:style-name="ce332" office:value-type="float" office:value="24" calcext:value-type="float">
            <text:p>24</text:p>
          </table:table-cell>
          <table:table-cell table:style-name="ce311" table:formula="of:=RANDBETWEEN(1;1000000)" office:value-type="float" office:value="679745" calcext:value-type="float">
            <text:p>679745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2" calcext:value-type="float">
            <text:p>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-6" calcext:value-type="float">
            <text:p>-6</text:p>
          </table:table-cell>
          <table:table-cell table:style-name="ce340" table:formula="of:=GCD(ABS(2*[.AQ25]);ABS([.AS25]))" office:value-type="float" office:value="1" calcext:value-type="float">
            <text:p>1</text:p>
          </table:table-cell>
          <table:table-cell table:style-name="ce336" table:formula="of:=-[.AS25]/[.AQ25]" office:value-type="float" office:value="-0.714285714285714" calcext:value-type="float">
            <text:p>- 5/7 </text:p>
          </table:table-cell>
          <table:table-cell table:style-name="ce311" table:formula="of:=[.AR25]*[.AS25]-[.AQ25]*[.AT25]" office:value-type="float" office:value="52" calcext:value-type="float">
            <text:p>52</text:p>
          </table:table-cell>
          <table:table-cell table:style-name="ce311" table:formula="of:=[.AS25]" office:value-type="float" office:value="5" calcext:value-type="float">
            <text:p>5</text:p>
          </table:table-cell>
          <table:table-cell table:style-name="ce340" table:formula="of:=GCD(ABS([.AW25]);ABS([.AS25]))" office:value-type="float" office:value="1" calcext:value-type="float">
            <text:p>1</text:p>
          </table:table-cell>
          <table:table-cell table:style-name="ce336" table:formula="of:=([.AR25]*[.AS25]-[.AQ25]*[.AT25])/[.AS25]" office:value-type="float" office:value="10.4" calcext:value-type="float">
            <text:p>52/5 </text:p>
          </table:table-cell>
          <table:table-cell table:style-name="ce311" table:formula="of:=RANK([.AP25];[.$AP$2:.$AP$26];0)" office:value-type="float" office:value="8" calcext:value-type="float">
            <text:p>8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14"/>
          <table:table-cell table:number-columns-repeated="7"/>
          <table:covered-table-cell/>
          <table:table-cell table:style-name="ce304" table:formula="of:=IF(ISBLANK([$'2nd degré niveau 2'.A14]);0;IF([$'2nd degré niveau 2'.A14]=[.A28];1;-0.5))" office:value-type="float" office:value="0" calcext:value-type="float">
            <text:p>0</text:p>
          </table:table-cell>
          <table:table-cell table:style-name="ce304" table:formula="of:=IF(ISBLANK([$'2nd degré niveau 2'.D14]);0;IF([$'2nd degré niveau 2'.D14]=[.D28];1;-0.5))" office:value-type="float" office:value="0" calcext:value-type="float">
            <text:p>0</text:p>
          </table:table-cell>
          <table:table-cell table:style-name="ce304" table:formula="of:=IF(ISBLANK([$'2nd degré niveau 2'.G14]);0;IF([$'2nd degré niveau 2'.G14]=[.G28];1;-0.5))" office:value-type="float" office:value="0" calcext:value-type="float">
            <text:p>0</text:p>
          </table:table-cell>
          <table:table-cell table:style-name="ce304" table:formula="of:=IF(ISBLANK([$'2nd degré niveau 2'.I14]);0;IF([$'2nd degré niveau 2'.I14]=[.I28];1;-0.5))" office:value-type="float" office:value="0" calcext:value-type="float">
            <text:p>0</text:p>
          </table:table-cell>
          <table:table-cell table:style-name="ce304" table:formula="of:=IF(ISBLANK([$'2nd degré niveau 2'.J14]);0;IF([$'2nd degré niveau 2'.J14]=[.J28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6:.AC26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1" office:value-type="float" office:value="25" calcext:value-type="float">
            <text:p>25</text:p>
          </table:table-cell>
          <table:table-cell table:style-name="ce304" table:formula="of:=RANDBETWEEN(1;1000000)" office:value-type="float" office:value="278456" calcext:value-type="float">
            <text:p>278456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26]);ABS([.AJ26]))" office:value-type="float" office:value="1" calcext:value-type="float">
            <text:p>1</text:p>
          </table:table-cell>
          <table:table-cell table:style-name="ce337" table:formula="of:=-[.AJ26]/[.AI26]" office:value-type="float" office:value="-1.25" calcext:value-type="float">
            <text:p>- 5/4 </text:p>
          </table:table-cell>
          <table:table-cell table:style-name="ce334" table:formula="of:=RANK([.AH26];[.$AH$2:.$AH$26];0)" office:value-type="float" office:value="17" calcext:value-type="float">
            <text:p>17</text:p>
          </table:table-cell>
          <table:table-cell/>
          <table:table-cell table:style-name="ce331" office:value-type="float" office:value="25" calcext:value-type="float">
            <text:p>25</text:p>
          </table:table-cell>
          <table:table-cell table:style-name="ce304" table:formula="of:=RANDBETWEEN(1;1000000)" office:value-type="float" office:value="607301" calcext:value-type="float">
            <text:p>607301</text:p>
          </table:table-cell>
          <table:table-cell table:style-name="ce334" office:value-type="float" office:value="4" calcext:value-type="float">
            <text:p>4</text:p>
          </table:table-cell>
          <table:table-cell table:number-columns-repeated="2" table:style-name="ce334" office:value-type="float" office:value="5" calcext:value-type="float">
            <text:p>5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26]);ABS([.AS26]))" office:value-type="float" office:value="1" calcext:value-type="float">
            <text:p>1</text:p>
          </table:table-cell>
          <table:table-cell table:style-name="ce337" table:formula="of:=-[.AS26]/[.AQ26]" office:value-type="float" office:value="-1.25" calcext:value-type="float">
            <text:p>- 5/4 </text:p>
          </table:table-cell>
          <table:table-cell table:style-name="ce334" table:formula="of:=[.AR26]*[.AS26]-[.AQ26]*[.AT26]" office:value-type="float" office:value="9" calcext:value-type="float">
            <text:p>9</text:p>
          </table:table-cell>
          <table:table-cell table:style-name="ce334" table:formula="of:=[.AS26]" office:value-type="float" office:value="5" calcext:value-type="float">
            <text:p>5</text:p>
          </table:table-cell>
          <table:table-cell table:style-name="ce341" table:formula="of:=GCD(ABS([.AW26]);ABS([.AS26]))" office:value-type="float" office:value="1" calcext:value-type="float">
            <text:p>1</text:p>
          </table:table-cell>
          <table:table-cell table:style-name="ce337" table:formula="of:=([.AR26]*[.AS26]-[.AQ26]*[.AT26])/[.AS26]" office:value-type="float" office:value="1.8" calcext:value-type="float">
            <text:p><text:s/>9/5 </text:p>
          </table:table-cell>
          <table:table-cell table:style-name="ce334" table:formula="of:=RANK([.AP26];[.$AP$2:.$AP$26];0)" office:value-type="float" office:value="12" calcext:value-type="float">
            <text:p>1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3" calcext:value-type="float">
            <text:p>3</text:p>
          </table:table-cell>
          <table:table-cell table:style-name="ce232" table:number-columns-repeated="2"/>
          <table:table-cell table:style-name="ce292" table:formula="of:=ABS([.R18])^2" office:value-type="float" office:value="9" calcext:value-type="float">
            <text:p>9</text:p>
          </table:table-cell>
          <table:table-cell table:style-name="ce232" table:number-columns-repeated="13"/>
          <table:covered-table-cell table:style-name="ce232"/>
          <table:table-cell table:style-name="ce304" table:number-columns-repeated="2"/>
          <table:table-cell table:style-name="ce304" table:formula="of:=IF(ISBLANK([$'2nd degré niveau 2'.E15]);0;IF([$'2nd degré niveau 2'.E15]=[.E29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5]);0;IF([$'2nd degré niveau 2'.H15]=[.H29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7:.AC27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 table:formula="of:=IF([.Q18]=1;&quot;&quot;;IF([.Q18]=-1;&quot;-&quot;;[.Q18]))" office:value-type="float" office:value="-7" calcext:value-type="float">
            <text:p>-7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92" table:formula="of:=IF([.Q18]*-[.R18]&lt;0;&quot;+&quot;;&quot;-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8]&lt;0;&quot;+&quot;;&quot;-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table:style-name="ce292" table:formula="of:=IF([.S18]&lt;0;&quot;-&quot;;&quot;+&quot;)" office:value-type="string" office:string-value="-" calcext:value-type="string">
            <text:p>-</text:p>
          </table:table-cell>
          <table:table-cell table:style-name="ce292" table:formula="of:=ABS([.S18])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232" table:number-columns-repeated="9"/>
          <table:table-cell table:style-name="ce304" office:value-type="string" calcext:value-type="string" table:number-columns-spanned="1" table:number-rows-spanned="3">
            <text:p>L4</text:p>
          </table:table-cell>
          <table:table-cell table:style-name="ce304" table:number-columns-repeated="2"/>
          <table:table-cell table:style-name="ce304" table:formula="of:=IF(ISBLANK([$'2nd degré niveau 2'.E17]);0;IF([$'2nd degré niveau 2'.E17]=[.E31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7]);0;IF([$'2nd degré niveau 2'.H17]=[.H31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8:.AC28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2*ABS([.Q18])" office:value-type="float" office:value="14" calcext:value-type="float">
            <text:p>14</text:p>
          </table:table-cell>
          <table:table-cell table:style-name="ce232" table:number-columns-repeated="2"/>
          <table:table-cell table:style-name="ce292" table:formula="of:=ABS(4*[.Q18]^2/[.Q18])" office:value-type="float" office:value="28" calcext:value-type="float">
            <text:p>28</text:p>
          </table:table-cell>
          <table:table-cell table:style-name="ce232" table:number-columns-repeated="13"/>
          <table:covered-table-cell table:style-name="ce232"/>
          <table:table-cell table:style-name="ce304" table:formula="of:=IF(ISBLANK([$'2nd degré niveau 2'.A18]);0;IF([$'2nd degré niveau 2'.A18]=[.A32];1;-0.5))" office:value-type="float" office:value="0" calcext:value-type="float">
            <text:p>0</text:p>
          </table:table-cell>
          <table:table-cell table:style-name="ce304" table:formula="of:=IF(ISBLANK([$'2nd degré niveau 2'.D18]);0;IF([$'2nd degré niveau 2'.D18]=[.D32];1;-0.5))" office:value-type="float" office:value="0" calcext:value-type="float">
            <text:p>0</text:p>
          </table:table-cell>
          <table:table-cell table:style-name="ce304" table:formula="of:=IF(ISBLANK([$'2nd degré niveau 2'.G18]);0;IF([$'2nd degré niveau 2'.G18]=[.G32];1;-0.5))" office:value-type="float" office:value="0" calcext:value-type="float">
            <text:p>0</text:p>
          </table:table-cell>
          <table:table-cell table:style-name="ce304" table:number-columns-repeated="4"/>
          <table:table-cell table:style-name="ce304" table:formula="of:=SUM([.W29:.AC29])" office:value-type="float" office:value="0" calcext:value-type="float">
            <text:p>0</text:p>
          </table:table-cell>
          <table:table-cell table:style-name="ce30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234"/>
          <table:table-cell table:number-columns-repeated="5"/>
          <table:table-cell table:style-name="ce234"/>
          <table:table-cell table:number-columns-repeated="3"/>
          <table:table-cell table:style-name="ce232" table:number-columns-repeated="2"/>
          <table:table-cell table:number-columns-repeated="2"/>
          <table:table-cell table:style-name="ce232" table:number-columns-repeated="7"/>
          <table:covered-table-cell table:style-name="ce232"/>
          <table:table-cell table:style-name="ce304" table:number-columns-repeated="2"/>
          <table:table-cell table:style-name="ce304" table:formula="of:=IF(ISBLANK([$'2nd degré niveau 2'.E19]);0;IF([$'2nd degré niveau 2'.E19]=[.E33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9]);0;IF([$'2nd degré niveau 2'.H19]=[.H33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30:.AC30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3" calcext:value-type="float">
            <text:p>3</text:p>
          </table:table-cell>
          <table:table-cell table:style-name="ce232" table:number-columns-repeated="2"/>
          <table:table-cell table:style-name="ce292" table:formula="of:=ABS([.S20])*ABS(4*[.Q18]^2/[.Q18])" office:value-type="float" office:value="215" calcext:value-type="float">
            <text:p>215</text:p>
          </table:table-cell>
          <table:table-cell table:style-name="ce232" table:number-columns-repeated="13"/>
          <table:table-cell table:style-name="ce258" office:value-type="string" calcext:value-type="string" table:number-columns-spanned="1" table:number-rows-spanned="3">
            <text:p>L5</text:p>
          </table:table-cell>
          <table:table-cell table:style-name="ce304"/>
          <table:table-cell table:style-name="ce304" table:formula="of:=IF(ISBLANK([$'2nd degré niveau 2'.D21]);0;IF([$'2nd degré niveau 2'.D21]=[.D35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21]);0;IF([$'2nd degré niveau 2'.H21]=[.H35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SUM([.W31:.AC31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 table:formula="of:=IF([.Q18]=1;&quot;&quot;;IF([.Q18]=-1;&quot;-&quot;;[.Q18]))" office:value-type="float" office:value="-7" calcext:value-type="float">
            <text:p>-7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92" table:formula="of:=IF([.Q18]*-[.R18]&lt;0;&quot;+&quot;;&quot;-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20]&lt;0;&quot;-&quot;;&quot;+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table:style-name="ce292" office:value-type="string" calcext:value-type="string">
            <text:p>=</text:p>
          </table:table-cell>
          <table:table-cell table:style-name="ce232" table:formula="of:=ABS([.S22])" office:value-type="float" office:value="0" calcext:value-type="float">
            <text:p>0</text:p>
          </table:table-cell>
          <table:table-cell table:number-columns-repeated="2"/>
          <table:table-cell table:style-name="ce232"/>
          <table:table-cell/>
          <table:table-cell table:style-name="ce232" table:number-columns-repeated="7"/>
          <table:covered-table-cell table:style-name="ce232"/>
          <table:table-cell table:style-name="ce304" table:formula="of:=IF([$'2nd degré niveau 2'.C22]=[.C36];1;-0.5)" office:value-type="float" office:value="1" calcext:value-type="float">
            <text:p>1</text:p>
          </table:table-cell>
          <table:table-cell table:style-name="ce304"/>
          <table:table-cell table:style-name="ce304" table:formula="of:=IF([$'2nd degré niveau 2'.G22]=[.G36];1;-0.5)" office:value-type="float" office:value="-0.5" calcext:value-type="float">
            <text:p>-0,5</text:p>
          </table:table-cell>
          <table:table-cell table:style-name="ce304" table:number-columns-repeated="4"/>
          <table:table-cell table:style-name="ce304" table:formula="of:=SUM([.W32:.AC32])" office:value-type="float" office:value="0.5" calcext:value-type="float">
            <text:p>0,5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2*ABS([.Q18])" office:value-type="float" office:value="14" calcext:value-type="float">
            <text:p>14</text:p>
          </table:table-cell>
          <table:table-cell table:style-name="ce232" table:number-columns-repeated="2"/>
          <table:table-cell table:style-name="ce292" table:formula="of:=ABS(4*[.Q18]^2/[.Q18])" office:value-type="float" office:value="28" calcext:value-type="float">
            <text:p>28</text:p>
          </table:table-cell>
          <table:table-cell table:style-name="ce232" table:number-columns-repeated="5"/>
          <table:table-cell/>
          <table:table-cell table:style-name="ce232" table:number-columns-repeated="7"/>
          <table:covered-table-cell table:style-name="ce232"/>
          <table:table-cell table:style-name="ce304"/>
          <table:table-cell table:style-name="ce304" table:formula="of:=IF(ISBLANK([$'2nd degré niveau 2'.D23]);0;IF([$'2nd degré niveau 2'.D23]=[.D37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23]);0;IF([$'2nd degré niveau 2'.H23]=[.H37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SUM([.W33:.AC33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/>
          <table:table-cell table:number-columns-repeated="5"/>
          <table:table-cell table:style-name="ce234"/>
          <table:table-cell table:number-columns-repeated="3"/>
          <table:table-cell table:style-name="ce232" table:number-columns-repeated="2"/>
          <table:table-cell table:number-columns-repeated="2"/>
          <table:table-cell table:style-name="ce232" table:number-columns-repeated="8"/>
          <table:table-cell table:style-name="ce314" table:number-columns-repeated="2"/>
          <table:table-cell table:style-name="ce232" table:number-columns-repeated="5"/>
          <table:table-cell table:style-name="ce304" table:formula="of:=SUM([.AD19:.AD33])" office:value-type="float" office:value="0.5" calcext:value-type="float">
            <text:p>0,5</text:p>
          </table:table-cell>
          <table:table-cell table:style-name="ce304" table:formula="of:=SUM([.AE19:.AE33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38"/>
          <table:table-cell table:style-name="ce262"/>
          <table:table-cell table:style-name="ce230"/>
          <table:table-cell table:style-name="ce293" table:formula="of:=[.E31]" office:value-type="float" office:value="3" calcext:value-type="float">
            <text:p>3</text:p>
          </table:table-cell>
          <table:table-cell table:style-name="ce262"/>
          <table:table-cell table:style-name="ce238"/>
          <table:table-cell table:style-name="ce262"/>
          <table:table-cell table:style-name="ce293" table:formula="of:=[.H31]" office:value-type="float" office:value="215" calcext:value-type="float">
            <text:p>215</text:p>
          </table:table-cell>
          <table:table-cell table:style-name="ce232" table:number-columns-repeated="14"/>
          <table:table-cell table:style-name="ce315" table:number-columns-repeated="2"/>
          <table:table-cell table:style-name="ce232" table:number-columns-repeated="5"/>
          <table:table-cell table:style-name="ce329" office:value-type="string" calcext:value-type="string">
            <text:p>Note</text:p>
          </table:table-cell>
          <table:table-cell table:style-name="ce329" table:formula="of:=IF(20*SUM([.AD19:.AD33])/SUM([.AE19:.AE33])&lt;0;0;20*SUM([.AD19:.AD33])/SUM([.AE19:.AE33]))" office:value-type="float" office:value="0.27027027027027" calcext:value-type="float">
            <text:p>0,27027027027027</text:p>
          </table:table-cell>
          <table:table-cell table:number-columns-repeated="993"/>
        </table:table-row>
        <table:table-row table:style-name="ro3">
          <table:table-cell table:style-name="ce246" office:value-type="string" calcext:value-type="string">
            <text:p></text:p>
          </table:table-cell>
          <table:table-cell table:style-name="ce266" office:value-type="string" calcext:value-type="string">
            <text:p>=</text:p>
          </table:table-cell>
          <table:table-cell table:style-name="ce290" table:formula="of:=IF([.Q20]&lt;0;&quot;-&quot;;&quot;&quot;)">
            <text:p/>
          </table:table-cell>
          <table:table-cell table:style-name="ce293" table:formula="of:=&quot;-----&quot;" office:value-type="string" office:string-value="-----" calcext:value-type="string">
            <text:p>-----</text:p>
          </table:table-cell>
          <table:table-cell table:style-name="ce262"/>
          <table:table-cell table:style-name="ce246" office:value-type="string" calcext:value-type="string">
            <text:p></text:p>
          </table:table-cell>
          <table:table-cell table:style-name="ce290" table:formula="of:=IF([.G32]=&quot;-&quot;;&quot;-&quot;;&quot;&quot;)" office:value-type="string" office:string-value="-" calcext:value-type="string">
            <text:p>-</text:p>
          </table:table-cell>
          <table:table-cell table:style-name="ce293" table:formula="of:=&quot;------&quot;" office:value-type="string" office:string-value="------" calcext:value-type="string">
            <text:p>------</text:p>
          </table:table-cell>
          <table:table-cell table:style-name="ce232" table:number-columns-repeated="11"/>
          <table:table-cell table:style-name="ce310"/>
          <table:table-cell table:style-name="ce232" table:number-columns-repeated="11"/>
          <table:table-cell table:number-columns-repeated="993"/>
        </table:table-row>
        <table:table-row table:style-name="ro3">
          <table:table-cell table:style-name="ce238"/>
          <table:table-cell table:style-name="ce262"/>
          <table:table-cell table:style-name="ce230"/>
          <table:table-cell table:style-name="ce293" table:formula="of:=[.E33]" office:value-type="float" office:value="14" calcext:value-type="float">
            <text:p>14</text:p>
          </table:table-cell>
          <table:table-cell table:style-name="ce262"/>
          <table:table-cell table:style-name="ce238"/>
          <table:table-cell table:style-name="ce262"/>
          <table:table-cell table:style-name="ce293" table:formula="of:=[.H33]" office:value-type="float" office:value="28" calcext:value-type="float">
            <text:p>28</text:p>
          </table:table-cell>
          <table:table-cell table:style-name="ce232" table:number-columns-repeated="23"/>
          <table:table-cell table:number-columns-repeated="993"/>
        </table:table-row>
        <table:table-row table:style-name="ro3">
          <table:table-cell table:style-name="ce232" table:number-columns-repeated="31"/>
          <table:table-cell table:number-columns-repeated="993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232" table:number-columns-repeated="5"/>
          <table:table-cell table:number-columns-repeated="3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234" table:formula="of:=IF([.Y42]=-1;&quot;-&quot;;IF([.Y42]=1;&quot;&quot;;[.Y42])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IF([.Z42]&lt;0;&quot; - &quot;;&quot; + &quot;)" office:value-type="string" office:string-value=" - " calcext:value-type="string">
            <text:p><text:s/>- </text:p>
          </table:table-cell>
          <table:table-cell table:formula="of:=ABS([.Z42])" office:value-type="float" office:value="1" calcext:value-type="float">
            <text:p>1</text:p>
          </table:table-cell>
          <table:table-cell/>
          <table:table-cell table:style-name="ce232" table:number-columns-repeated="16"/>
          <table:table-cell/>
          <table:table-cell table:formula="of:=COM.MICROSOFT.CONCAT(IF([.Y42]=-1;&quot;-&quot;;IF([.Y42]=1;&quot;&quot;;[.Y42]));&quot; x&quot;;IF([.Z42]&lt;0;&quot; - &quot;;&quot; + &quot;);ABS([.Z42]))" office:value-type="string" office:string-value="4 x - 1" calcext:value-type="string">
            <text:p>4 x - 1</text:p>
          </table:table-cell>
          <table:table-cell/>
          <table:table-cell table:style-name="ce304" table:formula="of:=IF(RANDBETWEEN(0;1);-1;1)*RANDBETWEEN(1;6)" office:value-type="float" office:value="4" calcext:value-type="float">
            <text:p>4</text:p>
          </table:table-cell>
          <table:table-cell table:style-name="ce304" table:formula="of:=IF(RANDBETWEEN(0;1);-1;1)*RANDBETWEEN(1;6)" office:value-type="float" office:value="-1" calcext:value-type="float">
            <text:p>-1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232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303" office:value-type="string" calcext:value-type="string">
            <text:p>c</text:p>
          </table:table-cell>
          <table:table-cell table:style-name="ce303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234" table:formula="of:=IF([.Y44]=-1;&quot;-&quot;;IF([.Y44]=1;&quot;&quot;;[.Y44]))">
            <text:p/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/>
          <table:table-cell table:style-name="ce232" table:number-columns-repeated="12"/>
          <table:table-cell table:number-columns-repeated="5"/>
          <table:table-cell table:formula="of:=COM.MICROSOFT.CONCAT(IF([.Y44]=-1;&quot;-&quot;;IF([.Y44]=1;&quot;&quot;;[.Y44]));&quot; x&quot;;IF([.Z44]&lt;0;&quot; - &quot;;&quot; + &quot;);ABS([.Z44]))" office:value-type="string" office:string-value=" x + 5" calcext:value-type="string">
            <text:p><text:s/>x + 5</text:p>
          </table:table-cell>
          <table:table-cell/>
          <table:table-cell table:style-name="ce304" office:value-type="float" office:value="1" calcext:value-type="float">
            <text:p>1</text:p>
          </table:table-cell>
          <table:table-cell table:style-name="ce304" table:formula="of:=IF(RANDBETWEEN(0;1);-1;1)*RANDBETWEEN(1;6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232" table:number-columns-repeated="2"/>
          <table:table-cell table:number-columns-repeated="7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IF([.Y42]*[.Z44]&lt;0;&quot;+&quot;;&quot;-&quot;)" office:value-type="string" office:string-value="-" calcext:value-type="string">
            <text:p>-</text:p>
          </table:table-cell>
          <table:table-cell table:formula="of:=ABS([.Y42]*[.Z44])" office:value-type="float" office:value="20" calcext:value-type="float">
            <text:p>20</text:p>
          </table:table-cell>
          <table:table-cell table:formula="of:=IF([.Z42]&lt;0;&quot;-&quot;;&quot;+&quot;)" office:value-type="string" office:string-value="-" calcext:value-type="string">
            <text:p>-</text:p>
          </table:table-cell>
          <table:table-cell table:formula="of:=ABS([.Z42])" office:value-type="float" office:value="1" calcext:value-type="float">
            <text:p>1</text:p>
          </table:table-cell>
          <table:table-cell table:number-columns-repeated="3"/>
          <table:table-cell table:style-name="ce232" table:number-columns-repeated="2"/>
          <table:table-cell table:number-columns-repeated="8"/>
          <table:table-cell table:style-name="ce304" table:formula="of:=[.Y42]/[.Y44]" office:value-type="float" office:value="4" calcext:value-type="float">
            <text:p>4</text:p>
          </table:table-cell>
          <table:table-cell table:style-name="ce304" table:formula="of:=([.Z42]*[.Y44]-[.Y42]*[.Z44])/[.Y44]" office:value-type="float" office:value="-21" calcext:value-type="float">
            <text:p>-21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232"/>
          <table:table-cell table:number-columns-repeated="101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32"/>
          <table:table-cell table:number-columns-repeated="11"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58" office:value-type="string" calcext:value-type="string" table:number-columns-spanned="1" table:number-rows-spanned="2">
            <text:p>L1</text:p>
          </table:table-cell>
          <table:table-cell table:style-name="ce311" table:formula="of:=IF(ISBLANK([$'Fonction homographique niveau 1'.B8]);0;IF([$'Fonction homographique niveau 1'.B8]=[.B46];1;-0.5))" office:value-type="float" office:value="0" calcext:value-type="float">
            <text:p>0</text:p>
          </table:table-cell>
          <table:table-cell table:style-name="ce311" table:formula="of:=IF(ISBLANK([$'Fonction homographique niveau 1'.E8]);0;IF([$'Fonction homographique niveau 1'.E8]=[.E46];1;-0.5))" office:value-type="float" office:value="0" calcext:value-type="float">
            <text:p>0</text:p>
          </table:table-cell>
          <table:table-cell table:style-name="ce311" table:formula="of:=IF(ISBLANK([$'Fonction homographique niveau 1'.F8]);0;IF([$'Fonction homographique niveau 1'.F8]=[.F46];1;-0.5))" office:value-type="float" office:value="0" calcext:value-type="float">
            <text:p>0</text:p>
          </table:table-cell>
          <table:table-cell table:style-name="ce311" table:formula="of:=IF(ISBLANK([$'Fonction homographique niveau 1'.H8]);0;IF([$'Fonction homographique niveau 1'.H8]=[.H46];1;-0.5))" office:value-type="float" office:value="0" calcext:value-type="float">
            <text:p>0</text:p>
          </table:table-cell>
          <table:table-cell table:style-name="ce311" table:formula="of:=IF(ISBLANK([$'Fonction homographique niveau 1'.I8]);0;IF([$'Fonction homographique niveau 1'.I8]=[.I46];1;-0.5))" office:value-type="float" office:value="0" calcext:value-type="float">
            <text:p>0</text:p>
          </table:table-cell>
          <table:table-cell table:style-name="ce311" table:formula="of:=IF(ISBLANK([$'Fonction homographique niveau 1'.J8]);0;IF([$'Fonction homographique niveau 1'.J8]=[.J46];1;-0.5))" office:value-type="float" office:value="0" calcext:value-type="float">
            <text:p>0</text:p>
          </table:table-cell>
          <table:table-cell table:style-name="ce311" table:formula="of:=IF(ISBLANK([$'Fonction homographique niveau 1'.K8]);0;IF([$'Fonction homographique niveau 1'.K8]=[.K46];1;-0.5))" office:value-type="float" office:value="0" calcext:value-type="float">
            <text:p>0</text:p>
          </table:table-cell>
          <table:table-cell table:style-name="ce311" table:formula="of:=SUM([.W49:.AC49])" office:value-type="float" office:value="0" calcext:value-type="float">
            <text:p>0</text:p>
          </table:table-cell>
          <table:table-cell table:style-name="ce311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IF([.Z46]&lt;0;&quot;-&quot;;&quot;+&quot;)" office:value-type="string" office:string-value="-" calcext:value-type="string">
            <text:p>-</text:p>
          </table:table-cell>
          <table:table-cell table:formula="of:=ABS([.Z46])" office:value-type="float" office:value="21" calcext:value-type="float">
            <text:p>21</text:p>
          </table:table-cell>
          <table:table-cell table:number-columns-repeated="12"/>
          <table:covered-table-cell table:style-name="ce258"/>
          <table:table-cell table:style-name="ce311" table:formula="of:=IF(ISBLANK([$'Fonction homographique niveau 1'.F10]);0;IF([$'Fonction homographique niveau 1'.F10]=[.F48];1;-0.5))" office:value-type="float" office:value="0" calcext:value-type="float">
            <text:p>0</text:p>
          </table:table-cell>
          <table:table-cell table:style-name="ce311" table:formula="of:=IF(ISBLANK([$'Fonction homographique niveau 1'.G10]);0;IF([$'Fonction homographique niveau 1'.G10]=[.G48];1;-0.5))" office:value-type="float" office:value="0" calcext:value-type="float">
            <text:p>0</text:p>
          </table:table-cell>
          <table:table-cell table:style-name="ce311" table:number-columns-repeated="5"/>
          <table:table-cell table:style-name="ce311" table:formula="of:=SUM([.W50:.AC50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232"/>
          <table:table-cell table:number-columns-repeated="10"/>
          <table:table-cell table:style-name="ce304" office:value-type="string" calcext:value-type="string" table:number-columns-spanned="1" table:number-rows-spanned="2">
            <text:p>L2</text:p>
          </table:table-cell>
          <table:table-cell table:style-name="ce304" table:formula="of:=IF(ISBLANK([$'Fonction homographique niveau 1'.B12]);0;IF([$'Fonction homographique niveau 1'.B12]=[.B50];1;-0.5))" office:value-type="float" office:value="0" calcext:value-type="float">
            <text:p>0</text:p>
          </table:table-cell>
          <table:table-cell table:style-name="ce304" table:formula="of:=IF(ISBLANK([$'Fonction homographique niveau 1'.E12]);0;IF([$'Fonction homographique niveau 1'.E12]=[.E50];1;-0.5))" office:value-type="float" office:value="0" calcext:value-type="float">
            <text:p>0</text:p>
          </table:table-cell>
          <table:table-cell table:style-name="ce304" table:formula="of:=IF(ISBLANK([$'Fonction homographique niveau 1'.F12]);0;IF([$'Fonction homographique niveau 1'.F12]=[.F50];1;-0.5))" office:value-type="float" office:value="0" calcext:value-type="float">
            <text:p>0</text:p>
          </table:table-cell>
          <table:table-cell table:style-name="ce304" table:formula="of:=IF(ISBLANK([$'Fonction homographique niveau 1'.H12]);0;IF([$'Fonction homographique niveau 1'.H12]=[.H50];1;-0.5))" office:value-type="float" office:value="0" calcext:value-type="float">
            <text:p>0</text:p>
          </table:table-cell>
          <table:table-cell table:style-name="ce304" table:formula="of:=IF(ISBLANK([$'Fonction homographique niveau 1'.I12]);0;IF([$'Fonction homographique niveau 1'.I12]=[.I50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51:.AC51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32"/>
          <table:table-cell table:number-columns-repeated="10"/>
          <table:covered-table-cell table:style-name="ce304"/>
          <table:table-cell table:style-name="ce304" table:formula="of:=IF(ISBLANK([$'Fonction homographique niveau 1'.F14]);0;IF([$'Fonction homographique niveau 1'.F14]=[.F52];1;-0.5))" office:value-type="float" office:value="0" calcext:value-type="float">
            <text:p>0</text:p>
          </table:table-cell>
          <table:table-cell table:style-name="ce304" table:formula="of:=IF(ISBLANK([$'Fonction homographique niveau 1'.G14]);0;IF([$'Fonction homographique niveau 1'.G14]=[.G52];1;-0.5))" office:value-type="float" office:value="0" calcext:value-type="float">
            <text:p>0</text:p>
          </table:table-cell>
          <table:table-cell table:style-name="ce304" table:number-columns-repeated="5"/>
          <table:table-cell table:style-name="ce304" table:formula="of:=SUM([.W52:.AC5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58" office:value-type="string" calcext:value-type="string" table:number-columns-spanned="1" table:number-rows-spanned="3">
            <text:p>L3</text:p>
          </table:table-cell>
          <table:table-cell table:style-name="ce311" table:formula="of:=IF(ISBLANK([$'Fonction homographique niveau 1'.B16]);0;IF([$'Fonction homographique niveau 1'.B16]=[.B54];1;-0.5))" office:value-type="float" office:value="0" calcext:value-type="float">
            <text:p>0</text:p>
          </table:table-cell>
          <table:table-cell table:style-name="ce311" table:formula="of:=IF(ISBLANK([$'Fonction homographique niveau 1'.E16]);0;IF([$'Fonction homographique niveau 1'.E16]=[.E54];1;-0.5))" office:value-type="float" office:value="0" calcext:value-type="float">
            <text:p>0</text:p>
          </table:table-cell>
          <table:table-cell table:style-name="ce311" table:formula="of:=IF(ISBLANK([$'Fonction homographique niveau 1'.F16]);0;IF([$'Fonction homographique niveau 1'.F16]=[.F54];1;-0.5))" office:value-type="float" office:value="0" calcext:value-type="float">
            <text:p>0</text:p>
          </table:table-cell>
          <table:table-cell table:style-name="ce311" table:formula="of:=IF(ISBLANK([$'Fonction homographique niveau 1'.K16]);0;IF([$'Fonction homographique niveau 1'.K16]=[.J54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SUM([.W53:.AC53])" office:value-type="float" office:value="0" calcext:value-type="float">
            <text:p>0</text:p>
          </table:table-cell>
          <table:table-cell table:style-name="ce311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46])" office:value-type="float" office:value="21" calcext:value-type="float" table:number-columns-spanned="7" table:number-rows-spanned="1">
            <text:p>21</text:p>
          </table:table-cell>
          <table:covered-table-cell table:number-columns-repeated="6"/>
          <table:table-cell table:number-columns-repeated="5"/>
          <table:covered-table-cell table:style-name="ce312"/>
          <table:table-cell table:style-name="ce311" table:formula="of:=IF(ISBLANK([$'Fonction homographique niveau 1'.H17]);0;IF([$'Fonction homographique niveau 1'.H17]=[.I55];1;-0.5))" office:value-type="float" office:value="0" calcext:value-type="float">
            <text:p>0</text:p>
          </table:table-cell>
          <table:table-cell table:style-name="ce311" table:number-columns-repeated="6"/>
          <table:table-cell table:style-name="ce311" table:formula="of:=SUM([.W54:.AC54])" office:value-type="float" office:value="0" calcext:value-type="float">
            <text:p>0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46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312"/>
          <table:table-cell table:style-name="ce311" table:formula="of:=IF(ISBLANK([$'Fonction homographique niveau 1'.E18]);0;IF([$'Fonction homographique niveau 1'.E18]=[.E56];1;-0.5))" office:value-type="float" office:value="0" calcext:value-type="float">
            <text:p>0</text:p>
          </table:table-cell>
          <table:table-cell table:style-name="ce311" table:formula="of:=IF(ISBLANK([$'Fonction homographique niveau 1'.F18]);0;IF([$'Fonction homographique niveau 1'.F18]=[.F56];1;-0.5))" office:value-type="float" office:value="0" calcext:value-type="float">
            <text:p>0</text:p>
          </table:table-cell>
          <table:table-cell table:style-name="ce311" table:formula="of:=IF(ISBLANK([$'Fonction homographique niveau 1'.K18]);0;IF([$'Fonction homographique niveau 1'.K18]=[.M56];1;-0.5))" office:value-type="float" office:value="0" calcext:value-type="float">
            <text:p>0</text:p>
          </table:table-cell>
          <table:table-cell table:style-name="ce311" table:formula="of:=IF(ISBLANK([$'Fonction homographique niveau 1'.L18]);0;IF([$'Fonction homographique niveau 1'.L18]=[.N56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SUM([.W55:.AC55])" office:value-type="float" office:value="0" calcext:value-type="float">
            <text:p>0</text:p>
          </table:table-cell>
          <table:table-cell table:style-name="ce311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232"/>
          <table:table-cell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304" office:value-type="string" calcext:value-type="string" table:number-columns-spanned="1" table:number-rows-spanned="3">
            <text:p>L3</text:p>
          </table:table-cell>
          <table:table-cell table:style-name="ce316" table:formula="of:=IF(ISBLANK([$'Fonction homographique niveau 1'.F20]);0;IF([$'Fonction homographique niveau 1'.F20]=[.D58];1;-0.5))" office:value-type="float" office:value="0" calcext:value-type="float">
            <text:p>0</text:p>
          </table:table-cell>
          <table:table-cell table:style-name="ce304" table:number-columns-repeated="6"/>
          <table:table-cell table:style-name="ce304" table:formula="of:=SUM([.W56:.AC56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316" table:formula="of:=IF(ISBLANK([$'Fonction homographique niveau 1'.B21]);0;IF([$'Fonction homographique niveau 1'.B21]=[.B59];1;-0.5))" office:value-type="float" office:value="0" calcext:value-type="float">
            <text:p>0</text:p>
          </table:table-cell>
          <table:table-cell table:style-name="ce316" table:formula="of:=IF(ISBLANK([$'Fonction homographique niveau 1'.C21]);0;IF([$'Fonction homographique niveau 1'.C21]=[.C59];1;-0.5))" office:value-type="float" office:value="0" calcext:value-type="float">
            <text:p>0</text:p>
          </table:table-cell>
          <table:table-cell table:style-name="ce316"/>
          <table:table-cell table:style-name="ce304" table:number-columns-repeated="4"/>
          <table:table-cell table:style-name="ce304" table:formula="of:=SUM([.W57:.AC57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46])" office:value-type="float" office:value="21" calcext:value-type="float" table:number-columns-spanned="5" table:number-rows-spanned="1">
            <text:p>21</text:p>
          </table:table-cell>
          <table:covered-table-cell table:number-columns-repeated="4"/>
          <table:table-cell table:number-columns-repeated="13"/>
          <table:covered-table-cell/>
          <table:table-cell table:style-name="ce316" table:formula="of:=IF(ISBLANK([$'Fonction homographique niveau 1'.F22]);0;IF([$'Fonction homographique niveau 1'.F22]=[.F60];1;-0.5))" office:value-type="float" office:value="0" calcext:value-type="float">
            <text:p>0</text:p>
          </table:table-cell>
          <table:table-cell table:style-name="ce316" table:formula="of:=IF(ISBLANK([$'Fonction homographique niveau 1'.G22]);0;IF([$'Fonction homographique niveau 1'.G22]=[.G60];1;-0.5))" office:value-type="float" office:value="0" calcext:value-type="float">
            <text:p>0</text:p>
          </table:table-cell>
          <table:table-cell table:style-name="ce304" table:number-columns-repeated="5"/>
          <table:table-cell table:style-name="ce304" table:formula="of:=SUM([.W58:.AC58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46]" office:value-type="float" office:value="4" calcext:value-type="float">
            <text:p>4</text:p>
          </table:table-cell>
          <table:table-cell table:formula="of:=IF([.Z46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311" office:value-type="string" calcext:value-type="string">
            <text:p>L4</text:p>
          </table:table-cell>
          <table:table-cell table:style-name="ce311" table:formula="of:=IF(ISBLANK([$'Fonction homographique niveau 1'.C24]);0;IF([$'Fonction homographique niveau 1'.C24]=[.Y46];1;-0.5))" office:value-type="float" office:value="0" calcext:value-type="float">
            <text:p>0</text:p>
          </table:table-cell>
          <table:table-cell table:style-name="ce311" table:formula="of:=IF(ISBLANK([$'Fonction homographique niveau 1'.F24]);0;IF([$'Fonction homographique niveau 1'.F24]=[.Z46];1;-0.5))" office:value-type="float" office:value="0" calcext:value-type="float">
            <text:p>0</text:p>
          </table:table-cell>
          <table:table-cell table:style-name="ce311" table:number-columns-repeated="5"/>
          <table:table-cell table:style-name="ce311" table:formula="of:=SUM([.W59:.AC59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/>
          <table:table-cell table:number-columns-repeated="2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+" calcext:value-type="string">
            <text:p>+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306" table:number-columns-repeated="7"/>
          <table:table-cell table:style-name="ce329" office:value-type="string" calcext:value-type="string">
            <text:p>Note</text:p>
          </table:table-cell>
          <table:table-cell table:style-name="ce329" table:formula="of:=IF(20*SUM([.AD49:.AD59])/SUM([.AE49:.AE59])&lt;0;0;20*SUM([.AD49:.AD59])/SUM([.AE49:.AE59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232" table:number-columns-repeated="5"/>
          <table:table-cell table:number-columns-repeated="3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234" table:formula="of:=IF([.Y65]=-1;&quot;-&quot;;IF([.Y65]=1;&quot;&quot;;[.Y65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Z65]&lt;0;&quot; - &quot;;&quot; + &quot;)" office:value-type="string" office:string-value=" + " calcext:value-type="string">
            <text:p><text:s/>+ </text:p>
          </table:table-cell>
          <table:table-cell table:formula="of:=ABS([.Z65])" office:value-type="float" office:value="3" calcext:value-type="float">
            <text:p>3</text:p>
          </table:table-cell>
          <table:table-cell/>
          <table:table-cell table:style-name="ce232" table:number-columns-repeated="16"/>
          <table:table-cell/>
          <table:table-cell table:formula="of:=COM.MICROSOFT.CONCAT(IF([.Y65]=-1;&quot;-&quot;;IF([.Y65]=1;&quot;&quot;;[.Y65]));&quot; x&quot;;IF([.Z65]&lt;0;&quot; - &quot;;&quot; + &quot;);ABS([.Z65]))" office:value-type="string" office:string-value="2 x + 3" calcext:value-type="string">
            <text:p>2 x + 3</text:p>
          </table:table-cell>
          <table:table-cell/>
          <table:table-cell table:style-name="ce304" table:formula="of:=INDEX([.AQ2:.AQ26];[.BA2])" office:value-type="float" office:value="2" calcext:value-type="float">
            <text:p>2</text:p>
          </table:table-cell>
          <table:table-cell table:style-name="ce304" table:formula="of:=INDEX([.AR2:.AR26];[.BA2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232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303" office:value-type="string" calcext:value-type="string">
            <text:p>c</text:p>
          </table:table-cell>
          <table:table-cell table:style-name="ce303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234"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3" calcext:value-type="float">
            <text:p>3</text:p>
          </table:table-cell>
          <table:table-cell/>
          <table:table-cell table:style-name="ce232" table:number-columns-repeated="12"/>
          <table:table-cell table:number-columns-repeated="5"/>
          <table:table-cell table:formula="of:=COM.MICROSOFT.CONCAT(IF([.Y67]=-1;&quot;-&quot;;IF([.Y67]=1;&quot;&quot;;[.Y67]));&quot; x&quot;;IF([.Z67]&lt;0;&quot; - &quot;;&quot; + &quot;);ABS([.Z67]))" office:value-type="string" office:string-value="5 x - 3" calcext:value-type="string">
            <text:p>5 x - 3</text:p>
          </table:table-cell>
          <table:table-cell/>
          <table:table-cell table:style-name="ce304" table:formula="of:=INDEX([.AS2:.AS26];[.BA2])" office:value-type="float" office:value="5" calcext:value-type="float">
            <text:p>5</text:p>
          </table:table-cell>
          <table:table-cell table:style-name="ce304" table:formula="of:=INDEX([.AT2:.AT26];[.BA2])" office:value-type="float" office:value="-3" calcext:value-type="float">
            <text:p>-3</text:p>
          </table:table-cell>
          <table:table-cell table:number-columns-repeated="998"/>
        </table:table-row>
        <table:table-row table:style-name="ro3">
          <table:table-cell table:style-name="ce234"/>
          <table:table-cell table:number-columns-repeated="4"/>
          <table:table-cell table:style-name="ce232" table:number-columns-repeated="12"/>
          <table:table-cell table:number-columns-repeated="7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65]" office:value-type="float" office:value="2" calcext:value-type="float">
            <text:p>2</text:p>
          </table:table-cell>
          <table:table-cell table:number-columns-repeated="3"/>
          <table:table-cell table:style-name="ce232" table:number-columns-repeated="4"/>
          <table:table-cell table:style-name="ce292" table:formula="of:=ABS([.Y65]*[.Z67])" office:value-type="float" office:value="6" calcext:value-type="float">
            <text:p>6</text:p>
          </table:table-cell>
          <table:table-cell table:style-name="ce232" table:number-columns-repeated="7"/>
          <table:table-cell table:number-columns-repeated="7"/>
          <table:table-cell table:style-name="ce326" table:formula="of:=[.Y65]/[.Y67]" office:value-type="float" office:value="0.4" calcext:value-type="float">
            <text:p>2/5 <text:s text:c="3"/></text:p>
          </table:table-cell>
          <table:table-cell table:style-name="ce326" table:formula="of:=([.Z65]*[.Y67]-[.Y65]*[.Z67])/[.Y67]" office:value-type="float" office:value="4.2" calcext:value-type="float">
            <text:p>21/5 <text:s text:c="3"/>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Y65]*[.Z67]&lt;0;&quot;+&quot;;&quot;-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formula="of:=IF([.Z65]&lt;0;&quot;-&quot;;&quot;+&quot;)" office:value-type="string" office:string-value="+" calcext:value-type="string">
            <text:p>+</text:p>
          </table:table-cell>
          <table:table-cell table:formula="of:=ABS([.Z65])" office:value-type="float" office:value="3" calcext:value-type="float">
            <text:p>3</text:p>
          </table:table-cell>
          <table:table-cell table:number-columns-repeated="3"/>
          <table:table-cell table:style-name="ce232" table:number-columns-repeated="2"/>
          <table:table-cell table:number-columns-repeated="1007"/>
        </table:table-row>
        <table:table-row table:style-name="ro3">
          <table:table-cell/>
          <table:table-cell table:style-name="ce234" table:formula="of:=[.Y67]" office:value-type="float" office:value="5" calcext:value-type="float">
            <text:p>5</text:p>
          </table:table-cell>
          <table:table-cell table:number-columns-repeated="7"/>
          <table:table-cell table:formula="of:=[.Y67]" office:value-type="float" office:value="5" calcext:value-type="float">
            <text:p>5</text:p>
          </table:table-cell>
          <table:table-cell table:number-columns-repeated="4"/>
          <table:table-cell table:style-name="ce232" table:number-columns-repeated="2"/>
          <table:table-cell table:number-columns-repeated="6"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232"/>
          <table:covered-table-cell/>
          <table:table-cell table:number-columns-repeated="9"/>
          <table:table-cell table:style-name="ce258" office:value-type="string" calcext:value-type="string" table:number-columns-spanned="1" table:number-rows-spanned="4">
            <text:p>L1</text:p>
          </table:table-cell>
          <table:table-cell table:style-name="ce311" table:formula="of:=IF(ISBLANK([$'Fonction homographique niveau 2'.B7]);0;IF([$'Fonction homographique niveau 2'.B7]=[.B69];1;-0.5))" office:value-type="float" office:value="-0.5" calcext:value-type="float">
            <text:p>-0,5</text:p>
          </table:table-cell>
          <table:table-cell table:style-name="ce311" table:number-columns-repeated="3"/>
          <table:table-cell table:style-name="ce311" table:formula="of:=IF(ISBLANK([$'Fonction homographique niveau 2'.J7]);0;IF([$'Fonction homographique niveau 2'.J7]=[.J69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SUM([.W72:.AC72])" office:value-type="float" office:value="-0.5" calcext:value-type="float">
            <text:p>-0,5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/>
          <table:table-cell table:style-name="ce232"/>
          <table:table-cell table:number-columns-repeated="10"/>
          <table:covered-table-cell table:style-name="ce258"/>
          <table:table-cell table:style-name="ce311"/>
          <table:table-cell table:style-name="ce311" table:formula="of:=IF(ISBLANK([$'Fonction homographique niveau 2'.D8]);0;IF([$'Fonction homographique niveau 2'.D8]=[.D70];1;-0.5))" office:value-type="float" office:value="0" calcext:value-type="float">
            <text:p>0</text:p>
          </table:table-cell>
          <table:table-cell table:style-name="ce311" table:formula="of:=IF(ISBLANK([$'Fonction homographique niveau 2'.F8]);0;IF([$'Fonction homographique niveau 2'.F8]=[.F70];1;-0.5))" office:value-type="float" office:value="0" calcext:value-type="float">
            <text:p>0</text:p>
          </table:table-cell>
          <table:table-cell table:style-name="ce311" table:formula="of:=IF(ISBLANK([$'Fonction homographique niveau 2'.G8]);0;IF([$'Fonction homographique niveau 2'.G8]=[.G70];1;-0.5))" office:value-type="float" office:value="0" calcext:value-type="float">
            <text:p>0</text:p>
          </table:table-cell>
          <table:table-cell table:style-name="ce311" table:formula="of:=IF(ISBLANK([$'Fonction homographique niveau 2'.I8]);0;IF([$'Fonction homographique niveau 2'.I8]=[.I70];1;-0.5))" office:value-type="float" office:value="0" calcext:value-type="float">
            <text:p>0</text:p>
          </table:table-cell>
          <table:table-cell table:style-name="ce311" table:formula="of:=IF(ISBLANK([$'Fonction homographique niveau 2'.K8]);0;IF([$'Fonction homographique niveau 2'.K8]=[.K70];1;-0.5))" office:value-type="float" office:value="0" calcext:value-type="float">
            <text:p>0</text:p>
          </table:table-cell>
          <table:table-cell table:style-name="ce311" table:formula="of:=IF(ISBLANK([$'Fonction homographique niveau 2'.L8]);0;IF([$'Fonction homographique niveau 2'.L8]=[.L70];1;-0.5))" office:value-type="float" office:value="0" calcext:value-type="float">
            <text:p>0</text:p>
          </table:table-cell>
          <table:table-cell table:style-name="ce311" table:formula="of:=SUM([.W73:.AC73])" office:value-type="float" office:value="0" calcext:value-type="float">
            <text:p>0</text:p>
          </table:table-cell>
          <table:table-cell table:style-name="ce311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/>
          <table:table-cell table:number-columns-repeated="6"/>
          <table:table-cell table:style-name="ce232"/>
          <table:table-cell table:number-columns-repeated="10"/>
          <table:covered-table-cell table:style-name="ce230"/>
          <table:table-cell table:style-name="ce311" table:formula="of:=IF(ISBLANK([$'Fonction homographique niveau 2'.B9]);0;IF([$'Fonction homographique niveau 2'.B9]=[.B71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IF(ISBLANK([$'Fonction homographique niveau 2'.J9]);0;IF([$'Fonction homographique niveau 2'.J9]=[.J71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SUM([.W74:.AC74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65]" office:value-type="float" office:value="2" calcext:value-type="float">
            <text:p>2</text:p>
          </table:table-cell>
          <table:table-cell table:number-columns-repeated="3"/>
          <table:table-cell table:style-name="ce232" table:number-columns-repeated="4"/>
          <table:table-cell table:style-name="ce292" table:formula="of:=ABS(-[.Y65]*[.Z67]+[.Z65]*[.Y67])" office:value-type="float" office:value="21" calcext:value-type="float">
            <text:p>21</text:p>
          </table:table-cell>
          <table:table-cell table:style-name="ce232" table:number-columns-repeated="2"/>
          <table:table-cell table:number-columns-repeated="9"/>
          <table:covered-table-cell table:style-name="ce230"/>
          <table:table-cell table:style-name="ce311" table:number-columns-repeated="2"/>
          <table:table-cell table:style-name="ce311" table:formula="of:=IF(ISBLANK([$'Fonction homographique niveau 2'.E11]);0;IF([$'Fonction homographique niveau 2'.E11]=[.E73];1;-0.5))" office:value-type="float" office:value="0" calcext:value-type="float">
            <text:p>0</text:p>
          </table:table-cell>
          <table:table-cell table:style-name="ce311"/>
          <table:table-cell table:style-name="ce311" table:formula="of:=IF(ISBLANK([$'Fonction homographique niveau 2'.G11]);0;IF([$'Fonction homographique niveau 2'.G11]=[.G73];1;-0.5))" office:value-type="float" office:value="0" calcext:value-type="float">
            <text:p>0</text:p>
          </table:table-cell>
          <table:table-cell table:style-name="ce311" table:formula="of:=IF(ISBLANK([$'Fonction homographique niveau 2'.H11]);0;IF([$'Fonction homographique niveau 2'.H11]=[.H73];1;-0.5))" office:value-type="float" office:value="0" calcext:value-type="float">
            <text:p>0</text:p>
          </table:table-cell>
          <table:table-cell table:style-name="ce311"/>
          <table:table-cell table:style-name="ce311" table:formula="of:=SUM([.W75:.AC75])" office:value-type="float" office:value="0" calcext:value-type="float">
            <text:p>0</text:p>
          </table:table-cell>
          <table:table-cell table:style-name="ce311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304" office:value-type="string" calcext:value-type="string" table:number-columns-spanned="1" table:number-rows-spanned="4">
            <text:p>L2</text:p>
          </table:table-cell>
          <table:table-cell table:style-name="ce304" table:formula="of:=IF(ISBLANK([$'Fonction homographique niveau 2'.B13]);0;IF([$'Fonction homographique niveau 2'.B13]=[.B75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IF(ISBLANK([$'Fonction homographique niveau 2'.J13]);0;IF([$'Fonction homographique niveau 2'.J13]=[.J75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76:.AC76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[.Y67]" office:value-type="float" office:value="5" calcext:value-type="float">
            <text:p>5</text:p>
          </table:table-cell>
          <table:table-cell table:number-columns-repeated="7"/>
          <table:table-cell table:formula="of:=[.Y67]" office:value-type="float" office:value="5" calcext:value-type="float">
            <text:p>5</text:p>
          </table:table-cell>
          <table:table-cell table:number-columns-repeated="11"/>
          <table:covered-table-cell table:style-name="ce304"/>
          <table:table-cell table:style-name="ce304"/>
          <table:table-cell table:style-name="ce304" table:formula="of:=IF(ISBLANK([$'Fonction homographique niveau 2'.D14]);0;IF([$'Fonction homographique niveau 2'.D14]=[.D76];1;-0.5))" office:value-type="float" office:value="0" calcext:value-type="float">
            <text:p>0</text:p>
          </table:table-cell>
          <table:table-cell table:style-name="ce304" table:formula="of:=IF(ISBLANK([$'Fonction homographique niveau 2'.F14]);0;IF([$'Fonction homographique niveau 2'.F14]=[.F76];1;-0.5))" office:value-type="float" office:value="0" calcext:value-type="float">
            <text:p>0</text:p>
          </table:table-cell>
          <table:table-cell table:style-name="ce304" table:formula="of:=IF(ISBLANK([$'Fonction homographique niveau 2'.G14]);0;IF([$'Fonction homographique niveau 2'.G14]=[.G76];1;-0.5))" office:value-type="float" office:value="0" calcext:value-type="float">
            <text:p>0</text:p>
          </table:table-cell>
          <table:table-cell table:style-name="ce304" table:formula="of:=IF(ISBLANK([$'Fonction homographique niveau 2'.I14]);0;IF([$'Fonction homographique niveau 2'.I14]=[.I76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77:.AC77])" office:value-type="float" office:value="0" calcext:value-type="float">
            <text:p>0</text:p>
          </table:table-cell>
          <table:table-cell table:style-name="ce304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232"/>
          <table:table-cell table:number-columns-repeated="10"/>
          <table:covered-table-cell table:style-name="ce230"/>
          <table:table-cell table:style-name="ce304" table:formula="of:=IF(ISBLANK([$'Fonction homographique niveau 2'.B15]);0;IF([$'Fonction homographique niveau 2'.B15]=[.B77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IF(ISBLANK([$'Fonction homographique niveau 2'.J15]);0;IF([$'Fonction homographique niveau 2'.J15]=[.J77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78:.AC78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/>
          <table:table-cell table:style-name="ce232"/>
          <table:table-cell table:number-columns-repeated="10"/>
          <table:covered-table-cell table:style-name="ce230"/>
          <table:table-cell table:style-name="ce304" table:number-columns-repeated="2"/>
          <table:table-cell table:style-name="ce304" table:formula="of:=IF(ISBLANK([$'Fonction homographique niveau 2'.E17]);0;IF([$'Fonction homographique niveau 2'.E17]=[.E79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Fonction homographique niveau 2'.G17]);0;IF([$'Fonction homographique niveau 2'.G17]=[.G79];1;-0.5))" office:value-type="float" office:value="0" calcext:value-type="float">
            <text:p>0</text:p>
          </table:table-cell>
          <table:table-cell table:style-name="ce304" table:formula="of:=IF(ISBLANK([$'Fonction homographique niveau 2'.H17]);0;IF([$'Fonction homographique niveau 2'.H17]=[.H79];1;-0.5))" office:value-type="float" office:value="0" calcext:value-type="float">
            <text:p>0</text:p>
          </table:table-cell>
          <table:table-cell table:style-name="ce304"/>
          <table:table-cell table:style-name="ce304" table:formula="of:=SUM([.W79:.AC79])" office:value-type="float" office:value="0" calcext:value-type="float">
            <text:p>0</text:p>
          </table:table-cell>
          <table:table-cell table:style-name="ce30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30" table:number-columns-repeated="2"/>
          <table:table-cell table:style-name="ce232"/>
          <table:table-cell table:number-columns-repeated="16"/>
          <table:table-cell table:style-name="ce258" office:value-type="string" calcext:value-type="string" table:number-columns-spanned="1" table:number-rows-spanned="3">
            <text:p>L3</text:p>
          </table:table-cell>
          <table:table-cell table:style-name="ce311"/>
          <table:table-cell table:style-name="ce311" table:formula="of:=IF(ISBLANK([$'Fonction homographique niveau 2'.C19]);0;IF([$'Fonction homographique niveau 2'.C19]=[.C81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IF(ISBLANK([$'Fonction homographique niveau 2'.H19]);0;IF([$'Fonction homographique niveau 2'.H19]=[.H81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SUM([.W80:.AC80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2" calcext:value-type="float">
            <text:p>2</text:p>
          </table:table-cell>
          <table:table-cell table:style-name="ce230" table:number-columns-repeated="2"/>
          <table:table-cell table:number-columns-repeated="2"/>
          <table:table-cell table:formula="of:=ABS(-[.Y65]*[.Z67]+[.Z65]*[.Y67])" office:value-type="float" office:value="21" calcext:value-type="float">
            <text:p>21</text:p>
          </table:table-cell>
          <table:table-cell table:number-columns-repeated="13"/>
          <table:covered-table-cell table:style-name="ce312"/>
          <table:table-cell table:style-name="ce317" table:formula="of:=IF([$'Fonction homographique niveau 2'.B20]=[.B82];1;-0.5)" office:value-type="float" office:value="1" calcext:value-type="float">
            <text:p>1</text:p>
          </table:table-cell>
          <table:table-cell table:style-name="ce311"/>
          <table:table-cell table:style-name="ce311" table:formula="of:=IF(ISBLANK([$'Fonction homographique niveau 2'.D20]);0;IF([$'Fonction homographique niveau 2'.D20]=[.D82];1;-0.5))" office:value-type="float" office:value="0" calcext:value-type="float">
            <text:p>0</text:p>
          </table:table-cell>
          <table:table-cell table:style-name="ce311" table:number-columns-repeated="4"/>
          <table:table-cell table:style-name="ce311" table:formula="of:=SUM([.W81:.AC81])" office:value-type="float" office:value="1" calcext:value-type="float">
            <text:p>1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IF([.Y65]&lt;0;&quot;-&quot;;&quot;&quot;)">
            <text:p/>
          </table:table-cell>
          <table:table-cell office:value-type="string" calcext:value-type="string">
            <text:p>----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230"/>
          <table:table-cell table:style-name="ce232"/>
          <table:table-cell table:number-columns-repeated="9"/>
          <table:covered-table-cell table:style-name="ce312"/>
          <table:table-cell table:style-name="ce311"/>
          <table:table-cell table:style-name="ce311" table:formula="of:=IF(ISBLANK([$'Fonction homographique niveau 2'.C21]);0;IF([$'Fonction homographique niveau 2'.C21]=[.C83];1;-0.5))" office:value-type="float" office:value="0" calcext:value-type="float">
            <text:p>0</text:p>
          </table:table-cell>
          <table:table-cell table:style-name="ce311"/>
          <table:table-cell table:style-name="ce311" table:formula="of:=IF(ISBLANK([$'Fonction homographique niveau 2'.E21]);0;IF([$'Fonction homographique niveau 2'.E21]=[.E83];1;-0.5))" office:value-type="float" office:value="0" calcext:value-type="float">
            <text:p>0</text:p>
          </table:table-cell>
          <table:table-cell table:style-name="ce311" table:formula="of:=IF(ISBLANK([$'Fonction homographique niveau 2'.G21]);0;IF([$'Fonction homographique niveau 2'.G21]=[.G83];1;-0.5))" office:value-type="float" office:value="0" calcext:value-type="float">
            <text:p>0</text:p>
          </table:table-cell>
          <table:table-cell table:style-name="ce311" table:formula="of:=IF(ISBLANK([$'Fonction homographique niveau 2'.I21]);0;IF([$'Fonction homographique niveau 2'.I21]=[.I83];1;-0.5))" office:value-type="float" office:value="0" calcext:value-type="float">
            <text:p>0</text:p>
          </table:table-cell>
          <table:table-cell table:style-name="ce311" table:formula="of:=IF(ISBLANK([$'Fonction homographique niveau 2'.J21]);0;IF([$'Fonction homographique niveau 2'.J21]=[.J83];1;-0.5))" office:value-type="float" office:value="0" calcext:value-type="float">
            <text:p>0</text:p>
          </table:table-cell>
          <table:table-cell table:style-name="ce311" table:formula="of:=SUM([.W82:.AC82])" office:value-type="float" office:value="0" calcext:value-type="float">
            <text:p>0</text:p>
          </table:table-cell>
          <table:table-cell table:style-name="ce311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34" table:formula="of:=[.Y67]" office:value-type="float" office:value="5" calcext:value-type="float">
            <text:p>5</text:p>
          </table:table-cell>
          <table:table-cell table:style-name="ce234"/>
          <table:table-cell table:formula="of:=[.Y67]" office:value-type="float" office:value="5" calcext:value-type="float">
            <text:p>5</text:p>
          </table:table-cell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304" office:value-type="string" calcext:value-type="string" table:number-columns-spanned="1" table:number-rows-spanned="3">
            <text:p>L4</text:p>
          </table:table-cell>
          <table:table-cell table:style-name="ce316"/>
          <table:table-cell table:style-name="ce316" table:formula="of:=IF(ISBLANK([$'Fonction homographique niveau 2'.D23]);0;IF([$'Fonction homographique niveau 2'.D23]=[.C85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16" table:formula="of:=IF(ISBLANK([$'Fonction homographique niveau 2'.H23]);0;IF([$'Fonction homographique niveau 2'.H23]=[.G85];1;-0.5))" office:value-type="float" office:value="0" calcext:value-type="float">
            <text:p>0</text:p>
          </table:table-cell>
          <table:table-cell table:style-name="ce304"/>
          <table:table-cell table:style-name="ce304" table:formula="of:=SUM([.W83:.AC83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234"/>
          <table:table-cell table:number-columns-repeated="6"/>
          <table:table-cell table:style-name="ce232"/>
          <table:table-cell table:number-columns-repeated="9"/>
          <table:covered-table-cell/>
          <table:table-cell table:style-name="ce316" table:formula="of:=IF([$'Fonction homographique niveau 2'.C24]=[.B86];1;-0.5)" office:value-type="float" office:value="1" calcext:value-type="float">
            <text:p>1</text:p>
          </table:table-cell>
          <table:table-cell table:style-name="ce316" table:number-columns-repeated="2"/>
          <table:table-cell table:style-name="ce304"/>
          <table:table-cell table:style-name="ce316" table:formula="of:=IF([$'Fonction homographique niveau 2'.G24]=[.F86];1;-0.5)" office:value-type="float" office:value="1" calcext:value-type="float">
            <text:p>1</text:p>
          </table:table-cell>
          <table:table-cell table:style-name="ce304" table:number-columns-repeated="2"/>
          <table:table-cell table:style-name="ce304" table:formula="of:=SUM([.W84:.AC84])" office:value-type="float" office:value="2" calcext:value-type="float">
            <text:p>2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2" calcext:value-type="float">
            <text:p>2</text:p>
          </table:table-cell>
          <table:table-cell/>
          <table:table-cell table:style-name="ce234"/>
          <table:table-cell/>
          <table:table-cell table:formula="of:=ABS(-[.Y65]*[.Z67]+[.Z65]*[.Y67])" office:value-type="float" office:value="21" calcext:value-type="float">
            <text:p>21</text:p>
          </table:table-cell>
          <table:table-cell table:number-columns-repeated="4"/>
          <table:table-cell table:style-name="ce232"/>
          <table:table-cell table:number-columns-repeated="9"/>
          <table:covered-table-cell/>
          <table:table-cell table:style-name="ce316"/>
          <table:table-cell table:style-name="ce316" table:formula="of:=IF(ISBLANK([$'Fonction homographique niveau 2'.D25]);0;IF([$'Fonction homographique niveau 2'.D25]=[.C87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16" table:formula="of:=IF(ISBLANK([$'Fonction homographique niveau 2'.H25]);0;IF([$'Fonction homographique niveau 2'.H25]=[.G87];1;-0.5))" office:value-type="float" office:value="0" calcext:value-type="float">
            <text:p>0</text:p>
          </table:table-cell>
          <table:table-cell table:style-name="ce304"/>
          <table:table-cell table:style-name="ce304" table:formula="of:=SUM([.W85:.AC85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47" office:value-type="string" calcext:value-type="string">
            <text:p>A =</text:p>
          </table:table-cell>
          <table:table-cell table:formula="of:=IF([.Y65]&lt;0;&quot;-&quot;;&quot;&quot;)">
            <text:p/>
          </table:table-cell>
          <table:table-cell office:value-type="string" calcext:value-type="string">
            <text:p>----</text:p>
          </table:table-cell>
          <table:table-cell table:style-name="ce230"/>
          <table:table-cell table:style-name="ce295" office:value-type="string" calcext:value-type="string">
            <text:p><text:span text:style-name="T7">B</text:span><text:span text:style-name="T8"> =</text:span></text:p>
          </table:table-cell>
          <table:table-cell table:formula="of:=IF(-[.Y65]*[.Z67]+[.Z65]*[.Y67]&lt;0;&quot;-&quot;;&quot;&quot;)">
            <text:p/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329" office:value-type="string" calcext:value-type="string">
            <text:p>Note</text:p>
          </table:table-cell>
          <table:table-cell table:style-name="ce329" table:formula="of:=IF(20*SUM([.AD72:.AD85])/SUM([.AE72:.AE85])&lt;0;0;20*SUM([.AD72:.AD85])/SUM([.AE72:.AE85]))" office:value-type="float" office:value="1.28205128205128" calcext:value-type="float">
            <text:p>1,28205128205128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34" table:formula="of:=[.Y67]" office:value-type="float" office:value="5" calcext:value-type="float">
            <text:p>5</text:p>
          </table:table-cell>
          <table:table-cell table:number-columns-repeated="3"/>
          <table:table-cell table:style-name="ce234" table:formula="of:=[.Y67]" office:value-type="float" office:value="5" calcext:value-type="float">
            <text:p>5</text:p>
          </table:table-cell>
          <table:table-cell table:number-columns-repeated="1017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5:32:39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01-25T15:33:38.473000000</dc:date>
    <meta:editing-duration>PT11H46M15S</meta:editing-duration>
    <meta:editing-cycles>177</meta:editing-cycles>
    <meta:generator>LibreOffice/5.4.5.1$Windows_x86 LibreOffice_project/79c9829dd5d8054ec39a82dc51cd9eff340dbee8</meta:generator>
    <meta:document-statistic meta:table-count="6" meta:cell-count="1626" meta:object-count="18"/>
  </office:meta>
</office:document-meta>
</file>